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12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2.75cm" fo:min-width="1.5cm" fo:padding-top="0.152cm" fo:padding-bottom="0.152cm" fo:padding-left="0.277cm" fo:padding-right="0.277cm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19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2.696cm" fo:min-width="1.446cm" fo:padding-top="0.152cm" fo:padding-bottom="0.152cm" fo:padding-left="0.277cm" fo:padding-right="0.277cm"/>
    </style:style>
    <style:style style:name="gr7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0.821cm" fo:min-width="0.071cm" fo:padding-top="0.152cm" fo:padding-bottom="0.152cm" fo:padding-left="0.277cm" fo:padding-right="0.277cm"/>
    </style:style>
    <style:style style:name="gr8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4.653cm" fo:min-width="2.56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1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0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2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2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37cm"/>
      <style:paragraph-properties style:writing-mode="lr-tb"/>
    </style:style>
    <style:style style:name="gr15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61cm" fo:min-width="0.637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09cm" fo:min-width="1.313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3.696cm" fo:min-width="2.508cm" fo:padding-top="0.152cm" fo:padding-bottom="0.152cm" fo:padding-left="0.277cm" fo:padding-right="0.277cm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5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9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9cm"/>
      <style:paragraph-properties style:writing-mode="lr-tb"/>
    </style:style>
    <style:style style:name="gr21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655cm" fo:min-width="1.842cm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30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2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0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24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809cm"/>
      <style:paragraph-properties style:writing-mode="lr-tb"/>
    </style:style>
    <style:style style:name="gr28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09cm" fo:min-width="0.585cm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43cm"/>
      <style:paragraph-properties style:writing-mode="lr-tb"/>
    </style:style>
    <style:style style:name="gr30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3.861cm" fo:min-width="1.446cm" fo:padding-top="0.152cm" fo:padding-bottom="0.152cm" fo:padding-left="0.277cm" fo:padding-right="0.277cm"/>
    </style:style>
    <style:style style:name="gr3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2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5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539cm"/>
      <style:paragraph-properties style:writing-mode="lr-tb"/>
    </style:style>
    <style:style style:name="gr34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33cm" fo:min-width="1.423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33cm" fo:min-width="0.999cm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7" style:family="graphic" style:parent-style-name="objectwithoutfill">
      <style:graphic-properties svg:stroke-width="0.018cm" svg:stroke-color="#00008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8" style:family="graphic" style:parent-style-name="objectwithoutfill">
      <style:graphic-properties draw:stroke="dash" draw:stroke-dash="Fine_20_Dashed" svg:stroke-width="0.018cm" svg:stroke-color="#b84700" draw:marker-start-width="0.227cm" draw:marker-end-width="0.227cm" svg:stroke-linecap="butt" draw:fill="none" draw:textarea-vertical-align="middle" fo:padding-top="0.134cm" fo:padding-bottom="0.134cm" fo:padding-left="0.259cm" fo:padding-right="0.259cm"/>
    </style:style>
    <style:style style:name="gr39" style:family="graphic" style:parent-style-name="objectwithoutfill">
      <style:graphic-properties svg:stroke-width="0.018cm" svg:stroke-color="#666666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0" style:family="graphic" style:parent-style-name="objectwithoutfill">
      <style:graphic-properties svg:stroke-width="0.018cm" svg:stroke-color="#7da647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1" style:family="graphic" style:parent-style-name="objectwithoutfill">
      <style:graphic-properties draw:stroke="dash" draw:stroke-dash="Fine_20_Dashed" svg:stroke-width="0.018cm" svg:stroke-color="#b80047" draw:marker-start-width="0.227cm" draw:marker-end-width="0.227cm" svg:stroke-linecap="butt" draw:fill="none" draw:textarea-vertical-align="middle" fo:padding-top="0.134cm" fo:padding-bottom="0.134cm" fo:padding-left="0.259cm" fo:padding-right="0.259cm"/>
    </style:style>
    <style:style style:name="gr42" style:family="graphic" style:parent-style-name="standard">
      <style:graphic-properties draw:stroke="none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00ffff" draw:secondary-fill-color="#eeeeee" draw:opacity="100%" draw:textarea-horizontal-align="center" draw:textarea-vertical-align="middle" draw:auto-grow-height="false" draw:fit-to-size="false" style:shrink-to-fit="false" fo:min-height="1.527cm" fo:min-width="5.912cm" fo:padding-top="0.143cm" fo:padding-bottom="0.143cm" fo:padding-left="0.263cm" fo:padding-right="0.263cm" fo:wrap-option="wrap" draw:shadow="hidden" draw:shadow-offset-x="0.035cm" draw:shadow-offset-y="0.035cm" draw:shadow-color="#808080" draw:shadow-opacity="100%" loext:glow-radius="0.035cm" loext:glow-color="#ffff00" loext:glow-transparency="0%" loext:softedge-radius="0cm"/>
      <style:paragraph-properties style:writing-mode="lr-tb"/>
    </style:style>
    <style:style style:name="gr43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1.554cm" fo:min-width="1.866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opacity="0%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fo:font-size="8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8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000080" loext:opacity="100%" fo:font-size="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P11" style:family="paragraph">
      <loext:graphic-properties draw:fill="solid" draw:fill-color="#00ffff" draw:secondary-fill-color="#eeeeee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T1" style:family="text">
      <style:text-properties fo:font-size="8pt"/>
    </style:style>
    <style:style style:name="T2" style:family="text">
      <style:text-properties fo:font-size="18pt"/>
    </style:style>
    <style:style style:name="T3" style:family="text">
      <style:text-properties fo:color="#000080" loext:opacity="100%" fo:font-size="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Blocks" draw:style-name="dp1" draw:master-page-name="Standard">
        <draw:line draw:style-name="gr1" draw:text-style-name="P1" draw:layer="layout" svg:x1="6.125cm" svg:y1="3.5cm" svg:x2="6.125cm" svg:y2="4.875cm">
          <text:p/>
        </draw:line>
        <draw:line draw:style-name="gr1" draw:text-style-name="P1" draw:layer="layout" svg:x1="6.125cm" svg:y1="5.125cm" svg:x2="6.125cm" svg:y2="6.5cm">
          <text:p/>
        </draw:line>
        <draw:line draw:style-name="gr1" draw:text-style-name="P1" draw:layer="layout" svg:x1="6.125cm" svg:y1="5.126cm" svg:x2="6.375cm" svg:y2="5cm">
          <text:p/>
        </draw:line>
        <draw:line draw:style-name="gr1" draw:text-style-name="P1" draw:layer="layout" svg:x1="6.125cm" svg:y1="4.875cm" svg:x2="6.375cm" svg:y2="5cm">
          <text:p/>
        </draw:line>
        <draw:line draw:style-name="gr1" draw:text-style-name="P1" draw:layer="layout" svg:x1="6.125cm" svg:y1="3.5cm" svg:x2="7.375cm" svg:y2="4.125cm">
          <text:p/>
        </draw:line>
        <draw:line draw:style-name="gr1" draw:text-style-name="P1" draw:layer="layout" svg:x1="6.125cm" svg:y1="6.5cm" svg:x2="7.375cm" svg:y2="5.875cm">
          <text:p/>
        </draw:line>
        <draw:line draw:style-name="gr1" draw:text-style-name="P1" draw:layer="layout" svg:x1="7.375cm" svg:y1="4.125cm" svg:x2="7.375cm" svg:y2="5.875cm">
          <text:p/>
        </draw:line>
        <draw:frame draw:style-name="gr2" draw:text-style-name="P3" draw:layer="layout" svg:width="2.188cm" svg:height="0.962cm" draw:transform="rotate (1.5707963267949) translate (6.375cm 6.063cm)">
          <draw:text-box>
            <text:p text:style-name="P2">ALU</text:p>
          </draw:text-box>
        </draw:frame>
        <draw:custom-shape draw:style-name="gr3" draw:text-style-name="P4" draw:layer="layout" svg:width="2cm" svg:height="3cm" svg:x="9cm" svg:y="3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9.062cm" svg:y="4.982cm">
          <draw:text-box>
            <text:p text:style-name="P5"><text:span text:style-name="T1">Instruction</text:span></text:p>
            <text:p text:style-name="P5"><text:span text:style-name="T1">Memory</text:span></text:p>
          </draw:text-box>
        </draw:frame>
        <draw:frame draw:style-name="gr5" draw:text-style-name="P7" draw:layer="layout" svg:width="0.5cm" svg:height="0.569cm" svg:x="9cm" svg:y="3.681cm">
          <draw:text-box>
            <text:p text:style-name="P2"><text:span text:style-name="T1">A</text:span></text:p>
          </draw:text-box>
        </draw:frame>
        <draw:frame draw:style-name="gr5" draw:text-style-name="P7" draw:layer="layout" svg:width="0.938cm" svg:height="0.569cm" svg:x="10.187cm" svg:y="3.681cm">
          <draw:text-box>
            <text:p text:style-name="P2"><text:span text:style-name="T1">RD</text:span></text:p>
          </draw:text-box>
        </draw:frame>
        <draw:custom-shape draw:style-name="gr6" draw:text-style-name="P4" draw:layer="layout" svg:width="2cm" svg:height="3cm" svg:x="11.875cm" svg:y="3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11.937cm" svg:y="4.982cm">
          <draw:text-box>
            <text:p text:style-name="P5"><text:span text:style-name="T1">Data</text:span></text:p>
            <text:p text:style-name="P5"><text:span text:style-name="T1">Memory</text:span></text:p>
          </draw:text-box>
        </draw:frame>
        <draw:frame draw:style-name="gr5" draw:text-style-name="P7" draw:layer="layout" svg:width="0.5cm" svg:height="0.569cm" svg:x="11.875cm" svg:y="3.681cm">
          <draw:text-box>
            <text:p text:style-name="P2"><text:span text:style-name="T1">A</text:span></text:p>
          </draw:text-box>
        </draw:frame>
        <draw:frame draw:style-name="gr5" draw:text-style-name="P7" draw:layer="layout" svg:width="0.938cm" svg:height="0.569cm" svg:x="13.062cm" svg:y="3.681cm">
          <draw:text-box>
            <text:p text:style-name="P2"><text:span text:style-name="T1">RD</text:span></text:p>
          </draw:text-box>
        </draw:frame>
        <draw:frame draw:style-name="gr5" draw:text-style-name="P7" draw:layer="layout" svg:width="1.25cm" svg:height="0.569cm" svg:x="12.562cm" svg:y="2.937cm">
          <draw:text-box>
            <text:p text:style-name="P2"><text:span text:style-name="T1">WE</text:span></text:p>
          </draw:text-box>
        </draw:frame>
        <draw:frame draw:style-name="gr5" draw:text-style-name="P7" draw:layer="layout" svg:width="1.25cm" svg:height="0.569cm" svg:x="11.625cm" svg:y="4.25cm">
          <draw:text-box>
            <text:p text:style-name="P2"><text:span text:style-name="T1">WD</text:span></text:p>
          </draw:text-box>
        </draw:frame>
        <draw:frame draw:style-name="gr5" draw:text-style-name="P7" draw:layer="layout" svg:width="1.25cm" svg:height="0.569cm" svg:x="11.625cm" svg:y="4.812cm">
          <draw:text-box>
            <text:p text:style-name="P2"><text:span text:style-name="T1">BE</text:span></text:p>
          </draw:text-box>
        </draw:frame>
        <draw:line draw:style-name="gr1" draw:text-style-name="P1" draw:layer="layout" svg:x1="6.125cm" svg:y1="8.187cm" svg:x2="6.125cm" svg:y2="8.625cm">
          <text:p/>
        </draw:line>
        <draw:line draw:style-name="gr1" draw:text-style-name="P1" draw:layer="layout" svg:x1="7.437cm" svg:y1="7.687cm" svg:x2="7.437cm" svg:y2="8.625cm">
          <text:p/>
        </draw:line>
        <draw:line draw:style-name="gr1" draw:text-style-name="P1" draw:layer="layout" svg:x1="6.125cm" svg:y1="8.625cm" svg:x2="7.437cm" svg:y2="8.625cm">
          <text:p/>
        </draw:line>
        <draw:line draw:style-name="gr1" draw:text-style-name="P1" draw:layer="layout" svg:x1="6.125cm" svg:y1="8.187cm" svg:x2="7.437cm" svg:y2="7.687cm">
          <text:p/>
        </draw:line>
        <draw:frame draw:style-name="gr4" draw:text-style-name="P6" draw:layer="layout" svg:width="1.125cm" svg:height="1.205cm" svg:x="6.5cm" svg:y="7.687cm">
          <draw:text-box>
            <text:p text:style-name="P5"><text:span text:style-name="T1">Sign</text:span></text:p>
            <text:p text:style-name="P5"><text:span text:style-name="T1">Ext</text:span></text:p>
          </draw:text-box>
        </draw:frame>
        <draw:line draw:style-name="gr1" draw:text-style-name="P1" draw:layer="layout" svg:x1="4.312cm" svg:y1="3.562cm" svg:x2="4.312cm" svg:y2="4.937cm">
          <text:p/>
        </draw:line>
        <draw:line draw:style-name="gr1" draw:text-style-name="P1" draw:layer="layout" svg:x1="4.312cm" svg:y1="5.187cm" svg:x2="4.312cm" svg:y2="6.562cm">
          <text:p/>
        </draw:line>
        <draw:line draw:style-name="gr1" draw:text-style-name="P1" draw:layer="layout" svg:x1="4.312cm" svg:y1="5.188cm" svg:x2="4.562cm" svg:y2="5.062cm">
          <text:p/>
        </draw:line>
        <draw:line draw:style-name="gr1" draw:text-style-name="P1" draw:layer="layout" svg:x1="4.312cm" svg:y1="4.937cm" svg:x2="4.562cm" svg:y2="5.062cm">
          <text:p/>
        </draw:line>
        <draw:line draw:style-name="gr1" draw:text-style-name="P1" draw:layer="layout" svg:x1="4.312cm" svg:y1="3.562cm" svg:x2="5.562cm" svg:y2="4.187cm">
          <text:p/>
        </draw:line>
        <draw:line draw:style-name="gr1" draw:text-style-name="P1" draw:layer="layout" svg:x1="4.312cm" svg:y1="6.562cm" svg:x2="5.562cm" svg:y2="5.937cm">
          <text:p/>
        </draw:line>
        <draw:line draw:style-name="gr1" draw:text-style-name="P1" draw:layer="layout" svg:x1="5.562cm" svg:y1="4.187cm" svg:x2="5.562cm" svg:y2="5.937cm">
          <text:p/>
        </draw:line>
        <draw:frame draw:style-name="gr2" draw:text-style-name="P3" draw:layer="layout" svg:width="2.188cm" svg:height="0.962cm" draw:transform="rotate (1.5707963267949) translate (4.562cm 6.125cm)">
          <draw:text-box>
            <text:p text:style-name="P2">+</text:p>
          </draw:text-box>
        </draw:frame>
        <draw:custom-shape draw:style-name="gr7" draw:text-style-name="P4" draw:layer="layout" svg:width="0.625cm" svg:height="1.125cm" svg:x="9cm" svg:y="6.937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9.312cm" svg:y1="7.125cm" svg:x2="9cm" svg:y2="6.937cm">
          <text:p/>
        </draw:line>
        <draw:line draw:style-name="gr8" draw:text-style-name="P1" draw:layer="layout" svg:x1="9.312cm" svg:y1="7.125cm" svg:x2="9.625cm" svg:y2="6.937cm">
          <text:p/>
        </draw:line>
        <draw:line draw:style-name="gr8" draw:text-style-name="P1" draw:layer="layout" svg:x1="9.437cm" svg:y1="3.188cm" svg:x2="9.125cm" svg:y2="3cm">
          <text:p/>
        </draw:line>
        <draw:line draw:style-name="gr8" draw:text-style-name="P1" draw:layer="layout" svg:x1="9.437cm" svg:y1="3.188cm" svg:x2="9.75cm" svg:y2="3cm">
          <text:p/>
        </draw:line>
        <draw:line draw:style-name="gr8" draw:text-style-name="P1" draw:layer="layout" svg:x1="12.312cm" svg:y1="3.188cm" svg:x2="12cm" svg:y2="3cm">
          <text:p/>
        </draw:line>
        <draw:line draw:style-name="gr8" draw:text-style-name="P1" draw:layer="layout" svg:x1="12.312cm" svg:y1="3.188cm" svg:x2="12.625cm" svg:y2="3cm">
          <text:p/>
        </draw:line>
        <draw:custom-shape draw:style-name="gr9" draw:text-style-name="P4" draw:layer="layout" svg:width="3.25cm" svg:height="5.093cm" svg:x="11.937cm" svg:y="6.937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.625cm" svg:height="0.869cm" svg:x="13.687cm" svg:y="11.318cm">
          <draw:text-box>
            <text:p text:style-name="P5"><text:span text:style-name="T1">Control</text:span></text:p>
          </draw:text-box>
        </draw:frame>
        <draw:frame draw:style-name="gr5" draw:text-style-name="P7" draw:layer="layout" svg:width="0.938cm" svg:height="0.569cm" svg:x="11.812cm" svg:y="7.662cm">
          <draw:text-box>
            <text:p text:style-name="P2"><text:span text:style-name="T1">OP</text:span></text:p>
          </draw:text-box>
        </draw:frame>
        <draw:frame draw:style-name="gr5" draw:text-style-name="P7" draw:layer="layout" svg:width="0.938cm" svg:height="0.569cm" svg:x="11.812cm" svg:y="8.081cm">
          <draw:text-box>
            <text:p text:style-name="P2"><text:span text:style-name="T1">F3</text:span></text:p>
          </draw:text-box>
        </draw:frame>
        <draw:frame draw:style-name="gr5" draw:text-style-name="P7" draw:layer="layout" svg:width="0.938cm" svg:height="0.569cm" svg:x="11.812cm" svg:y="8.462cm">
          <draw:text-box>
            <text:p text:style-name="P2"><text:span text:style-name="T1">F7</text:span></text:p>
          </draw:text-box>
        </draw:frame>
        <draw:frame draw:style-name="gr11" draw:text-style-name="P7" draw:layer="layout" svg:width="1.188cm" svg:height="0.659cm" svg:x="11.812cm" svg:y="8.837cm">
          <draw:text-box>
            <text:p text:style-name="P2"><text:span text:style-name="T1">Zero</text:span></text:p>
          </draw:text-box>
        </draw:frame>
        <draw:frame draw:style-name="gr12" draw:text-style-name="P7" draw:layer="layout" svg:width="1.375cm" svg:height="0.677cm" svg:x="11.812cm" svg:y="9.25cm">
          <draw:text-box>
            <text:p text:style-name="P2"><text:span text:style-name="T1">alu_lb</text:span></text:p>
          </draw:text-box>
        </draw:frame>
        <draw:frame draw:style-name="gr13" draw:text-style-name="P7" draw:layer="layout" svg:width="1.501cm" svg:height="0.574cm" svg:x="13.687cm" svg:y="7.425cm">
          <draw:text-box>
            <text:p text:style-name="P2"><text:span text:style-name="T1">PC_src</text:span></text:p>
          </draw:text-box>
        </draw:frame>
        <draw:frame draw:style-name="gr13" draw:text-style-name="P7" draw:layer="layout" svg:width="1.501cm" svg:height="0.574cm" svg:x="13.688cm" svg:y="7.825cm">
          <draw:text-box>
            <text:p text:style-name="P2"><text:span text:style-name="T1">WB_src</text:span></text:p>
          </draw:text-box>
        </draw:frame>
        <draw:frame draw:style-name="gr14" draw:text-style-name="P7" draw:layer="layout" svg:width="1.75cm" svg:height="0.887cm" svg:x="13.5cm" svg:y="8.062cm">
          <draw:text-box>
            <text:p text:style-name="P2"><text:span text:style-name="T1">ALU_ctrl</text:span></text:p>
          </draw:text-box>
        </draw:frame>
        <draw:frame draw:style-name="gr14" draw:text-style-name="P7" draw:layer="layout" svg:width="1.75cm" svg:height="0.887cm" svg:x="13.5cm" svg:y="8.463cm">
          <draw:text-box>
            <text:p text:style-name="P2"><text:span text:style-name="T1">ALU_src</text:span></text:p>
          </draw:text-box>
        </draw:frame>
        <draw:frame draw:style-name="gr14" draw:text-style-name="P7" draw:layer="layout" svg:width="2.25cm" svg:height="0.887cm" svg:x="13cm" svg:y="8.864cm">
          <draw:text-box>
            <text:p text:style-name="P2"><text:span text:style-name="T1">Sec_add_src</text:span></text:p>
          </draw:text-box>
        </draw:frame>
        <draw:frame draw:style-name="gr14" draw:text-style-name="P7" draw:layer="layout" svg:width="2.25cm" svg:height="0.887cm" svg:x="13.283cm" svg:y="9.3cm">
          <draw:text-box>
            <text:p text:style-name="P2"><text:span text:style-name="T1">Imm_src</text:span></text:p>
          </draw:text-box>
        </draw:frame>
        <draw:frame draw:style-name="gr14" draw:text-style-name="P7" draw:layer="layout" svg:width="2.25cm" svg:height="0.887cm" svg:x="13.283cm" svg:y="9.701cm">
          <draw:text-box>
            <text:p text:style-name="P2"><text:span text:style-name="T1">reg_write</text:span></text:p>
          </draw:text-box>
        </draw:frame>
        <draw:frame draw:style-name="gr14" draw:text-style-name="P7" draw:layer="layout" svg:width="2.25cm" svg:height="0.887cm" svg:x="13.283cm" svg:y="10.102cm">
          <draw:text-box>
            <text:p text:style-name="P2"><text:span text:style-name="T1">mem_write</text:span></text:p>
          </draw:text-box>
        </draw:frame>
        <draw:custom-shape draw:style-name="gr15" draw:text-style-name="P4" draw:layer="layout" svg:width="1.563cm" svg:height="0.563cm" draw:transform="rotate (1.5707963267949) translate (5.187cm 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4.999cm" svg:y="10.618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4.999cm" svg:y="11.181cm">
          <draw:text-box>
            <text:p text:style-name="P2"><text:span text:style-name="T1">1</text:span></text:p>
          </draw:text-box>
        </draw:frame>
        <draw:custom-shape draw:style-name="gr16" draw:text-style-name="P4" draw:layer="layout" svg:width="2.563cm" svg:height="0.563cm" draw:transform="rotate (1.5707963267949) translate (6.374cm 13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6.186cm" svg:y="10.611cm">
          <draw:text-box>
            <text:p text:style-name="P2"><text:span text:style-name="T1">00</text:span></text:p>
          </draw:text-box>
        </draw:frame>
        <draw:frame draw:style-name="gr5" draw:text-style-name="P7" draw:layer="layout" svg:width="0.938cm" svg:height="0.569cm" svg:x="6.186cm" svg:y="11.174cm">
          <draw:text-box>
            <text:p text:style-name="P2"><text:span text:style-name="T1">01</text:span></text:p>
          </draw:text-box>
        </draw:frame>
        <draw:frame draw:style-name="gr5" draw:text-style-name="P7" draw:layer="layout" svg:width="0.938cm" svg:height="0.569cm" svg:x="6.187cm" svg:y="11.68cm">
          <draw:text-box>
            <text:p text:style-name="P2"><text:span text:style-name="T1">10</text:span></text:p>
          </draw:text-box>
        </draw:frame>
        <draw:frame draw:style-name="gr5" draw:text-style-name="P7" draw:layer="layout" svg:width="0.938cm" svg:height="0.569cm" svg:x="6.187cm" svg:y="12.243cm">
          <draw:text-box>
            <text:p text:style-name="P2"><text:span text:style-name="T1">11</text:span></text:p>
          </draw:text-box>
        </draw:frame>
        <draw:custom-shape draw:style-name="gr17" draw:text-style-name="P4" draw:layer="layout" svg:width="3.062cm" svg:height="4cm" svg:x="18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823cm" svg:height="1.305cm" svg:x="19.412cm" svg:y="5.95cm">
          <draw:text-box>
            <text:p text:style-name="P5"><text:span text:style-name="T1">Register</text:span></text:p>
            <text:p text:style-name="P5"><text:span text:style-name="T1">File</text:span></text:p>
          </draw:text-box>
        </draw:frame>
        <draw:frame draw:style-name="gr19" draw:text-style-name="P7" draw:layer="layout" svg:width="0.881cm" svg:height="0.941cm" svg:x="17.994cm" svg:y="3.675cm">
          <draw:text-box>
            <text:p text:style-name="P2"><text:span text:style-name="T1">A1</text:span></text:p>
          </draw:text-box>
        </draw:frame>
        <draw:frame draw:style-name="gr19" draw:text-style-name="P7" draw:layer="layout" svg:width="1.654cm" svg:height="0.941cm" svg:x="19.796cm" svg:y="3.684cm">
          <draw:text-box>
            <text:p text:style-name="P2"><text:span text:style-name="T1">RD1</text:span></text:p>
          </draw:text-box>
        </draw:frame>
        <draw:frame draw:style-name="gr19" draw:text-style-name="P7" draw:layer="layout" svg:width="2.204cm" svg:height="0.941cm" svg:x="19.021cm" svg:y="2.75cm">
          <draw:text-box>
            <text:p text:style-name="P2"><text:span text:style-name="T1">WE3</text:span></text:p>
          </draw:text-box>
        </draw:frame>
        <draw:frame draw:style-name="gr20" draw:text-style-name="P7" draw:layer="layout" svg:width="2.204cm" svg:height="0.94cm" svg:x="17.312cm" svg:y="5.11cm">
          <draw:text-box>
            <text:p text:style-name="P2"><text:span text:style-name="T1">A3</text:span></text:p>
          </draw:text-box>
        </draw:frame>
        <draw:line draw:style-name="gr8" draw:text-style-name="P1" draw:layer="layout" svg:x1="18.513cm" svg:y1="3.188cm" svg:x2="18.201cm" svg:y2="3cm">
          <text:p/>
        </draw:line>
        <draw:line draw:style-name="gr8" draw:text-style-name="P1" draw:layer="layout" svg:x1="18.513cm" svg:y1="3.188cm" svg:x2="18.826cm" svg:y2="3cm">
          <text:p/>
        </draw:line>
        <draw:frame draw:style-name="gr19" draw:text-style-name="P7" draw:layer="layout" svg:width="0.881cm" svg:height="0.941cm" svg:x="17.995cm" svg:y="4.276cm">
          <draw:text-box>
            <text:p text:style-name="P2"><text:span text:style-name="T1">A2</text:span></text:p>
          </draw:text-box>
        </draw:frame>
        <draw:frame draw:style-name="gr19" draw:text-style-name="P7" draw:layer="layout" svg:width="1.654cm" svg:height="0.941cm" svg:x="19.796cm" svg:y="4.285cm">
          <draw:text-box>
            <text:p text:style-name="P2"><text:span text:style-name="T1">RD2</text:span></text:p>
          </draw:text-box>
        </draw:frame>
        <draw:frame draw:style-name="gr20" draw:text-style-name="P7" draw:layer="layout" svg:width="2.204cm" svg:height="0.94cm" svg:x="17.437cm" svg:y="5.575cm">
          <draw:text-box>
            <text:p text:style-name="P2"><text:span text:style-name="T1">WD3</text:span></text:p>
          </draw:text-box>
        </draw:frame>
        <draw:custom-shape draw:style-name="gr21" draw:text-style-name="P4" draw:layer="layout" svg:width="2.5cm" svg:height="3.063cm" svg:x="12cm" svg:y="12.562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6" draw:layer="layout" svg:width="1.625cm" svg:height="1.559cm" svg:x="13.062cm" svg:y="14.412cm">
          <draw:text-box>
            <text:p text:style-name="P5"><text:span text:style-name="T1">BE</text:span></text:p>
            <text:p text:style-name="P5"><text:span text:style-name="T1">Decoder</text:span></text:p>
          </draw:text-box>
        </draw:frame>
        <draw:frame draw:style-name="gr23" draw:text-style-name="P7" draw:layer="layout" svg:width="1.563cm" svg:height="0.875cm" svg:x="11.812cm" svg:y="13.312cm">
          <draw:text-box>
            <text:p text:style-name="P2"><text:span text:style-name="T1">Alu_res</text:span></text:p>
          </draw:text-box>
        </draw:frame>
        <draw:frame draw:style-name="gr5" draw:text-style-name="P7" draw:layer="layout" svg:width="0.938cm" svg:height="0.569cm" svg:x="11.812cm" svg:y="8.082cm">
          <draw:text-box>
            <text:p text:style-name="P2"><text:span text:style-name="T1">F3</text:span></text:p>
          </draw:text-box>
        </draw:frame>
        <draw:frame draw:style-name="gr24" draw:text-style-name="P7" draw:layer="layout" svg:width="0.938cm" svg:height="1cm" svg:x="11.812cm" svg:y="12.662cm">
          <draw:text-box>
            <text:p text:style-name="P2"><text:span text:style-name="T1">F3</text:span></text:p>
          </draw:text-box>
        </draw:frame>
        <draw:frame draw:style-name="gr25" draw:text-style-name="P7" draw:layer="layout" svg:width="1.25cm" svg:height="0.569cm" svg:x="13.437cm" svg:y="12.875cm">
          <draw:text-box>
            <text:p text:style-name="P2"><text:span text:style-name="T1">Mask</text:span></text:p>
          </draw:text-box>
        </draw:frame>
        <draw:frame draw:style-name="gr26" draw:text-style-name="P7" draw:layer="layout" svg:width="1.25cm" svg:height="0.569cm" svg:x="13.437cm" svg:y="13.493cm">
          <draw:text-box>
            <text:p text:style-name="P2"><text:span text:style-name="T1">Data</text:span></text:p>
          </draw:text-box>
        </draw:frame>
        <draw:frame draw:style-name="gr27" draw:text-style-name="P7" draw:layer="layout" svg:width="1.938cm" svg:height="1.059cm" svg:x="11.75cm" svg:y="13.878cm">
          <draw:text-box>
            <text:p text:style-name="P2"><text:span text:style-name="T1">Reg_read</text:span></text:p>
          </draw:text-box>
        </draw:frame>
      </draw:page>
      <draw:page draw:name="Text" draw:style-name="dp1" draw:master-page-name="Standard">
        <draw:custom-shape draw:style-name="gr28" draw:text-style-name="P4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2.237cm" svg:y="9.1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2.237cm" svg:y="9.693cm">
          <draw:text-box>
            <text:p text:style-name="P2"><text:span text:style-name="T1">1</text:span></text:p>
          </draw:text-box>
        </draw:frame>
        <draw:custom-shape draw:style-name="gr7" draw:text-style-name="P4" draw:layer="layout" svg:width="0.625cm" svg:height="1.125cm" svg:x="4.3cm" svg:y="9.074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12cm" svg:y1="9.262cm" svg:x2="4.3cm" svg:y2="9.074cm">
          <text:p/>
        </draw:line>
        <draw:line draw:style-name="gr8" draw:text-style-name="P1" draw:layer="layout" svg:x1="4.612cm" svg:y1="9.262cm" svg:x2="4.925cm" svg:y2="9.074cm">
          <text:p/>
        </draw:line>
        <draw:custom-shape draw:style-name="gr6" draw:text-style-name="P4" draw:layer="layout" svg:width="2cm" svg:height="3cm" svg:x="6.237cm" svg:y="8.69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6.299cm" svg:y="10.681cm">
          <draw:text-box>
            <text:p text:style-name="P5"><text:span text:style-name="T1">Instruction</text:span></text:p>
            <text:p text:style-name="P5"><text:span text:style-name="T1">Memory</text:span></text:p>
          </draw:text-box>
        </draw:frame>
        <draw:frame draw:style-name="gr5" draw:text-style-name="P7" draw:layer="layout" svg:width="0.5cm" svg:height="0.569cm" svg:x="6.237cm" svg:y="9.38cm">
          <draw:text-box>
            <text:p text:style-name="P2"><text:span text:style-name="T1">A</text:span></text:p>
          </draw:text-box>
        </draw:frame>
        <draw:frame draw:style-name="gr5" draw:text-style-name="P7" draw:layer="layout" svg:width="0.938cm" svg:height="0.569cm" svg:x="7.424cm" svg:y="9.38cm">
          <draw:text-box>
            <text:p text:style-name="P2"><text:span text:style-name="T1">RD</text:span></text:p>
          </draw:text-box>
        </draw:frame>
        <draw:line draw:style-name="gr8" draw:text-style-name="P1" draw:layer="layout" svg:x1="6.674cm" svg:y1="8.887cm" svg:x2="6.362cm" svg:y2="8.699cm">
          <text:p/>
        </draw:line>
        <draw:line draw:style-name="gr8" draw:text-style-name="P1" draw:layer="layout" svg:x1="6.674cm" svg:y1="8.887cm" svg:x2="6.987cm" svg:y2="8.699cm">
          <text:p/>
        </draw:line>
        <draw:custom-shape draw:style-name="gr17" draw:text-style-name="P4" draw:layer="layout" svg:width="3.062cm" svg:height="4cm" svg:x="10.638cm" svg:y="8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823cm" svg:height="1.305cm" svg:x="12.05cm" svg:y="11.649cm">
          <draw:text-box>
            <text:p text:style-name="P5"><text:span text:style-name="T1">Register</text:span></text:p>
            <text:p text:style-name="P5"><text:span text:style-name="T1">File</text:span></text:p>
          </draw:text-box>
        </draw:frame>
        <draw:frame draw:style-name="gr19" draw:text-style-name="P7" draw:layer="layout" svg:width="0.881cm" svg:height="0.941cm" svg:x="10.632cm" svg:y="9.374cm">
          <draw:text-box>
            <text:p text:style-name="P2"><text:span text:style-name="T1">A1</text:span></text:p>
          </draw:text-box>
        </draw:frame>
        <draw:frame draw:style-name="gr19" draw:text-style-name="P7" draw:layer="layout" svg:width="1.654cm" svg:height="0.941cm" svg:x="12.434cm" svg:y="9.383cm">
          <draw:text-box>
            <text:p text:style-name="P2"><text:span text:style-name="T1">RD1</text:span></text:p>
          </draw:text-box>
        </draw:frame>
        <draw:frame draw:style-name="gr19" draw:text-style-name="P7" draw:layer="layout" svg:width="2.204cm" svg:height="0.941cm" svg:x="11.659cm" svg:y="8.449cm">
          <draw:text-box>
            <text:p text:style-name="P2"><text:span text:style-name="T1">WE3</text:span></text:p>
          </draw:text-box>
        </draw:frame>
        <draw:frame draw:style-name="gr20" draw:text-style-name="P7" draw:layer="layout" svg:width="2.204cm" svg:height="0.94cm" svg:x="9.95cm" svg:y="11.209cm">
          <draw:text-box>
            <text:p text:style-name="P2"><text:span text:style-name="T1">A3</text:span></text:p>
          </draw:text-box>
        </draw:frame>
        <draw:line draw:style-name="gr8" draw:text-style-name="P1" draw:layer="layout" svg:x1="11.151cm" svg:y1="8.887cm" svg:x2="10.839cm" svg:y2="8.699cm">
          <text:p/>
        </draw:line>
        <draw:line draw:style-name="gr8" draw:text-style-name="P1" draw:layer="layout" svg:x1="11.151cm" svg:y1="8.887cm" svg:x2="11.464cm" svg:y2="8.699cm">
          <text:p/>
        </draw:line>
        <draw:frame draw:style-name="gr19" draw:text-style-name="P7" draw:layer="layout" svg:width="0.881cm" svg:height="0.941cm" svg:x="10.633cm" svg:y="10.275cm">
          <draw:text-box>
            <text:p text:style-name="P2"><text:span text:style-name="T1">A2</text:span></text:p>
          </draw:text-box>
        </draw:frame>
        <draw:frame draw:style-name="gr19" draw:text-style-name="P7" draw:layer="layout" svg:width="1.654cm" svg:height="0.941cm" svg:x="12.434cm" svg:y="10.284cm">
          <draw:text-box>
            <text:p text:style-name="P2"><text:span text:style-name="T1">RD2</text:span></text:p>
          </draw:text-box>
        </draw:frame>
        <draw:frame draw:style-name="gr20" draw:text-style-name="P7" draw:layer="layout" svg:width="2.204cm" svg:height="0.94cm" svg:x="10.075cm" svg:y="11.674cm">
          <draw:text-box>
            <text:p text:style-name="P2"><text:span text:style-name="T1">WD3</text:span></text:p>
          </draw:text-box>
        </draw:frame>
        <draw:line draw:style-name="gr1" draw:text-style-name="P1" draw:layer="layout" svg:x1="10.625cm" svg:y1="15.352cm" svg:x2="10.625cm" svg:y2="15.858cm">
          <text:p/>
        </draw:line>
        <draw:line draw:style-name="gr1" draw:text-style-name="P1" draw:layer="layout" svg:x1="13.601cm" svg:y1="14.774cm" svg:x2="13.601cm" svg:y2="15.858cm">
          <text:p/>
        </draw:line>
        <draw:line draw:style-name="gr1" draw:text-style-name="P1" draw:layer="layout" svg:x1="10.625cm" svg:y1="15.858cm" svg:x2="13.601cm" svg:y2="15.858cm">
          <text:p/>
        </draw:line>
        <draw:line draw:style-name="gr1" draw:text-style-name="P1" draw:layer="layout" svg:x1="10.625cm" svg:y1="15.352cm" svg:x2="13.601cm" svg:y2="14.774cm">
          <text:p/>
        </draw:line>
        <draw:frame draw:style-name="gr29" draw:text-style-name="P6" draw:layer="layout" svg:width="2.551cm" svg:height="1.393cm" svg:x="11.136cm" svg:y="14.774cm">
          <draw:text-box>
            <text:p text:style-name="P5"><text:span text:style-name="T1">Sign</text:span></text:p>
            <text:p text:style-name="P5"><text:span text:style-name="T1">Ext</text:span></text:p>
          </draw:text-box>
        </draw:frame>
        <draw:line draw:style-name="gr1" draw:text-style-name="P1" draw:layer="layout" svg:x1="17.137cm" svg:y1="13.062cm" svg:x2="17.137cm" svg:y2="14.437cm">
          <text:p/>
        </draw:line>
        <draw:line draw:style-name="gr1" draw:text-style-name="P1" draw:layer="layout" svg:x1="17.137cm" svg:y1="14.687cm" svg:x2="17.137cm" svg:y2="16.062cm">
          <text:p/>
        </draw:line>
        <draw:line draw:style-name="gr1" draw:text-style-name="P1" draw:layer="layout" svg:x1="17.137cm" svg:y1="14.688cm" svg:x2="17.387cm" svg:y2="14.562cm">
          <text:p/>
        </draw:line>
        <draw:line draw:style-name="gr1" draw:text-style-name="P1" draw:layer="layout" svg:x1="17.137cm" svg:y1="14.437cm" svg:x2="17.387cm" svg:y2="14.562cm">
          <text:p/>
        </draw:line>
        <draw:line draw:style-name="gr1" draw:text-style-name="P1" draw:layer="layout" svg:x1="17.137cm" svg:y1="13.062cm" svg:x2="18.387cm" svg:y2="13.687cm">
          <text:p/>
        </draw:line>
        <draw:line draw:style-name="gr1" draw:text-style-name="P1" draw:layer="layout" svg:x1="17.137cm" svg:y1="16.062cm" svg:x2="18.387cm" svg:y2="15.437cm">
          <text:p/>
        </draw:line>
        <draw:line draw:style-name="gr1" draw:text-style-name="P1" draw:layer="layout" svg:x1="18.387cm" svg:y1="13.687cm" svg:x2="18.387cm" svg:y2="15.437cm">
          <text:p/>
        </draw:line>
        <draw:frame draw:style-name="gr2" draw:text-style-name="P8" draw:layer="layout" svg:width="2.188cm" svg:height="0.962cm" draw:transform="rotate (1.5707963267949) translate (17.387cm 15.625cm)">
          <draw:text-box>
            <text:p text:style-name="P2"><text:span text:style-name="T2">+</text:span></text:p>
          </draw:text-box>
        </draw:frame>
        <draw:line draw:style-name="gr1" draw:text-style-name="P1" draw:layer="layout" svg:x1="17.137cm" svg:y1="8.862cm" svg:x2="17.137cm" svg:y2="10.237cm">
          <text:p/>
        </draw:line>
        <draw:line draw:style-name="gr1" draw:text-style-name="P1" draw:layer="layout" svg:x1="17.137cm" svg:y1="10.487cm" svg:x2="17.137cm" svg:y2="11.862cm">
          <text:p/>
        </draw:line>
        <draw:line draw:style-name="gr1" draw:text-style-name="P1" draw:layer="layout" svg:x1="17.137cm" svg:y1="10.488cm" svg:x2="17.387cm" svg:y2="10.362cm">
          <text:p/>
        </draw:line>
        <draw:line draw:style-name="gr1" draw:text-style-name="P1" draw:layer="layout" svg:x1="17.137cm" svg:y1="10.237cm" svg:x2="17.387cm" svg:y2="10.362cm">
          <text:p/>
        </draw:line>
        <draw:line draw:style-name="gr1" draw:text-style-name="P1" draw:layer="layout" svg:x1="17.137cm" svg:y1="8.862cm" svg:x2="18.387cm" svg:y2="9.487cm">
          <text:p/>
        </draw:line>
        <draw:line draw:style-name="gr1" draw:text-style-name="P1" draw:layer="layout" svg:x1="17.137cm" svg:y1="11.862cm" svg:x2="18.387cm" svg:y2="11.237cm">
          <text:p/>
        </draw:line>
        <draw:line draw:style-name="gr1" draw:text-style-name="P1" draw:layer="layout" svg:x1="18.387cm" svg:y1="9.487cm" svg:x2="18.387cm" svg:y2="11.237cm">
          <text:p/>
        </draw:line>
        <draw:frame draw:style-name="gr2" draw:text-style-name="P8" draw:layer="layout" svg:width="2.188cm" svg:height="0.962cm" draw:transform="rotate (1.5707963267949) translate (17.387cm 11.425cm)">
          <draw:text-box>
            <text:p text:style-name="P2"><text:span text:style-name="T2">ALU</text:span></text:p>
          </draw:text-box>
        </draw:frame>
        <draw:custom-shape draw:style-name="gr30" draw:text-style-name="P4" draw:layer="layout" svg:width="2cm" svg:height="4.165cm" svg:x="23.162cm" svg:y="9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6" draw:layer="layout" svg:width="2.062cm" svg:height="1.673cm" svg:x="23.224cm" svg:y="12.014cm">
          <draw:text-box>
            <text:p text:style-name="P5"><text:span text:style-name="T1">Data</text:span></text:p>
            <text:p text:style-name="P5"><text:span text:style-name="T1">Memory</text:span></text:p>
          </draw:text-box>
        </draw:frame>
        <draw:frame draw:style-name="gr32" draw:text-style-name="P7" draw:layer="layout" svg:width="0.5cm" svg:height="0.79cm" svg:x="23.187cm" svg:y="9.875cm">
          <draw:text-box>
            <text:p text:style-name="P2"><text:span text:style-name="T1">A</text:span></text:p>
          </draw:text-box>
        </draw:frame>
        <draw:frame draw:style-name="gr32" draw:text-style-name="P7" draw:layer="layout" svg:width="0.938cm" svg:height="0.79cm" svg:x="24.312cm" svg:y="9.897cm">
          <draw:text-box>
            <text:p text:style-name="P2"><text:span text:style-name="T1">RD</text:span></text:p>
          </draw:text-box>
        </draw:frame>
        <draw:frame draw:style-name="gr32" draw:text-style-name="P7" draw:layer="layout" svg:width="1.25cm" svg:height="0.79cm" svg:x="23.937cm" svg:y="9.062cm">
          <draw:text-box>
            <text:p text:style-name="P2"><text:span text:style-name="T1">WE</text:span></text:p>
          </draw:text-box>
        </draw:frame>
        <draw:frame draw:style-name="gr32" draw:text-style-name="P7" draw:layer="layout" svg:width="1.25cm" svg:height="0.79cm" svg:x="22.875cm" svg:y="12.375cm">
          <draw:text-box>
            <text:p text:style-name="P2"><text:span text:style-name="T1">WD</text:span></text:p>
          </draw:text-box>
        </draw:frame>
        <draw:frame draw:style-name="gr32" draw:text-style-name="P7" draw:layer="layout" svg:width="1.25cm" svg:height="0.79cm" svg:x="22.875cm" svg:y="11.325cm">
          <draw:text-box>
            <text:p text:style-name="P2"><text:span text:style-name="T1">BE</text:span></text:p>
          </draw:text-box>
        </draw:frame>
        <draw:line draw:style-name="gr8" draw:text-style-name="P1" draw:layer="layout" svg:x1="23.599cm" svg:y1="9.426cm" svg:x2="23.287cm" svg:y2="9.238cm">
          <text:p/>
        </draw:line>
        <draw:line draw:style-name="gr8" draw:text-style-name="P1" draw:layer="layout" svg:x1="23.599cm" svg:y1="9.426cm" svg:x2="23.912cm" svg:y2="9.238cm">
          <text:p/>
        </draw:line>
        <draw:custom-shape draw:style-name="gr9" draw:text-style-name="P4" draw:layer="layout" svg:width="3.25cm" svg:height="5.093cm" svg:x="10.666cm" svg:y="2.8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.625cm" svg:height="0.869cm" svg:x="12.416cm" svg:y="7.206cm">
          <draw:text-box>
            <text:p text:style-name="P5"><text:span text:style-name="T1">Co</text:span><text:span text:style-name="T1">ntr</text:span><text:span text:style-name="T1">ol</text:span></text:p>
          </draw:text-box>
        </draw:frame>
        <draw:frame draw:style-name="gr5" draw:text-style-name="P7" draw:layer="layout" svg:width="0.938cm" svg:height="0.569cm" svg:x="10.541cm" svg:y="3.55cm">
          <draw:text-box>
            <text:p text:style-name="P2"><text:span text:style-name="T1">OP</text:span></text:p>
          </draw:text-box>
        </draw:frame>
        <draw:frame draw:style-name="gr5" draw:text-style-name="P7" draw:layer="layout" svg:width="0.938cm" svg:height="0.569cm" svg:x="10.541cm" svg:y="3.969cm">
          <draw:text-box>
            <text:p text:style-name="P2"><text:span text:style-name="T1">F3</text:span></text:p>
          </draw:text-box>
        </draw:frame>
        <draw:frame draw:style-name="gr5" draw:text-style-name="P7" draw:layer="layout" svg:width="0.938cm" svg:height="0.569cm" svg:x="10.541cm" svg:y="4.35cm">
          <draw:text-box>
            <text:p text:style-name="P2"><text:span text:style-name="T1">F7</text:span></text:p>
          </draw:text-box>
        </draw:frame>
        <draw:frame draw:style-name="gr11" draw:text-style-name="P7" draw:layer="layout" svg:width="1.188cm" svg:height="0.659cm" svg:x="10.541cm" svg:y="4.725cm">
          <draw:text-box>
            <text:p text:style-name="P2"><text:span text:style-name="T1">Zero</text:span></text:p>
          </draw:text-box>
        </draw:frame>
        <draw:frame draw:style-name="gr12" draw:text-style-name="P7" draw:layer="layout" svg:width="1.375cm" svg:height="0.677cm" svg:x="10.541cm" svg:y="5.138cm">
          <draw:text-box>
            <text:p text:style-name="P2"><text:span text:style-name="T1">alu_lb</text:span></text:p>
          </draw:text-box>
        </draw:frame>
        <draw:frame draw:style-name="gr13" draw:text-style-name="P7" draw:layer="layout" svg:width="1.501cm" svg:height="0.574cm" svg:x="12.416cm" svg:y="3.313cm">
          <draw:text-box>
            <text:p text:style-name="P2"><text:span text:style-name="T1">PC_s</text:span><text:span text:style-name="T1">rc</text:span></text:p>
          </draw:text-box>
        </draw:frame>
        <draw:frame draw:style-name="gr13" draw:text-style-name="P7" draw:layer="layout" svg:width="1.501cm" svg:height="0.574cm" svg:x="12.417cm" svg:y="3.713cm">
          <draw:text-box>
            <text:p text:style-name="P2"><text:span text:style-name="T1">WB_src</text:span></text:p>
          </draw:text-box>
        </draw:frame>
        <draw:frame draw:style-name="gr14" draw:text-style-name="P7" draw:layer="layout" svg:width="1.75cm" svg:height="0.887cm" svg:x="12.229cm" svg:y="3.95cm">
          <draw:text-box>
            <text:p text:style-name="P2"><text:span text:style-name="T1">ALU_ctrl</text:span></text:p>
          </draw:text-box>
        </draw:frame>
        <draw:frame draw:style-name="gr14" draw:text-style-name="P7" draw:layer="layout" svg:width="1.75cm" svg:height="0.887cm" svg:x="12.229cm" svg:y="4.351cm">
          <draw:text-box>
            <text:p text:style-name="P2"><text:span text:style-name="T1">AL</text:span><text:span text:style-name="T1">U_</text:span><text:span text:style-name="T1">src</text:span></text:p>
          </draw:text-box>
        </draw:frame>
        <draw:frame draw:style-name="gr14" draw:text-style-name="P7" draw:layer="layout" svg:width="2.25cm" svg:height="0.887cm" svg:x="11.729cm" svg:y="4.752cm">
          <draw:text-box>
            <text:p text:style-name="P2"><text:span text:style-name="T1">Sec_add_src</text:span></text:p>
          </draw:text-box>
        </draw:frame>
        <draw:frame draw:style-name="gr14" draw:text-style-name="P7" draw:layer="layout" svg:width="2.25cm" svg:height="0.887cm" svg:x="12.012cm" svg:y="5.188cm">
          <draw:text-box>
            <text:p text:style-name="P2"><text:span text:style-name="T1">Imm_src</text:span></text:p>
          </draw:text-box>
        </draw:frame>
        <draw:frame draw:style-name="gr33" draw:text-style-name="P7" draw:layer="layout" svg:width="2.3cm" svg:height="0.789cm" svg:x="12.012cm" svg:y="5.687cm">
          <draw:text-box>
            <text:p text:style-name="P2"><text:span text:style-name="T1">reg</text:span><text:span text:style-name="T1">_w</text:span><text:span text:style-name="T1">rite</text:span></text:p>
          </draw:text-box>
        </draw:frame>
        <draw:frame draw:style-name="gr14" draw:text-style-name="P7" draw:layer="layout" svg:width="2.25cm" svg:height="0.887cm" svg:x="12.012cm" svg:y="5.99cm">
          <draw:text-box>
            <text:p text:style-name="P2"><text:span text:style-name="T1">me</text:span><text:span text:style-name="T1">m_</text:span><text:span text:style-name="T1">wri</text:span><text:span text:style-name="T1">te</text:span></text:p>
          </draw:text-box>
        </draw:frame>
        <draw:frame draw:style-name="gr5" draw:text-style-name="P7" draw:layer="layout" svg:width="0.938cm" svg:height="0.569cm" svg:x="10.541cm" svg:y="3.97cm">
          <draw:text-box>
            <text:p text:style-name="P2"><text:span text:style-name="T1">F3</text:span></text:p>
          </draw:text-box>
        </draw:frame>
        <draw:custom-shape draw:style-name="gr34" draw:text-style-name="P4" draw:layer="layout" svg:width="2.563cm" svg:height="0.563cm" draw:transform="rotate (1.5707963267949) translate (26.738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26.55cm" svg:y="9.411cm">
          <draw:text-box>
            <text:p text:style-name="P2"><text:span text:style-name="T1">00</text:span></text:p>
          </draw:text-box>
        </draw:frame>
        <draw:frame draw:style-name="gr5" draw:text-style-name="P7" draw:layer="layout" svg:width="0.938cm" svg:height="0.569cm" svg:x="26.55cm" svg:y="9.974cm">
          <draw:text-box>
            <text:p text:style-name="P2"><text:span text:style-name="T1">01</text:span></text:p>
          </draw:text-box>
        </draw:frame>
        <draw:frame draw:style-name="gr5" draw:text-style-name="P7" draw:layer="layout" svg:width="0.938cm" svg:height="0.569cm" svg:x="26.551cm" svg:y="10.48cm">
          <draw:text-box>
            <text:p text:style-name="P2"><text:span text:style-name="T1">10</text:span></text:p>
          </draw:text-box>
        </draw:frame>
        <draw:frame draw:style-name="gr5" draw:text-style-name="P7" draw:layer="layout" svg:width="0.938cm" svg:height="0.569cm" svg:x="26.551cm" svg:y="11.043cm">
          <draw:text-box>
            <text:p text:style-name="P2"><text:span text:style-name="T1">1</text:span><text:span text:style-name="T1">1</text:span></text:p>
          </draw:text-box>
        </draw:frame>
        <draw:custom-shape draw:style-name="gr35" draw:text-style-name="P4" draw:layer="layout" svg:width="2.013cm" svg:height="0.563cm" draw:transform="rotate (1.5707963267949) translate (15.839cm 14.85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15.651cm" svg:y="13.011cm">
          <draw:text-box>
            <text:p text:style-name="P2"><text:span text:style-name="T1">00</text:span></text:p>
          </draw:text-box>
        </draw:frame>
        <draw:frame draw:style-name="gr5" draw:text-style-name="P7" draw:layer="layout" svg:width="0.938cm" svg:height="0.569cm" svg:x="15.651cm" svg:y="13.574cm">
          <draw:text-box>
            <text:p text:style-name="P2"><text:span text:style-name="T1">01</text:span></text:p>
          </draw:text-box>
        </draw:frame>
        <draw:frame draw:style-name="gr5" draw:text-style-name="P7" draw:layer="layout" svg:width="0.938cm" svg:height="0.569cm" svg:x="15.652cm" svg:y="14.08cm">
          <draw:text-box>
            <text:p text:style-name="P2"><text:span text:style-name="T1">10</text:span></text:p>
          </draw:text-box>
        </draw:frame>
        <draw:line draw:style-name="gr36" draw:text-style-name="P1" draw:layer="layout" svg:x1="16.399cm" svg:y1="13.9cm" svg:x2="17.125cm" svg:y2="13.9cm">
          <text:p/>
        </draw:line>
        <draw:line draw:style-name="gr36" draw:text-style-name="P1" draw:layer="layout" svg:x1="13.625cm" svg:y1="15.312cm" svg:x2="17.125cm" svg:y2="15.312cm">
          <text:p/>
        </draw:line>
        <draw:line draw:style-name="gr36" draw:text-style-name="P1" draw:layer="layout" svg:x1="13.625cm" svg:y1="15.312cm" svg:x2="17.125cm" svg:y2="15.312cm">
          <text:p/>
        </draw:line>
        <draw:line draw:style-name="gr1" draw:text-style-name="P1" draw:layer="layout" svg:x1="9.325cm" svg:y1="3.687cm" svg:x2="9.325cm" svg:y2="15.937cm">
          <text:p/>
        </draw:line>
        <draw:line draw:style-name="gr1" draw:text-style-name="P1" draw:layer="layout" svg:x1="8.225cm" svg:y1="9.658cm" svg:x2="9.312cm" svg:y2="9.658cm">
          <text:p/>
        </draw:line>
        <draw:line draw:style-name="gr37" draw:text-style-name="P1" draw:layer="layout" svg:x1="4.937cm" svg:y1="9.625cm" svg:x2="6.25cm" svg:y2="9.625cm">
          <text:p/>
        </draw:line>
        <draw:frame draw:style-name="gr5" draw:text-style-name="P9" draw:layer="layout" svg:width="2.25cm" svg:height="0.569cm" svg:x="4.062cm" svg:y="9.003cm">
          <draw:text-box>
            <text:p text:style-name="P2"><text:span text:style-name="T3">pc</text:span></text:p>
          </draw:text-box>
        </draw:frame>
        <draw:line draw:style-name="gr37" draw:text-style-name="P1" draw:layer="layout" svg:x1="5.5cm" svg:y1="9.625cm" svg:x2="5.5cm" svg:y2="14.437cm">
          <text:p/>
        </draw:line>
        <draw:line draw:style-name="gr1" draw:text-style-name="P1" draw:layer="layout" svg:x1="6.125cm" svg:y1="13.712cm" svg:x2="6.125cm" svg:y2="15.087cm">
          <text:p/>
        </draw:line>
        <draw:line draw:style-name="gr1" draw:text-style-name="P1" draw:layer="layout" svg:x1="6.125cm" svg:y1="15.337cm" svg:x2="6.125cm" svg:y2="16.712cm">
          <text:p/>
        </draw:line>
        <draw:line draw:style-name="gr1" draw:text-style-name="P1" draw:layer="layout" svg:x1="6.125cm" svg:y1="15.338cm" svg:x2="6.375cm" svg:y2="15.212cm">
          <text:p/>
        </draw:line>
        <draw:line draw:style-name="gr1" draw:text-style-name="P1" draw:layer="layout" svg:x1="6.125cm" svg:y1="15.087cm" svg:x2="6.375cm" svg:y2="15.212cm">
          <text:p/>
        </draw:line>
        <draw:line draw:style-name="gr1" draw:text-style-name="P1" draw:layer="layout" svg:x1="6.125cm" svg:y1="13.712cm" svg:x2="7.375cm" svg:y2="14.337cm">
          <text:p/>
        </draw:line>
        <draw:line draw:style-name="gr1" draw:text-style-name="P1" draw:layer="layout" svg:x1="6.125cm" svg:y1="16.712cm" svg:x2="7.375cm" svg:y2="16.087cm">
          <text:p/>
        </draw:line>
        <draw:line draw:style-name="gr1" draw:text-style-name="P1" draw:layer="layout" svg:x1="7.375cm" svg:y1="14.337cm" svg:x2="7.375cm" svg:y2="16.087cm">
          <text:p/>
        </draw:line>
        <draw:frame draw:style-name="gr2" draw:text-style-name="P8" draw:layer="layout" svg:width="2.188cm" svg:height="0.962cm" draw:transform="rotate (1.5707963267949) translate (6.375cm 16.275cm)">
          <draw:text-box>
            <text:p text:style-name="P2"><text:span text:style-name="T2">+</text:span></text:p>
          </draw:text-box>
        </draw:frame>
        <draw:line draw:style-name="gr37" draw:text-style-name="P1" draw:layer="layout" svg:x1="6.125cm" svg:y1="14.437cm" svg:x2="5.5cm" svg:y2="14.437cm">
          <text:p/>
        </draw:line>
        <draw:line draw:style-name="gr37" draw:text-style-name="P1" draw:layer="layout" svg:x1="15.812cm" svg:y1="13.312cm" svg:x2="5.5cm" svg:y2="13.312cm">
          <text:p/>
        </draw:line>
        <draw:line draw:style-name="gr36" draw:text-style-name="P1" draw:layer="layout" svg:x1="14.875cm" svg:y1="13.875cm" svg:x2="15.812cm" svg:y2="13.875cm">
          <text:p/>
        </draw:line>
        <draw:frame draw:style-name="gr14" draw:text-style-name="P7" draw:layer="layout" svg:width="1.25cm" svg:height="0.887cm" svg:x="14.562cm" svg:y="13.3cm">
          <draw:text-box>
            <text:p text:style-name="P2"><text:span text:style-name="T1">32’b0</text:span></text:p>
          </draw:text-box>
        </draw:frame>
        <draw:frame draw:style-name="gr14" draw:text-style-name="P7" draw:layer="layout" svg:width="1.289cm" svg:height="0.887cm" svg:x="4.55cm" svg:y="15.562cm">
          <draw:text-box>
            <text:p text:style-name="P2"><text:span text:style-name="T1">4</text:span></text:p>
          </draw:text-box>
        </draw:frame>
        <draw:line draw:style-name="gr36" draw:text-style-name="P1" draw:layer="layout" svg:x1="5.336cm" svg:y1="16cm" svg:x2="6.125cm" svg:y2="16cm">
          <text:p/>
        </draw:line>
        <draw:line draw:style-name="gr36" draw:text-style-name="P1" draw:layer="layout" svg:x1="7.362cm" svg:y1="15.125cm" svg:x2="8.375cm" svg:y2="15.125cm">
          <text:p/>
        </draw:line>
        <draw:line draw:style-name="gr36" draw:text-style-name="P1" draw:layer="layout" svg:x1="8.375cm" svg:y1="17.437cm" svg:x2="8.376cm" svg:y2="15.125cm">
          <text:p/>
        </draw:line>
        <draw:line draw:style-name="gr36" draw:text-style-name="P1" draw:layer="layout" svg:x1="8.376cm" svg:y1="17.437cm" svg:x2="1.875cm" svg:y2="17.437cm">
          <text:p/>
        </draw:line>
        <draw:line draw:style-name="gr36" draw:text-style-name="P1" draw:layer="layout" svg:x1="1.876cm" svg:y1="17.437cm" svg:x2="1.879cm" svg:y2="9.437cm">
          <text:p/>
        </draw:line>
        <draw:line draw:style-name="gr36" draw:text-style-name="P1" draw:layer="layout" svg:x1="1.875cm" svg:y1="9.425cm" svg:x2="2.437cm" svg:y2="9.425cm">
          <text:p/>
        </draw:line>
        <draw:line draw:style-name="gr36" draw:text-style-name="P1" draw:layer="layout" svg:x1="13.725cm" svg:y1="9.612cm" svg:x2="17.125cm" svg:y2="9.612cm">
          <text:p/>
        </draw:line>
        <draw:custom-shape draw:style-name="gr28" draw:text-style-name="P4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15.037cm" svg:y="10.5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15.037cm" svg:y="11.093cm">
          <draw:text-box>
            <text:p text:style-name="P2"><text:span text:style-name="T1">1</text:span></text:p>
          </draw:text-box>
        </draw:frame>
        <draw:line draw:style-name="gr36" draw:text-style-name="P1" draw:layer="layout" svg:x1="16.399cm" svg:y1="13.9cm" svg:x2="17.125cm" svg:y2="13.9cm">
          <text:p/>
        </draw:line>
        <draw:line draw:style-name="gr36" draw:text-style-name="P1" draw:layer="layout" svg:x1="13.699cm" svg:y1="10.8cm" svg:x2="14.425cm" svg:y2="10.8cm">
          <text:p/>
        </draw:line>
        <draw:line draw:style-name="gr36" draw:text-style-name="P1" draw:layer="layout" svg:x1="13.699cm" svg:y1="10.8cm" svg:x2="15.187cm" svg:y2="10.8cm">
          <text:p/>
        </draw:line>
        <draw:line draw:style-name="gr36" draw:text-style-name="P1" draw:layer="layout" svg:x1="14.012cm" svg:y1="15.312cm" svg:x2="14.012cm" svg:y2="11.375cm">
          <text:p/>
        </draw:line>
        <draw:line draw:style-name="gr36" draw:text-style-name="P1" draw:layer="layout" svg:x1="14.562cm" svg:y1="14.375cm" svg:x2="14.562cm" svg:y2="9.625cm">
          <text:p/>
        </draw:line>
        <draw:line draw:style-name="gr36" draw:text-style-name="P1" draw:layer="layout" svg:x1="14.562cm" svg:y1="14.375cm" svg:x2="15.812cm" svg:y2="14.375cm">
          <text:p/>
        </draw:line>
        <draw:line draw:style-name="gr36" draw:text-style-name="P1" draw:layer="layout" svg:x1="14cm" svg:y1="11.375cm" svg:x2="15.187cm" svg:y2="11.375cm">
          <text:p/>
        </draw:line>
        <draw:line draw:style-name="gr36" draw:text-style-name="P1" draw:layer="layout" svg:x1="15.812cm" svg:y1="11.125cm" svg:x2="17.125cm" svg:y2="11.125cm">
          <text:p/>
        </draw:line>
        <draw:line draw:style-name="gr36" draw:text-style-name="P1" draw:layer="layout" svg:x1="18.374cm" svg:y1="10.25cm" svg:x2="23.125cm" svg:y2="10.25cm">
          <text:p/>
        </draw:line>
        <draw:line draw:style-name="gr36" draw:text-style-name="P1" draw:layer="layout" svg:x1="19.25cm" svg:y1="12.062cm" svg:x2="19.75cm" svg:y2="12.062cm">
          <text:p/>
        </draw:line>
        <draw:line draw:style-name="gr36" draw:text-style-name="P1" draw:layer="layout" svg:x1="19.238cm" svg:y1="12.062cm" svg:x2="19.237cm" svg:y2="10.25cm">
          <text:p/>
        </draw:line>
        <draw:line draw:style-name="gr36" draw:text-style-name="P1" draw:layer="layout" svg:x1="22.274cm" svg:y1="11.687cm" svg:x2="23.187cm" svg:y2="11.687cm">
          <text:p/>
        </draw:line>
        <draw:line draw:style-name="gr36" draw:text-style-name="P1" draw:layer="layout" svg:x1="25.187cm" svg:y1="10.25cm" svg:x2="26.75cm" svg:y2="10.25cm">
          <text:p/>
        </draw:line>
        <draw:line draw:style-name="gr36" draw:text-style-name="P1" draw:layer="layout" svg:x1="25.875cm" svg:y1="9.65cm" svg:x2="26.751cm" svg:y2="9.65cm">
          <text:p/>
        </draw:line>
        <draw:line draw:style-name="gr36" draw:text-style-name="P1" draw:layer="layout" svg:x1="25.875cm" svg:y1="9.65cm" svg:x2="25.875cm" svg:y2="8.937cm">
          <text:p/>
        </draw:line>
        <draw:line draw:style-name="gr36" draw:text-style-name="P1" draw:layer="layout" svg:x1="19.25cm" svg:y1="8.938cm" svg:x2="25.875cm" svg:y2="8.938cm">
          <text:p/>
        </draw:line>
        <draw:line draw:style-name="gr36" draw:text-style-name="P1" draw:layer="layout" svg:x1="19.237cm" svg:y1="8.938cm" svg:x2="19.237cm" svg:y2="10.25cm">
          <text:p/>
        </draw:line>
        <draw:line draw:style-name="gr36" draw:text-style-name="P1" draw:layer="layout" svg:x1="8.375cm" svg:y1="17.437cm" svg:x2="25.875cm" svg:y2="17.437cm">
          <text:p/>
        </draw:line>
        <draw:line draw:style-name="gr36" draw:text-style-name="P1" draw:layer="layout" svg:x1="25.875cm" svg:y1="17.437cm" svg:x2="25.875cm" svg:y2="10.75cm">
          <text:p/>
        </draw:line>
        <draw:line draw:style-name="gr36" draw:text-style-name="P1" draw:layer="layout" svg:x1="25.875cm" svg:y1="10.75cm" svg:x2="26.751cm" svg:y2="10.75cm">
          <text:p/>
        </draw:line>
        <draw:line draw:style-name="gr36" draw:text-style-name="P1" draw:layer="layout" svg:x1="18.375cm" svg:y1="14.562cm" svg:x2="26.312cm" svg:y2="14.562cm">
          <text:p/>
        </draw:line>
        <draw:line draw:style-name="gr36" draw:text-style-name="P1" draw:layer="layout" svg:x1="26.312cm" svg:y1="14.562cm" svg:x2="26.312cm" svg:y2="11.375cm">
          <text:p/>
        </draw:line>
        <draw:line draw:style-name="gr36" draw:text-style-name="P1" draw:layer="layout" svg:x1="26.75cm" svg:y1="11.375cm" svg:x2="26.312cm" svg:y2="11.376cm">
          <text:p/>
        </draw:line>
        <draw:line draw:style-name="gr36" draw:text-style-name="P1" draw:layer="layout" svg:x1="27.75cm" svg:y1="10.476cm" svg:x2="27.312cm" svg:y2="10.477cm">
          <text:p/>
        </draw:line>
        <draw:line draw:style-name="gr36" draw:text-style-name="P1" draw:layer="layout" svg:x1="27.75cm" svg:y1="10.477cm" svg:x2="27.75cm" svg:y2="17.875cm">
          <text:p/>
        </draw:line>
        <draw:line draw:style-name="gr36" draw:text-style-name="P1" draw:layer="layout" svg:x1="10cm" svg:y1="17.875cm" svg:x2="27.75cm" svg:y2="17.875cm">
          <text:p/>
        </draw:line>
        <draw:line draw:style-name="gr36" draw:text-style-name="P1" draw:layer="layout" svg:x1="10cm" svg:y1="17.875cm" svg:x2="10cm" svg:y2="12.125cm">
          <text:p/>
        </draw:line>
        <draw:line draw:style-name="gr36" draw:text-style-name="P1" draw:layer="layout" svg:x1="10.625cm" svg:y1="12.125cm" svg:x2="10cm" svg:y2="12.125cm">
          <text:p/>
        </draw:line>
        <draw:line draw:style-name="gr36" draw:text-style-name="P1" draw:layer="layout" svg:x1="19.5cm" svg:y1="14.562cm" svg:x2="19.5cm" svg:y2="18.437cm">
          <text:p/>
        </draw:line>
        <draw:line draw:style-name="gr36" draw:text-style-name="P1" draw:layer="layout" svg:x1="1.562cm" svg:y1="18.462cm" svg:x2="19.5cm" svg:y2="18.462cm">
          <text:p/>
        </draw:line>
        <draw:line draw:style-name="gr36" draw:text-style-name="P1" draw:layer="layout" svg:x1="1.562cm" svg:y1="18.5cm" svg:x2="1.562cm" svg:y2="9.937cm">
          <text:p/>
        </draw:line>
        <draw:line draw:style-name="gr36" draw:text-style-name="P1" draw:layer="layout" svg:x1="1.562cm" svg:y1="9.925cm" svg:x2="2.437cm" svg:y2="9.925cm">
          <text:p/>
        </draw:line>
        <draw:line draw:style-name="gr36" draw:text-style-name="P1" draw:layer="layout" svg:x1="3cm" svg:y1="9.687cm" svg:x2="4.312cm" svg:y2="9.687cm">
          <text:p/>
        </draw:line>
        <draw:line draw:style-name="gr36" draw:text-style-name="P1" draw:layer="layout" svg:x1="10.625cm" svg:y1="11.687cm" svg:x2="9.312cm" svg:y2="11.687cm">
          <text:p/>
        </draw:line>
        <draw:line draw:style-name="gr36" draw:text-style-name="P1" draw:layer="layout" svg:x1="10.626cm" svg:y1="10.787cm" svg:x2="9.313cm" svg:y2="10.787cm">
          <text:p/>
        </draw:line>
        <draw:line draw:style-name="gr36" draw:text-style-name="P1" draw:layer="layout" svg:x1="10.687cm" svg:y1="3.787cm" svg:x2="9.316cm" svg:y2="3.787cm">
          <text:p/>
        </draw:line>
        <draw:line draw:style-name="gr38" draw:text-style-name="P1" draw:layer="layout" svg:x1="10.688cm" svg:y1="4.287cm" svg:x2="9.317cm" svg:y2="4.287cm">
          <text:p/>
        </draw:line>
        <draw:line draw:style-name="gr36" draw:text-style-name="P1" draw:layer="layout" svg:x1="10.688cm" svg:y1="4.587cm" svg:x2="9.317cm" svg:y2="4.587cm">
          <text:p/>
        </draw:line>
        <draw:line draw:style-name="gr39" draw:text-style-name="P1" draw:layer="layout" svg:x1="18.562cm" svg:y1="8.375cm" svg:x2="18.562cm" svg:y2="9.625cm">
          <text:p/>
        </draw:line>
        <draw:line draw:style-name="gr39" draw:text-style-name="P1" draw:layer="layout" svg:x1="18.375cm" svg:y1="9.625cm" svg:x2="18.562cm" svg:y2="9.625cm">
          <text:p/>
        </draw:line>
        <draw:line draw:style-name="gr39" draw:text-style-name="P1" draw:layer="layout" svg:x1="18.875cm" svg:y1="8.187cm" svg:x2="18.875cm" svg:y2="9.925cm">
          <text:p/>
        </draw:line>
        <draw:line draw:style-name="gr39" draw:text-style-name="P1" draw:layer="layout" svg:x1="18.376cm" svg:y1="9.925cm" svg:x2="18.875cm" svg:y2="9.925cm">
          <text:p/>
        </draw:line>
        <draw:line draw:style-name="gr39" draw:text-style-name="P1" draw:layer="layout" svg:x1="9.625cm" svg:y1="8.375cm" svg:x2="18.561cm" svg:y2="8.375cm">
          <text:p/>
        </draw:line>
        <draw:line draw:style-name="gr39" draw:text-style-name="P1" draw:layer="layout" svg:x1="9.625cm" svg:y1="8.375cm" svg:x2="9.625cm" svg:y2="5.062cm">
          <text:p/>
        </draw:line>
        <draw:line draw:style-name="gr39" draw:text-style-name="P1" draw:layer="layout" svg:x1="10.687cm" svg:y1="5.062cm" svg:x2="9.625cm" svg:y2="5.063cm">
          <text:p/>
        </draw:line>
        <draw:line draw:style-name="gr39" draw:text-style-name="P1" draw:layer="layout" svg:x1="10.125cm" svg:y1="8.175cm" svg:x2="18.875cm" svg:y2="8.175cm">
          <text:p/>
        </draw:line>
        <draw:line draw:style-name="gr39" draw:text-style-name="P1" draw:layer="layout" svg:x1="10.125cm" svg:y1="8.175cm" svg:x2="10.125cm" svg:y2="5.5cm">
          <text:p/>
        </draw:line>
        <draw:line draw:style-name="gr39" draw:text-style-name="P1" draw:layer="layout" svg:x1="10.625cm" svg:y1="5.5cm" svg:x2="10.125cm" svg:y2="5.501cm">
          <text:p/>
        </draw:line>
        <draw:line draw:style-name="gr40" draw:text-style-name="P1" draw:layer="layout" svg:x1="13.937cm" svg:y1="3.625cm" svg:x2="15.312cm" svg:y2="3.625cm">
          <text:p/>
        </draw:line>
        <draw:line draw:style-name="gr40" draw:text-style-name="P1" draw:layer="layout" svg:x1="2.75cm" svg:y1="2.25cm" svg:x2="15.312cm" svg:y2="2.25cm">
          <text:p/>
        </draw:line>
        <draw:line draw:style-name="gr40" draw:text-style-name="P1" draw:layer="layout" svg:x1="15.312cm" svg:y1="2.25cm" svg:x2="15.313cm" svg:y2="3.625cm">
          <text:p/>
        </draw:line>
        <draw:line draw:style-name="gr40" draw:text-style-name="P1" draw:layer="layout" svg:x1="2.75cm" svg:y1="2.25cm" svg:x2="2.754cm" svg:y2="9cm">
          <text:p/>
        </draw:line>
        <draw:line draw:style-name="gr40" draw:text-style-name="P1" draw:layer="layout" svg:x1="13.938cm" svg:y1="4.025cm" svg:x2="27.062cm" svg:y2="4.025cm">
          <text:p/>
        </draw:line>
        <draw:line draw:style-name="gr40" draw:text-style-name="P1" draw:layer="layout" svg:x1="27.062cm" svg:y1="9.312cm" svg:x2="27.062cm" svg:y2="4.025cm">
          <text:p/>
        </draw:line>
        <draw:line draw:style-name="gr40" draw:text-style-name="P1" draw:layer="layout" svg:x1="13.938cm" svg:y1="4.425cm" svg:x2="17.812cm" svg:y2="4.425cm">
          <text:p/>
        </draw:line>
        <draw:line draw:style-name="gr40" draw:text-style-name="P1" draw:layer="layout" svg:x1="17.812cm" svg:y1="9.187cm" svg:x2="17.812cm" svg:y2="4.425cm">
          <text:p/>
        </draw:line>
        <draw:line draw:style-name="gr40" draw:text-style-name="P1" draw:layer="layout" svg:x1="13.938cm" svg:y1="4.812cm" svg:x2="15.562cm" svg:y2="4.812cm">
          <text:p/>
        </draw:line>
        <draw:line draw:style-name="gr40" draw:text-style-name="P1" draw:layer="layout" svg:x1="15.562cm" svg:y1="10.375cm" svg:x2="15.562cm" svg:y2="4.812cm">
          <text:p/>
        </draw:line>
        <draw:line draw:style-name="gr40" draw:text-style-name="P1" draw:layer="layout" svg:x1="13.938cm" svg:y1="5.212cm" svg:x2="16.125cm" svg:y2="5.212cm">
          <text:p/>
        </draw:line>
        <draw:line draw:style-name="gr40" draw:text-style-name="P1" draw:layer="layout" svg:x1="16.125cm" svg:y1="12.875cm" svg:x2="16.126cm" svg:y2="5.212cm">
          <text:p/>
        </draw:line>
        <draw:line draw:style-name="gr41" draw:text-style-name="P1" draw:layer="layout" svg:x1="13.939cm" svg:y1="5.612cm" svg:x2="14.5cm" svg:y2="5.612cm">
          <text:p/>
        </draw:line>
        <draw:line draw:style-name="gr40" draw:text-style-name="P1" draw:layer="layout" svg:x1="13.937cm" svg:y1="6.062cm" svg:x2="14.625cm" svg:y2="6.062cm">
          <text:p/>
        </draw:line>
        <draw:line draw:style-name="gr40" draw:text-style-name="P1" draw:layer="layout" svg:x1="14.625cm" svg:y1="8.5cm" svg:x2="14.625cm" svg:y2="6.062cm">
          <text:p/>
        </draw:line>
        <draw:line draw:style-name="gr40" draw:text-style-name="P1" draw:layer="layout" svg:x1="12.75cm" svg:y1="8.5cm" svg:x2="14.625cm" svg:y2="8.5cm">
          <text:p/>
        </draw:line>
        <draw:line draw:style-name="gr40" draw:text-style-name="P1" draw:layer="layout" svg:x1="12.75cm" svg:y1="8.687cm" svg:x2="12.75cm" svg:y2="8.499cm">
          <text:p/>
        </draw:line>
        <draw:line draw:style-name="gr41" draw:text-style-name="P1" draw:layer="layout" svg:x1="12.312cm" svg:y1="15cm" svg:x2="12.312cm" svg:y2="14.562cm">
          <text:p/>
        </draw:line>
        <draw:line draw:style-name="gr36" draw:text-style-name="P1" draw:layer="layout" svg:x1="10.625cm" svg:y1="15.587cm" svg:x2="9.318cm" svg:y2="15.587cm">
          <text:p/>
        </draw:line>
        <draw:line draw:style-name="gr36" draw:text-style-name="P1" draw:layer="layout" svg:x1="10.627cm" svg:y1="9.887cm" svg:x2="9.314cm" svg:y2="9.887cm">
          <text:p/>
        </draw:line>
        <draw:line draw:style-name="gr40" draw:text-style-name="P1" draw:layer="layout" svg:x1="13.937cm" svg:y1="6.462cm" svg:x2="24.5cm" svg:y2="6.462cm">
          <text:p/>
        </draw:line>
        <draw:line draw:style-name="gr40" draw:text-style-name="P1" draw:layer="layout" svg:x1="24.5cm" svg:y1="9.25cm" svg:x2="24.501cm" svg:y2="6.462cm">
          <text:p/>
        </draw:line>
        <draw:custom-shape draw:style-name="gr42" draw:text-style-name="P11" draw:layer="layout" svg:width="6.437cm" svg:height="1.812cm" svg:x="18.813cm" svg:y="4.125cm">
          <text:p text:style-name="P10"><text:span text:style-name="T4">H</text:span><text:span text:style-name="T4">O</text:span><text:span text:style-name="T4">L</text:span><text:span text:style-name="T4">Y</text:span><text:span text:style-name="T4"> </text:span><text:span text:style-name="T4">C</text:span><text:span text:style-name="T4">O</text:span><text:span text:style-name="T4">R</text:span><text:span text:style-name="T4">E</text:span></text:p>
          <draw:enhanced-geometry svg:viewBox="0 0 21600 21600" draw:mirror-horizontal="false" draw:mirror-vertical="false" draw:extrusion="true" draw:extrusion-depth="1cm 0" draw:extrusion-viewpoint="(3.472cm 3.472cm 25cm)" draw:extrusion-origin="0.5 0.5" draw:extrusion-skew="50 135" dr3d:projection="parallel" draw:extrusion-first-light-direction="(0 -50000 10000)" draw:extrusion-second-light-direction="(0 50000 10000)" dr3d:shade-mode="flat" draw:extrusion-metal="true" draw:extrusion-diffusion="122%" draw:extrusion-color="true" draw:extrusion-brightness="34%" draw:extrusion-light-face="true" draw:extrusion-first-light-harsh="true" draw:extrusion-second-light-harsh="false" draw:extrusion-first-light-level="66%" draw:extrusion-second-light-level="66%" draw:extrusion-specularity="100%" draw:text-areas="0 0 21600 21600" draw:text-path="true" draw:text-path-mode="shape" draw:text-path-scale="path" draw:text-path-same-letter-heights="false" draw:type="fontwork-plain-text" draw:modifiers="9994.78098788444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line draw:style-name="gr38" draw:text-style-name="P1" draw:layer="layout" svg:x1="19.75cm" svg:y1="11.75cm" svg:x2="19.375cm" svg:y2="11.75cm">
          <text:p/>
        </draw:line>
        <draw:line draw:style-name="gr36" draw:text-style-name="P1" draw:layer="layout" svg:x1="22.563cm" svg:y1="12.751cm" svg:x2="23.188cm" svg:y2="12.751cm">
          <text:p/>
        </draw:line>
        <draw:line draw:style-name="gr36" draw:text-style-name="P1" draw:layer="layout" svg:x1="22.564cm" svg:y1="12.751cm" svg:x2="22.562cm" svg:y2="12.375cm">
          <text:p/>
        </draw:line>
        <draw:line draw:style-name="gr36" draw:text-style-name="P1" draw:layer="layout" svg:x1="19.125cm" svg:y1="13cm" svg:x2="19.75cm" svg:y2="13cm">
          <text:p/>
        </draw:line>
        <draw:line draw:style-name="gr36" draw:text-style-name="P1" draw:layer="layout" svg:x1="19.126cm" svg:y1="13cm" svg:x2="19.126cm" svg:y2="12.563cm">
          <text:p/>
        </draw:line>
        <draw:line draw:style-name="gr36" draw:text-style-name="P1" draw:layer="layout" svg:x1="14.813cm" svg:y1="12.564cm" svg:x2="19.126cm" svg:y2="12.564cm">
          <text:p/>
        </draw:line>
        <draw:line draw:style-name="gr36" draw:text-style-name="P1" draw:layer="layout" svg:x1="14.814cm" svg:y1="12.564cm" svg:x2="14.813cm" svg:y2="10.813cm">
          <text:p/>
        </draw:line>
        <draw:custom-shape draw:style-name="gr21" draw:text-style-name="P4" draw:layer="layout" svg:width="2.5cm" svg:height="3.063cm" svg:x="19.75cm" svg:y="11.1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6" draw:layer="layout" svg:width="1.625cm" svg:height="1.559cm" svg:x="20.812cm" svg:y="12.975cm">
          <draw:text-box>
            <text:p text:style-name="P5"><text:span text:style-name="T1">BE</text:span></text:p>
            <text:p text:style-name="P5"><text:span text:style-name="T1">Decoder</text:span></text:p>
          </draw:text-box>
        </draw:frame>
        <draw:frame draw:style-name="gr23" draw:text-style-name="P7" draw:layer="layout" svg:width="1.563cm" svg:height="0.875cm" svg:x="19.562cm" svg:y="11.875cm">
          <draw:text-box>
            <text:p text:style-name="P2"><text:span text:style-name="T1">Alu_res</text:span></text:p>
          </draw:text-box>
        </draw:frame>
        <draw:frame draw:style-name="gr24" draw:text-style-name="P7" draw:layer="layout" svg:width="0.938cm" svg:height="1cm" svg:x="19.562cm" svg:y="11.225cm">
          <draw:text-box>
            <text:p text:style-name="P2"><text:span text:style-name="T1">F3</text:span></text:p>
          </draw:text-box>
        </draw:frame>
        <draw:frame draw:style-name="gr25" draw:text-style-name="P7" draw:layer="layout" svg:width="1.25cm" svg:height="0.569cm" svg:x="21.187cm" svg:y="11.438cm">
          <draw:text-box>
            <text:p text:style-name="P2"><text:span text:style-name="T1">Mask</text:span></text:p>
          </draw:text-box>
        </draw:frame>
        <draw:frame draw:style-name="gr26" draw:text-style-name="P7" draw:layer="layout" svg:width="1.25cm" svg:height="0.569cm" svg:x="21.187cm" svg:y="12.056cm">
          <draw:text-box>
            <text:p text:style-name="P2"><text:span text:style-name="T1">Data</text:span></text:p>
          </draw:text-box>
        </draw:frame>
        <draw:frame draw:style-name="gr27" draw:text-style-name="P7" draw:layer="layout" svg:width="1.938cm" svg:height="1.059cm" svg:x="19.5cm" svg:y="12.441cm">
          <draw:text-box>
            <text:p text:style-name="P2"><text:span text:style-name="T1">Reg_read</text:span></text:p>
          </draw:text-box>
        </draw:frame>
        <draw:line draw:style-name="gr36" draw:text-style-name="P1" draw:layer="layout" svg:x1="22.312cm" svg:y1="12.375cm" svg:x2="22.562cm" svg:y2="12.375cm">
          <text:p/>
        </draw:line>
      </draw:page>
      <draw:page draw:name="page3" draw:style-name="dp1" draw:master-page-name="Standard">
        <draw:custom-shape draw:style-name="gr28" draw:text-style-name="P4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2.237cm" svg:y="9.1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2.237cm" svg:y="9.693cm">
          <draw:text-box>
            <text:p text:style-name="P2"><text:span text:style-name="T1">1</text:span></text:p>
          </draw:text-box>
        </draw:frame>
        <draw:custom-shape draw:style-name="gr7" draw:text-style-name="P4" draw:layer="layout" svg:width="0.625cm" svg:height="1.125cm" svg:x="4.3cm" svg:y="9.074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12cm" svg:y1="9.262cm" svg:x2="4.3cm" svg:y2="9.074cm">
          <text:p/>
        </draw:line>
        <draw:line draw:style-name="gr8" draw:text-style-name="P1" draw:layer="layout" svg:x1="4.612cm" svg:y1="9.262cm" svg:x2="4.925cm" svg:y2="9.074cm">
          <text:p/>
        </draw:line>
        <draw:custom-shape draw:style-name="gr6" draw:text-style-name="P4" draw:layer="layout" svg:width="2cm" svg:height="3cm" svg:x="6.237cm" svg:y="8.69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6.299cm" svg:y="10.681cm">
          <draw:text-box>
            <text:p text:style-name="P5"><text:span text:style-name="T1">Instruction</text:span></text:p>
            <text:p text:style-name="P5"><text:span text:style-name="T1">Memory</text:span></text:p>
          </draw:text-box>
        </draw:frame>
        <draw:frame draw:style-name="gr5" draw:text-style-name="P7" draw:layer="layout" svg:width="0.5cm" svg:height="0.569cm" svg:x="6.237cm" svg:y="9.38cm">
          <draw:text-box>
            <text:p text:style-name="P2"><text:span text:style-name="T1">A</text:span></text:p>
          </draw:text-box>
        </draw:frame>
        <draw:frame draw:style-name="gr5" draw:text-style-name="P7" draw:layer="layout" svg:width="0.938cm" svg:height="0.569cm" svg:x="7.424cm" svg:y="9.38cm">
          <draw:text-box>
            <text:p text:style-name="P2"><text:span text:style-name="T1">RD</text:span></text:p>
          </draw:text-box>
        </draw:frame>
        <draw:line draw:style-name="gr8" draw:text-style-name="P1" draw:layer="layout" svg:x1="6.674cm" svg:y1="8.887cm" svg:x2="6.362cm" svg:y2="8.699cm">
          <text:p/>
        </draw:line>
        <draw:line draw:style-name="gr8" draw:text-style-name="P1" draw:layer="layout" svg:x1="6.674cm" svg:y1="8.887cm" svg:x2="6.987cm" svg:y2="8.699cm">
          <text:p/>
        </draw:line>
        <draw:custom-shape draw:style-name="gr17" draw:text-style-name="P4" draw:layer="layout" svg:width="3.062cm" svg:height="4cm" svg:x="10.638cm" svg:y="8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823cm" svg:height="1.305cm" svg:x="12.05cm" svg:y="11.649cm">
          <draw:text-box>
            <text:p text:style-name="P5"><text:span text:style-name="T1">Register</text:span></text:p>
            <text:p text:style-name="P5"><text:span text:style-name="T1">File</text:span></text:p>
          </draw:text-box>
        </draw:frame>
        <draw:frame draw:style-name="gr19" draw:text-style-name="P7" draw:layer="layout" svg:width="0.881cm" svg:height="0.941cm" svg:x="10.632cm" svg:y="9.374cm">
          <draw:text-box>
            <text:p text:style-name="P2"><text:span text:style-name="T1">A1</text:span></text:p>
          </draw:text-box>
        </draw:frame>
        <draw:frame draw:style-name="gr19" draw:text-style-name="P7" draw:layer="layout" svg:width="1.654cm" svg:height="0.941cm" svg:x="12.434cm" svg:y="9.383cm">
          <draw:text-box>
            <text:p text:style-name="P2"><text:span text:style-name="T1">RD1</text:span></text:p>
          </draw:text-box>
        </draw:frame>
        <draw:frame draw:style-name="gr19" draw:text-style-name="P7" draw:layer="layout" svg:width="2.204cm" svg:height="0.941cm" svg:x="11.659cm" svg:y="8.449cm">
          <draw:text-box>
            <text:p text:style-name="P2"><text:span text:style-name="T1">WE3</text:span></text:p>
          </draw:text-box>
        </draw:frame>
        <draw:frame draw:style-name="gr20" draw:text-style-name="P7" draw:layer="layout" svg:width="2.204cm" svg:height="0.94cm" svg:x="9.95cm" svg:y="11.209cm">
          <draw:text-box>
            <text:p text:style-name="P2"><text:span text:style-name="T1">A3</text:span></text:p>
          </draw:text-box>
        </draw:frame>
        <draw:line draw:style-name="gr8" draw:text-style-name="P1" draw:layer="layout" svg:x1="11.151cm" svg:y1="8.887cm" svg:x2="10.839cm" svg:y2="8.699cm">
          <text:p/>
        </draw:line>
        <draw:line draw:style-name="gr8" draw:text-style-name="P1" draw:layer="layout" svg:x1="11.151cm" svg:y1="8.887cm" svg:x2="11.464cm" svg:y2="8.699cm">
          <text:p/>
        </draw:line>
        <draw:frame draw:style-name="gr19" draw:text-style-name="P7" draw:layer="layout" svg:width="0.881cm" svg:height="0.941cm" svg:x="10.633cm" svg:y="10.275cm">
          <draw:text-box>
            <text:p text:style-name="P2"><text:span text:style-name="T1">A2</text:span></text:p>
          </draw:text-box>
        </draw:frame>
        <draw:frame draw:style-name="gr19" draw:text-style-name="P7" draw:layer="layout" svg:width="1.654cm" svg:height="0.941cm" svg:x="12.434cm" svg:y="10.284cm">
          <draw:text-box>
            <text:p text:style-name="P2"><text:span text:style-name="T1">RD2</text:span></text:p>
          </draw:text-box>
        </draw:frame>
        <draw:frame draw:style-name="gr20" draw:text-style-name="P7" draw:layer="layout" svg:width="2.204cm" svg:height="0.94cm" svg:x="10.075cm" svg:y="11.674cm">
          <draw:text-box>
            <text:p text:style-name="P2"><text:span text:style-name="T1">WD3</text:span></text:p>
          </draw:text-box>
        </draw:frame>
        <draw:line draw:style-name="gr1" draw:text-style-name="P1" draw:layer="layout" svg:x1="10.625cm" svg:y1="15.352cm" svg:x2="10.625cm" svg:y2="15.858cm">
          <text:p/>
        </draw:line>
        <draw:line draw:style-name="gr1" draw:text-style-name="P1" draw:layer="layout" svg:x1="13.601cm" svg:y1="14.774cm" svg:x2="13.601cm" svg:y2="15.858cm">
          <text:p/>
        </draw:line>
        <draw:line draw:style-name="gr1" draw:text-style-name="P1" draw:layer="layout" svg:x1="10.625cm" svg:y1="15.858cm" svg:x2="13.601cm" svg:y2="15.858cm">
          <text:p/>
        </draw:line>
        <draw:line draw:style-name="gr1" draw:text-style-name="P1" draw:layer="layout" svg:x1="10.625cm" svg:y1="15.352cm" svg:x2="13.601cm" svg:y2="14.774cm">
          <text:p/>
        </draw:line>
        <draw:frame draw:style-name="gr29" draw:text-style-name="P6" draw:layer="layout" svg:width="2.551cm" svg:height="1.393cm" svg:x="11.136cm" svg:y="14.774cm">
          <draw:text-box>
            <text:p text:style-name="P5"><text:span text:style-name="T1">Sign</text:span></text:p>
            <text:p text:style-name="P5"><text:span text:style-name="T1">Ext</text:span></text:p>
          </draw:text-box>
        </draw:frame>
        <draw:line draw:style-name="gr1" draw:text-style-name="P1" draw:layer="layout" svg:x1="17.137cm" svg:y1="13.062cm" svg:x2="17.137cm" svg:y2="14.437cm">
          <text:p/>
        </draw:line>
        <draw:line draw:style-name="gr1" draw:text-style-name="P1" draw:layer="layout" svg:x1="17.137cm" svg:y1="14.687cm" svg:x2="17.137cm" svg:y2="16.062cm">
          <text:p/>
        </draw:line>
        <draw:line draw:style-name="gr1" draw:text-style-name="P1" draw:layer="layout" svg:x1="17.137cm" svg:y1="14.688cm" svg:x2="17.387cm" svg:y2="14.562cm">
          <text:p/>
        </draw:line>
        <draw:line draw:style-name="gr1" draw:text-style-name="P1" draw:layer="layout" svg:x1="17.137cm" svg:y1="14.437cm" svg:x2="17.387cm" svg:y2="14.562cm">
          <text:p/>
        </draw:line>
        <draw:line draw:style-name="gr1" draw:text-style-name="P1" draw:layer="layout" svg:x1="17.137cm" svg:y1="13.062cm" svg:x2="18.387cm" svg:y2="13.687cm">
          <text:p/>
        </draw:line>
        <draw:line draw:style-name="gr1" draw:text-style-name="P1" draw:layer="layout" svg:x1="17.137cm" svg:y1="16.062cm" svg:x2="18.387cm" svg:y2="15.437cm">
          <text:p/>
        </draw:line>
        <draw:line draw:style-name="gr1" draw:text-style-name="P1" draw:layer="layout" svg:x1="18.387cm" svg:y1="13.687cm" svg:x2="18.387cm" svg:y2="15.437cm">
          <text:p/>
        </draw:line>
        <draw:frame draw:style-name="gr2" draw:text-style-name="P8" draw:layer="layout" svg:width="2.188cm" svg:height="0.962cm" draw:transform="rotate (1.5707963267949) translate (17.387cm 15.625cm)">
          <draw:text-box>
            <text:p text:style-name="P2"><text:span text:style-name="T2">+</text:span></text:p>
          </draw:text-box>
        </draw:frame>
        <draw:line draw:style-name="gr1" draw:text-style-name="P1" draw:layer="layout" svg:x1="17.137cm" svg:y1="8.862cm" svg:x2="17.137cm" svg:y2="10.237cm">
          <text:p/>
        </draw:line>
        <draw:line draw:style-name="gr1" draw:text-style-name="P1" draw:layer="layout" svg:x1="17.137cm" svg:y1="10.487cm" svg:x2="17.137cm" svg:y2="11.862cm">
          <text:p/>
        </draw:line>
        <draw:line draw:style-name="gr1" draw:text-style-name="P1" draw:layer="layout" svg:x1="17.137cm" svg:y1="10.488cm" svg:x2="17.387cm" svg:y2="10.362cm">
          <text:p/>
        </draw:line>
        <draw:line draw:style-name="gr1" draw:text-style-name="P1" draw:layer="layout" svg:x1="17.137cm" svg:y1="10.237cm" svg:x2="17.387cm" svg:y2="10.362cm">
          <text:p/>
        </draw:line>
        <draw:line draw:style-name="gr1" draw:text-style-name="P1" draw:layer="layout" svg:x1="17.137cm" svg:y1="8.862cm" svg:x2="18.387cm" svg:y2="9.487cm">
          <text:p/>
        </draw:line>
        <draw:line draw:style-name="gr1" draw:text-style-name="P1" draw:layer="layout" svg:x1="17.137cm" svg:y1="11.862cm" svg:x2="18.387cm" svg:y2="11.237cm">
          <text:p/>
        </draw:line>
        <draw:line draw:style-name="gr1" draw:text-style-name="P1" draw:layer="layout" svg:x1="18.387cm" svg:y1="9.487cm" svg:x2="18.387cm" svg:y2="11.237cm">
          <text:p/>
        </draw:line>
        <draw:frame draw:style-name="gr2" draw:text-style-name="P8" draw:layer="layout" svg:width="2.188cm" svg:height="0.962cm" draw:transform="rotate (1.5707963267949) translate (17.387cm 11.425cm)">
          <draw:text-box>
            <text:p text:style-name="P2"><text:span text:style-name="T2">ALU</text:span></text:p>
          </draw:text-box>
        </draw:frame>
        <draw:custom-shape draw:style-name="gr43" draw:text-style-name="P4" draw:layer="layout" svg:width="2.5cm" svg:height="1.938cm" svg:x="19.75cm" svg:y="11.062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1.938cm" svg:height="1.205cm" svg:x="20.437cm" svg:y="12.079cm">
          <draw:text-box>
            <text:p text:style-name="P5"><text:span text:style-name="T1">BE Mask</text:span></text:p>
            <text:p text:style-name="P5"><text:span text:style-name="T1">Decoder</text:span></text:p>
          </draw:text-box>
        </draw:frame>
        <draw:frame draw:style-name="gr14" draw:text-style-name="P7" draw:layer="layout" svg:width="1.563cm" svg:height="0.887cm" svg:x="19.562cm" svg:y="11.625cm">
          <draw:text-box>
            <text:p text:style-name="P2"><text:span text:style-name="T1">alu_res</text:span></text:p>
          </draw:text-box>
        </draw:frame>
        <draw:frame draw:style-name="gr5" draw:text-style-name="P7" draw:layer="layout" svg:width="0.938cm" svg:height="0.569cm" svg:x="19.562cm" svg:y="11.431cm">
          <draw:text-box>
            <text:p text:style-name="P2"><text:span text:style-name="T1">F3</text:span></text:p>
          </draw:text-box>
        </draw:frame>
        <draw:frame draw:style-name="gr14" draw:text-style-name="P7" draw:layer="layout" svg:width="1.25cm" svg:height="0.887cm" svg:x="21.187cm" svg:y="11.238cm">
          <draw:text-box>
            <text:p text:style-name="P2"><text:span text:style-name="T1">Mask</text:span></text:p>
          </draw:text-box>
        </draw:frame>
        <draw:custom-shape draw:style-name="gr30" draw:text-style-name="P4" draw:layer="layout" svg:width="2cm" svg:height="4.165cm" svg:x="23.162cm" svg:y="9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6" draw:layer="layout" svg:width="2.062cm" svg:height="1.673cm" svg:x="23.224cm" svg:y="12.014cm">
          <draw:text-box>
            <text:p text:style-name="P5"><text:span text:style-name="T1">Data</text:span></text:p>
            <text:p text:style-name="P5"><text:span text:style-name="T1">Memory</text:span></text:p>
          </draw:text-box>
        </draw:frame>
        <draw:frame draw:style-name="gr32" draw:text-style-name="P7" draw:layer="layout" svg:width="0.5cm" svg:height="0.79cm" svg:x="23.187cm" svg:y="9.875cm">
          <draw:text-box>
            <text:p text:style-name="P2"><text:span text:style-name="T1">A</text:span></text:p>
          </draw:text-box>
        </draw:frame>
        <draw:frame draw:style-name="gr32" draw:text-style-name="P7" draw:layer="layout" svg:width="0.938cm" svg:height="0.79cm" svg:x="24.312cm" svg:y="9.897cm">
          <draw:text-box>
            <text:p text:style-name="P2"><text:span text:style-name="T1">RD</text:span></text:p>
          </draw:text-box>
        </draw:frame>
        <draw:frame draw:style-name="gr32" draw:text-style-name="P7" draw:layer="layout" svg:width="1.25cm" svg:height="0.79cm" svg:x="23.937cm" svg:y="9.062cm">
          <draw:text-box>
            <text:p text:style-name="P2"><text:span text:style-name="T1">WE</text:span></text:p>
          </draw:text-box>
        </draw:frame>
        <draw:frame draw:style-name="gr32" draw:text-style-name="P7" draw:layer="layout" svg:width="1.25cm" svg:height="0.79cm" svg:x="22.875cm" svg:y="12.375cm">
          <draw:text-box>
            <text:p text:style-name="P2"><text:span text:style-name="T1">WD</text:span></text:p>
          </draw:text-box>
        </draw:frame>
        <draw:frame draw:style-name="gr32" draw:text-style-name="P7" draw:layer="layout" svg:width="1.25cm" svg:height="0.79cm" svg:x="22.875cm" svg:y="11.325cm">
          <draw:text-box>
            <text:p text:style-name="P2"><text:span text:style-name="T1">BE</text:span></text:p>
          </draw:text-box>
        </draw:frame>
        <draw:line draw:style-name="gr8" draw:text-style-name="P1" draw:layer="layout" svg:x1="23.599cm" svg:y1="9.426cm" svg:x2="23.287cm" svg:y2="9.238cm">
          <text:p/>
        </draw:line>
        <draw:line draw:style-name="gr8" draw:text-style-name="P1" draw:layer="layout" svg:x1="23.599cm" svg:y1="9.426cm" svg:x2="23.912cm" svg:y2="9.238cm">
          <text:p/>
        </draw:line>
        <draw:custom-shape draw:style-name="gr9" draw:text-style-name="P4" draw:layer="layout" svg:width="3.25cm" svg:height="5.093cm" svg:x="10.666cm" svg:y="2.8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.625cm" svg:height="0.869cm" svg:x="12.416cm" svg:y="7.206cm">
          <draw:text-box>
            <text:p text:style-name="P5"><text:span text:style-name="T1">Control</text:span></text:p>
          </draw:text-box>
        </draw:frame>
        <draw:frame draw:style-name="gr5" draw:text-style-name="P7" draw:layer="layout" svg:width="0.938cm" svg:height="0.569cm" svg:x="10.541cm" svg:y="3.55cm">
          <draw:text-box>
            <text:p text:style-name="P2"><text:span text:style-name="T1">OP</text:span></text:p>
          </draw:text-box>
        </draw:frame>
        <draw:frame draw:style-name="gr5" draw:text-style-name="P7" draw:layer="layout" svg:width="0.938cm" svg:height="0.569cm" svg:x="10.541cm" svg:y="3.969cm">
          <draw:text-box>
            <text:p text:style-name="P2"><text:span text:style-name="T1">F3</text:span></text:p>
          </draw:text-box>
        </draw:frame>
        <draw:frame draw:style-name="gr5" draw:text-style-name="P7" draw:layer="layout" svg:width="0.938cm" svg:height="0.569cm" svg:x="10.541cm" svg:y="4.35cm">
          <draw:text-box>
            <text:p text:style-name="P2"><text:span text:style-name="T1">F7</text:span></text:p>
          </draw:text-box>
        </draw:frame>
        <draw:frame draw:style-name="gr11" draw:text-style-name="P7" draw:layer="layout" svg:width="1.188cm" svg:height="0.659cm" svg:x="10.541cm" svg:y="4.725cm">
          <draw:text-box>
            <text:p text:style-name="P2"><text:span text:style-name="T1">Zero</text:span></text:p>
          </draw:text-box>
        </draw:frame>
        <draw:frame draw:style-name="gr12" draw:text-style-name="P7" draw:layer="layout" svg:width="1.375cm" svg:height="0.677cm" svg:x="10.541cm" svg:y="5.138cm">
          <draw:text-box>
            <text:p text:style-name="P2"><text:span text:style-name="T1">alu_lb</text:span></text:p>
          </draw:text-box>
        </draw:frame>
        <draw:frame draw:style-name="gr13" draw:text-style-name="P7" draw:layer="layout" svg:width="1.501cm" svg:height="0.574cm" svg:x="12.416cm" svg:y="3.313cm">
          <draw:text-box>
            <text:p text:style-name="P2"><text:span text:style-name="T1">PC_src</text:span></text:p>
          </draw:text-box>
        </draw:frame>
        <draw:frame draw:style-name="gr13" draw:text-style-name="P7" draw:layer="layout" svg:width="1.501cm" svg:height="0.574cm" svg:x="12.417cm" svg:y="3.713cm">
          <draw:text-box>
            <text:p text:style-name="P2"><text:span text:style-name="T1">WB_src</text:span></text:p>
          </draw:text-box>
        </draw:frame>
        <draw:frame draw:style-name="gr14" draw:text-style-name="P7" draw:layer="layout" svg:width="1.75cm" svg:height="0.887cm" svg:x="12.229cm" svg:y="3.95cm">
          <draw:text-box>
            <text:p text:style-name="P2"><text:span text:style-name="T1">ALU_ctrl</text:span></text:p>
          </draw:text-box>
        </draw:frame>
        <draw:frame draw:style-name="gr14" draw:text-style-name="P7" draw:layer="layout" svg:width="1.75cm" svg:height="0.887cm" svg:x="12.229cm" svg:y="4.351cm">
          <draw:text-box>
            <text:p text:style-name="P2"><text:span text:style-name="T1">ALU_src</text:span></text:p>
          </draw:text-box>
        </draw:frame>
        <draw:frame draw:style-name="gr14" draw:text-style-name="P7" draw:layer="layout" svg:width="2.25cm" svg:height="0.887cm" svg:x="11.729cm" svg:y="4.752cm">
          <draw:text-box>
            <text:p text:style-name="P2"><text:span text:style-name="T1">Sec_add_src</text:span></text:p>
          </draw:text-box>
        </draw:frame>
        <draw:frame draw:style-name="gr14" draw:text-style-name="P7" draw:layer="layout" svg:width="2.25cm" svg:height="0.887cm" svg:x="12.012cm" svg:y="5.188cm">
          <draw:text-box>
            <text:p text:style-name="P2"><text:span text:style-name="T1">Imm_src</text:span></text:p>
          </draw:text-box>
        </draw:frame>
        <draw:frame draw:style-name="gr33" draw:text-style-name="P7" draw:layer="layout" svg:width="2.3cm" svg:height="0.789cm" svg:x="12.012cm" svg:y="5.687cm">
          <draw:text-box>
            <text:p text:style-name="P2"><text:span text:style-name="T1">reg_write</text:span></text:p>
          </draw:text-box>
        </draw:frame>
        <draw:frame draw:style-name="gr14" draw:text-style-name="P7" draw:layer="layout" svg:width="2.25cm" svg:height="0.887cm" svg:x="12.012cm" svg:y="5.99cm">
          <draw:text-box>
            <text:p text:style-name="P2"><text:span text:style-name="T1">mem_write</text:span></text:p>
          </draw:text-box>
        </draw:frame>
        <draw:frame draw:style-name="gr5" draw:text-style-name="P7" draw:layer="layout" svg:width="0.938cm" svg:height="0.569cm" svg:x="10.541cm" svg:y="3.97cm">
          <draw:text-box>
            <text:p text:style-name="P2"><text:span text:style-name="T1">F3</text:span></text:p>
          </draw:text-box>
        </draw:frame>
        <draw:custom-shape draw:style-name="gr34" draw:text-style-name="P4" draw:layer="layout" svg:width="2.563cm" svg:height="0.563cm" draw:transform="rotate (1.5707963267949) translate (26.738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26.55cm" svg:y="9.411cm">
          <draw:text-box>
            <text:p text:style-name="P2"><text:span text:style-name="T1">00</text:span></text:p>
          </draw:text-box>
        </draw:frame>
        <draw:frame draw:style-name="gr5" draw:text-style-name="P7" draw:layer="layout" svg:width="0.938cm" svg:height="0.569cm" svg:x="26.55cm" svg:y="9.974cm">
          <draw:text-box>
            <text:p text:style-name="P2"><text:span text:style-name="T1">01</text:span></text:p>
          </draw:text-box>
        </draw:frame>
        <draw:frame draw:style-name="gr5" draw:text-style-name="P7" draw:layer="layout" svg:width="0.938cm" svg:height="0.569cm" svg:x="26.551cm" svg:y="10.48cm">
          <draw:text-box>
            <text:p text:style-name="P2"><text:span text:style-name="T1">10</text:span></text:p>
          </draw:text-box>
        </draw:frame>
        <draw:frame draw:style-name="gr5" draw:text-style-name="P7" draw:layer="layout" svg:width="0.938cm" svg:height="0.569cm" svg:x="26.551cm" svg:y="11.043cm">
          <draw:text-box>
            <text:p text:style-name="P2"><text:span text:style-name="T1">11</text:span></text:p>
          </draw:text-box>
        </draw:frame>
        <draw:custom-shape draw:style-name="gr35" draw:text-style-name="P4" draw:layer="layout" svg:width="2.013cm" svg:height="0.563cm" draw:transform="rotate (1.5707963267949) translate (15.839cm 14.85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15.651cm" svg:y="13.011cm">
          <draw:text-box>
            <text:p text:style-name="P2"><text:span text:style-name="T1">00</text:span></text:p>
          </draw:text-box>
        </draw:frame>
        <draw:frame draw:style-name="gr5" draw:text-style-name="P7" draw:layer="layout" svg:width="0.938cm" svg:height="0.569cm" svg:x="15.651cm" svg:y="13.574cm">
          <draw:text-box>
            <text:p text:style-name="P2"><text:span text:style-name="T1">01</text:span></text:p>
          </draw:text-box>
        </draw:frame>
        <draw:frame draw:style-name="gr5" draw:text-style-name="P7" draw:layer="layout" svg:width="0.938cm" svg:height="0.569cm" svg:x="15.652cm" svg:y="14.08cm">
          <draw:text-box>
            <text:p text:style-name="P2"><text:span text:style-name="T1">10</text:span></text:p>
          </draw:text-box>
        </draw:frame>
        <draw:line draw:style-name="gr36" draw:text-style-name="P1" draw:layer="layout" svg:x1="16.399cm" svg:y1="13.9cm" svg:x2="17.125cm" svg:y2="13.9cm">
          <text:p/>
        </draw:line>
        <draw:line draw:style-name="gr36" draw:text-style-name="P1" draw:layer="layout" svg:x1="13.625cm" svg:y1="15.312cm" svg:x2="17.125cm" svg:y2="15.312cm">
          <text:p/>
        </draw:line>
        <draw:line draw:style-name="gr36" draw:text-style-name="P1" draw:layer="layout" svg:x1="13.625cm" svg:y1="15.312cm" svg:x2="17.125cm" svg:y2="15.312cm">
          <text:p/>
        </draw:line>
        <draw:line draw:style-name="gr1" draw:text-style-name="P1" draw:layer="layout" svg:x1="9.325cm" svg:y1="3.687cm" svg:x2="9.325cm" svg:y2="15.937cm">
          <text:p/>
        </draw:line>
        <draw:line draw:style-name="gr1" draw:text-style-name="P1" draw:layer="layout" svg:x1="8.225cm" svg:y1="9.658cm" svg:x2="9.312cm" svg:y2="9.658cm">
          <text:p/>
        </draw:line>
        <draw:line draw:style-name="gr37" draw:text-style-name="P1" draw:layer="layout" svg:x1="4.937cm" svg:y1="9.625cm" svg:x2="6.25cm" svg:y2="9.625cm">
          <text:p/>
        </draw:line>
        <draw:frame draw:style-name="gr5" draw:text-style-name="P9" draw:layer="layout" svg:width="2.25cm" svg:height="0.569cm" svg:x="4.062cm" svg:y="9.003cm">
          <draw:text-box>
            <text:p text:style-name="P2"><text:span text:style-name="T3">pc</text:span></text:p>
          </draw:text-box>
        </draw:frame>
        <draw:line draw:style-name="gr37" draw:text-style-name="P1" draw:layer="layout" svg:x1="5.5cm" svg:y1="9.625cm" svg:x2="5.5cm" svg:y2="14.437cm">
          <text:p/>
        </draw:line>
        <draw:line draw:style-name="gr1" draw:text-style-name="P1" draw:layer="layout" svg:x1="6.125cm" svg:y1="13.712cm" svg:x2="6.125cm" svg:y2="15.087cm">
          <text:p/>
        </draw:line>
        <draw:line draw:style-name="gr1" draw:text-style-name="P1" draw:layer="layout" svg:x1="6.125cm" svg:y1="15.337cm" svg:x2="6.125cm" svg:y2="16.712cm">
          <text:p/>
        </draw:line>
        <draw:line draw:style-name="gr1" draw:text-style-name="P1" draw:layer="layout" svg:x1="6.125cm" svg:y1="15.338cm" svg:x2="6.375cm" svg:y2="15.212cm">
          <text:p/>
        </draw:line>
        <draw:line draw:style-name="gr1" draw:text-style-name="P1" draw:layer="layout" svg:x1="6.125cm" svg:y1="15.087cm" svg:x2="6.375cm" svg:y2="15.212cm">
          <text:p/>
        </draw:line>
        <draw:line draw:style-name="gr1" draw:text-style-name="P1" draw:layer="layout" svg:x1="6.125cm" svg:y1="13.712cm" svg:x2="7.375cm" svg:y2="14.337cm">
          <text:p/>
        </draw:line>
        <draw:line draw:style-name="gr1" draw:text-style-name="P1" draw:layer="layout" svg:x1="6.125cm" svg:y1="16.712cm" svg:x2="7.375cm" svg:y2="16.087cm">
          <text:p/>
        </draw:line>
        <draw:line draw:style-name="gr1" draw:text-style-name="P1" draw:layer="layout" svg:x1="7.375cm" svg:y1="14.337cm" svg:x2="7.375cm" svg:y2="16.087cm">
          <text:p/>
        </draw:line>
        <draw:frame draw:style-name="gr2" draw:text-style-name="P8" draw:layer="layout" svg:width="2.188cm" svg:height="0.962cm" draw:transform="rotate (1.5707963267949) translate (6.375cm 16.275cm)">
          <draw:text-box>
            <text:p text:style-name="P2"><text:span text:style-name="T2">+</text:span></text:p>
          </draw:text-box>
        </draw:frame>
        <draw:line draw:style-name="gr37" draw:text-style-name="P1" draw:layer="layout" svg:x1="6.125cm" svg:y1="14.437cm" svg:x2="5.5cm" svg:y2="14.437cm">
          <text:p/>
        </draw:line>
        <draw:line draw:style-name="gr37" draw:text-style-name="P1" draw:layer="layout" svg:x1="15.812cm" svg:y1="13.312cm" svg:x2="5.5cm" svg:y2="13.312cm">
          <text:p/>
        </draw:line>
        <draw:line draw:style-name="gr36" draw:text-style-name="P1" draw:layer="layout" svg:x1="14.875cm" svg:y1="13.875cm" svg:x2="15.812cm" svg:y2="13.875cm">
          <text:p/>
        </draw:line>
        <draw:frame draw:style-name="gr14" draw:text-style-name="P7" draw:layer="layout" svg:width="1.25cm" svg:height="0.887cm" svg:x="14.562cm" svg:y="13.3cm">
          <draw:text-box>
            <text:p text:style-name="P2"><text:span text:style-name="T1">32’b0</text:span></text:p>
          </draw:text-box>
        </draw:frame>
        <draw:frame draw:style-name="gr14" draw:text-style-name="P7" draw:layer="layout" svg:width="1.289cm" svg:height="0.887cm" svg:x="4.55cm" svg:y="15.562cm">
          <draw:text-box>
            <text:p text:style-name="P2"><text:span text:style-name="T1">4</text:span></text:p>
          </draw:text-box>
        </draw:frame>
        <draw:line draw:style-name="gr36" draw:text-style-name="P1" draw:layer="layout" svg:x1="5.336cm" svg:y1="16cm" svg:x2="6.125cm" svg:y2="16cm">
          <text:p/>
        </draw:line>
        <draw:line draw:style-name="gr36" draw:text-style-name="P1" draw:layer="layout" svg:x1="7.362cm" svg:y1="15.125cm" svg:x2="8.375cm" svg:y2="15.125cm">
          <text:p/>
        </draw:line>
        <draw:line draw:style-name="gr36" draw:text-style-name="P1" draw:layer="layout" svg:x1="8.375cm" svg:y1="17.437cm" svg:x2="8.376cm" svg:y2="15.125cm">
          <text:p/>
        </draw:line>
        <draw:line draw:style-name="gr36" draw:text-style-name="P1" draw:layer="layout" svg:x1="8.376cm" svg:y1="17.437cm" svg:x2="1.875cm" svg:y2="17.437cm">
          <text:p/>
        </draw:line>
        <draw:line draw:style-name="gr36" draw:text-style-name="P1" draw:layer="layout" svg:x1="1.876cm" svg:y1="17.437cm" svg:x2="1.879cm" svg:y2="9.437cm">
          <text:p/>
        </draw:line>
        <draw:line draw:style-name="gr36" draw:text-style-name="P1" draw:layer="layout" svg:x1="1.875cm" svg:y1="9.425cm" svg:x2="2.437cm" svg:y2="9.425cm">
          <text:p/>
        </draw:line>
        <draw:line draw:style-name="gr36" draw:text-style-name="P1" draw:layer="layout" svg:x1="13.725cm" svg:y1="9.612cm" svg:x2="17.125cm" svg:y2="9.612cm">
          <text:p/>
        </draw:line>
        <draw:custom-shape draw:style-name="gr28" draw:text-style-name="P4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15.037cm" svg:y="10.5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15.037cm" svg:y="11.093cm">
          <draw:text-box>
            <text:p text:style-name="P2"><text:span text:style-name="T1">1</text:span></text:p>
          </draw:text-box>
        </draw:frame>
        <draw:line draw:style-name="gr36" draw:text-style-name="P1" draw:layer="layout" svg:x1="16.399cm" svg:y1="13.9cm" svg:x2="17.125cm" svg:y2="13.9cm">
          <text:p/>
        </draw:line>
        <draw:line draw:style-name="gr36" draw:text-style-name="P1" draw:layer="layout" svg:x1="13.699cm" svg:y1="10.8cm" svg:x2="14.425cm" svg:y2="10.8cm">
          <text:p/>
        </draw:line>
        <draw:line draw:style-name="gr36" draw:text-style-name="P1" draw:layer="layout" svg:x1="13.699cm" svg:y1="10.8cm" svg:x2="15.187cm" svg:y2="10.8cm">
          <text:p/>
        </draw:line>
        <draw:line draw:style-name="gr36" draw:text-style-name="P1" draw:layer="layout" svg:x1="14.012cm" svg:y1="15.312cm" svg:x2="14.012cm" svg:y2="11.375cm">
          <text:p/>
        </draw:line>
        <draw:line draw:style-name="gr36" draw:text-style-name="P1" draw:layer="layout" svg:x1="14.562cm" svg:y1="14.375cm" svg:x2="14.562cm" svg:y2="9.625cm">
          <text:p/>
        </draw:line>
        <draw:line draw:style-name="gr36" draw:text-style-name="P1" draw:layer="layout" svg:x1="14.562cm" svg:y1="14.375cm" svg:x2="15.812cm" svg:y2="14.375cm">
          <text:p/>
        </draw:line>
        <draw:line draw:style-name="gr36" draw:text-style-name="P1" draw:layer="layout" svg:x1="14cm" svg:y1="11.375cm" svg:x2="15.187cm" svg:y2="11.375cm">
          <text:p/>
        </draw:line>
        <draw:line draw:style-name="gr36" draw:text-style-name="P1" draw:layer="layout" svg:x1="15.812cm" svg:y1="11.125cm" svg:x2="17.125cm" svg:y2="11.125cm">
          <text:p/>
        </draw:line>
        <draw:line draw:style-name="gr36" draw:text-style-name="P1" draw:layer="layout" svg:x1="18.374cm" svg:y1="10.25cm" svg:x2="23.125cm" svg:y2="10.25cm">
          <text:p/>
        </draw:line>
        <draw:line draw:style-name="gr36" draw:text-style-name="P1" draw:layer="layout" svg:x1="19.25cm" svg:y1="12.062cm" svg:x2="19.75cm" svg:y2="12.062cm">
          <text:p/>
        </draw:line>
        <draw:line draw:style-name="gr36" draw:text-style-name="P1" draw:layer="layout" svg:x1="19.238cm" svg:y1="12.062cm" svg:x2="19.237cm" svg:y2="10.25cm">
          <text:p/>
        </draw:line>
        <draw:line draw:style-name="gr36" draw:text-style-name="P1" draw:layer="layout" svg:x1="22.274cm" svg:y1="11.687cm" svg:x2="23.187cm" svg:y2="11.687cm">
          <text:p/>
        </draw:line>
        <draw:line draw:style-name="gr36" draw:text-style-name="P1" draw:layer="layout" svg:x1="25.187cm" svg:y1="10.25cm" svg:x2="26.75cm" svg:y2="10.25cm">
          <text:p/>
        </draw:line>
        <draw:line draw:style-name="gr36" draw:text-style-name="P1" draw:layer="layout" svg:x1="25.875cm" svg:y1="9.65cm" svg:x2="26.751cm" svg:y2="9.65cm">
          <text:p/>
        </draw:line>
        <draw:line draw:style-name="gr36" draw:text-style-name="P1" draw:layer="layout" svg:x1="25.875cm" svg:y1="9.65cm" svg:x2="25.875cm" svg:y2="8.937cm">
          <text:p/>
        </draw:line>
        <draw:line draw:style-name="gr36" draw:text-style-name="P1" draw:layer="layout" svg:x1="19.25cm" svg:y1="8.938cm" svg:x2="25.875cm" svg:y2="8.938cm">
          <text:p/>
        </draw:line>
        <draw:line draw:style-name="gr36" draw:text-style-name="P1" draw:layer="layout" svg:x1="19.237cm" svg:y1="8.938cm" svg:x2="19.237cm" svg:y2="10.25cm">
          <text:p/>
        </draw:line>
        <draw:line draw:style-name="gr36" draw:text-style-name="P1" draw:layer="layout" svg:x1="8.375cm" svg:y1="17.437cm" svg:x2="25.875cm" svg:y2="17.437cm">
          <text:p/>
        </draw:line>
        <draw:line draw:style-name="gr36" draw:text-style-name="P1" draw:layer="layout" svg:x1="25.875cm" svg:y1="17.437cm" svg:x2="25.875cm" svg:y2="10.75cm">
          <text:p/>
        </draw:line>
        <draw:line draw:style-name="gr36" draw:text-style-name="P1" draw:layer="layout" svg:x1="25.875cm" svg:y1="10.75cm" svg:x2="26.751cm" svg:y2="10.75cm">
          <text:p/>
        </draw:line>
        <draw:line draw:style-name="gr36" draw:text-style-name="P1" draw:layer="layout" svg:x1="18.375cm" svg:y1="14.562cm" svg:x2="26.312cm" svg:y2="14.562cm">
          <text:p/>
        </draw:line>
        <draw:line draw:style-name="gr36" draw:text-style-name="P1" draw:layer="layout" svg:x1="26.312cm" svg:y1="14.562cm" svg:x2="26.312cm" svg:y2="11.375cm">
          <text:p/>
        </draw:line>
        <draw:line draw:style-name="gr36" draw:text-style-name="P1" draw:layer="layout" svg:x1="26.75cm" svg:y1="11.375cm" svg:x2="26.312cm" svg:y2="11.376cm">
          <text:p/>
        </draw:line>
        <draw:line draw:style-name="gr36" draw:text-style-name="P1" draw:layer="layout" svg:x1="27.75cm" svg:y1="10.476cm" svg:x2="27.312cm" svg:y2="10.477cm">
          <text:p/>
        </draw:line>
        <draw:line draw:style-name="gr36" draw:text-style-name="P1" draw:layer="layout" svg:x1="27.75cm" svg:y1="10.477cm" svg:x2="27.75cm" svg:y2="17.875cm">
          <text:p/>
        </draw:line>
        <draw:line draw:style-name="gr36" draw:text-style-name="P1" draw:layer="layout" svg:x1="10cm" svg:y1="17.875cm" svg:x2="27.75cm" svg:y2="17.875cm">
          <text:p/>
        </draw:line>
        <draw:line draw:style-name="gr36" draw:text-style-name="P1" draw:layer="layout" svg:x1="10cm" svg:y1="17.875cm" svg:x2="10cm" svg:y2="12.125cm">
          <text:p/>
        </draw:line>
        <draw:line draw:style-name="gr36" draw:text-style-name="P1" draw:layer="layout" svg:x1="10.625cm" svg:y1="12.125cm" svg:x2="10cm" svg:y2="12.125cm">
          <text:p/>
        </draw:line>
        <draw:line draw:style-name="gr36" draw:text-style-name="P1" draw:layer="layout" svg:x1="19.5cm" svg:y1="14.562cm" svg:x2="19.5cm" svg:y2="18.437cm">
          <text:p/>
        </draw:line>
        <draw:line draw:style-name="gr36" draw:text-style-name="P1" draw:layer="layout" svg:x1="1.562cm" svg:y1="18.462cm" svg:x2="19.5cm" svg:y2="18.462cm">
          <text:p/>
        </draw:line>
        <draw:line draw:style-name="gr36" draw:text-style-name="P1" draw:layer="layout" svg:x1="1.562cm" svg:y1="18.5cm" svg:x2="1.562cm" svg:y2="9.937cm">
          <text:p/>
        </draw:line>
        <draw:line draw:style-name="gr36" draw:text-style-name="P1" draw:layer="layout" svg:x1="1.562cm" svg:y1="9.925cm" svg:x2="2.437cm" svg:y2="9.925cm">
          <text:p/>
        </draw:line>
        <draw:line draw:style-name="gr36" draw:text-style-name="P1" draw:layer="layout" svg:x1="3cm" svg:y1="9.687cm" svg:x2="4.312cm" svg:y2="9.687cm">
          <text:p/>
        </draw:line>
        <draw:line draw:style-name="gr36" draw:text-style-name="P1" draw:layer="layout" svg:x1="10.625cm" svg:y1="11.687cm" svg:x2="9.312cm" svg:y2="11.687cm">
          <text:p/>
        </draw:line>
        <draw:line draw:style-name="gr36" draw:text-style-name="P1" draw:layer="layout" svg:x1="10.626cm" svg:y1="10.787cm" svg:x2="9.313cm" svg:y2="10.787cm">
          <text:p/>
        </draw:line>
        <draw:line draw:style-name="gr36" draw:text-style-name="P1" draw:layer="layout" svg:x1="10.687cm" svg:y1="3.787cm" svg:x2="9.316cm" svg:y2="3.787cm">
          <text:p/>
        </draw:line>
        <draw:line draw:style-name="gr38" draw:text-style-name="P1" draw:layer="layout" svg:x1="10.688cm" svg:y1="4.287cm" svg:x2="9.317cm" svg:y2="4.287cm">
          <text:p/>
        </draw:line>
        <draw:line draw:style-name="gr36" draw:text-style-name="P1" draw:layer="layout" svg:x1="10.688cm" svg:y1="4.587cm" svg:x2="9.317cm" svg:y2="4.587cm">
          <text:p/>
        </draw:line>
        <draw:line draw:style-name="gr39" draw:text-style-name="P1" draw:layer="layout" svg:x1="18.562cm" svg:y1="8.375cm" svg:x2="18.562cm" svg:y2="9.625cm">
          <text:p/>
        </draw:line>
        <draw:line draw:style-name="gr39" draw:text-style-name="P1" draw:layer="layout" svg:x1="18.375cm" svg:y1="9.625cm" svg:x2="18.562cm" svg:y2="9.625cm">
          <text:p/>
        </draw:line>
        <draw:line draw:style-name="gr39" draw:text-style-name="P1" draw:layer="layout" svg:x1="18.875cm" svg:y1="8.187cm" svg:x2="18.875cm" svg:y2="9.925cm">
          <text:p/>
        </draw:line>
        <draw:line draw:style-name="gr39" draw:text-style-name="P1" draw:layer="layout" svg:x1="18.376cm" svg:y1="9.925cm" svg:x2="18.875cm" svg:y2="9.925cm">
          <text:p/>
        </draw:line>
        <draw:line draw:style-name="gr39" draw:text-style-name="P1" draw:layer="layout" svg:x1="9.625cm" svg:y1="8.375cm" svg:x2="18.561cm" svg:y2="8.375cm">
          <text:p/>
        </draw:line>
        <draw:line draw:style-name="gr39" draw:text-style-name="P1" draw:layer="layout" svg:x1="9.625cm" svg:y1="8.375cm" svg:x2="9.625cm" svg:y2="5.062cm">
          <text:p/>
        </draw:line>
        <draw:line draw:style-name="gr39" draw:text-style-name="P1" draw:layer="layout" svg:x1="10.687cm" svg:y1="5.062cm" svg:x2="9.625cm" svg:y2="5.063cm">
          <text:p/>
        </draw:line>
        <draw:line draw:style-name="gr39" draw:text-style-name="P1" draw:layer="layout" svg:x1="10.125cm" svg:y1="8.175cm" svg:x2="18.875cm" svg:y2="8.175cm">
          <text:p/>
        </draw:line>
        <draw:line draw:style-name="gr39" draw:text-style-name="P1" draw:layer="layout" svg:x1="10.125cm" svg:y1="8.175cm" svg:x2="10.125cm" svg:y2="5.5cm">
          <text:p/>
        </draw:line>
        <draw:line draw:style-name="gr39" draw:text-style-name="P1" draw:layer="layout" svg:x1="10.625cm" svg:y1="5.5cm" svg:x2="10.125cm" svg:y2="5.501cm">
          <text:p/>
        </draw:line>
        <draw:line draw:style-name="gr40" draw:text-style-name="P1" draw:layer="layout" svg:x1="13.937cm" svg:y1="3.625cm" svg:x2="15.312cm" svg:y2="3.625cm">
          <text:p/>
        </draw:line>
        <draw:line draw:style-name="gr40" draw:text-style-name="P1" draw:layer="layout" svg:x1="2.75cm" svg:y1="2.25cm" svg:x2="15.312cm" svg:y2="2.25cm">
          <text:p/>
        </draw:line>
        <draw:line draw:style-name="gr40" draw:text-style-name="P1" draw:layer="layout" svg:x1="15.312cm" svg:y1="2.25cm" svg:x2="15.313cm" svg:y2="3.625cm">
          <text:p/>
        </draw:line>
        <draw:line draw:style-name="gr40" draw:text-style-name="P1" draw:layer="layout" svg:x1="2.75cm" svg:y1="2.25cm" svg:x2="2.754cm" svg:y2="9cm">
          <text:p/>
        </draw:line>
        <draw:line draw:style-name="gr40" draw:text-style-name="P1" draw:layer="layout" svg:x1="13.938cm" svg:y1="4.025cm" svg:x2="27.062cm" svg:y2="4.025cm">
          <text:p/>
        </draw:line>
        <draw:line draw:style-name="gr40" draw:text-style-name="P1" draw:layer="layout" svg:x1="27.062cm" svg:y1="9.312cm" svg:x2="27.062cm" svg:y2="4.025cm">
          <text:p/>
        </draw:line>
        <draw:line draw:style-name="gr40" draw:text-style-name="P1" draw:layer="layout" svg:x1="13.938cm" svg:y1="4.425cm" svg:x2="17.812cm" svg:y2="4.425cm">
          <text:p/>
        </draw:line>
        <draw:line draw:style-name="gr40" draw:text-style-name="P1" draw:layer="layout" svg:x1="17.812cm" svg:y1="9.187cm" svg:x2="17.812cm" svg:y2="4.425cm">
          <text:p/>
        </draw:line>
        <draw:line draw:style-name="gr40" draw:text-style-name="P1" draw:layer="layout" svg:x1="13.938cm" svg:y1="4.812cm" svg:x2="15.562cm" svg:y2="4.812cm">
          <text:p/>
        </draw:line>
        <draw:line draw:style-name="gr40" draw:text-style-name="P1" draw:layer="layout" svg:x1="15.562cm" svg:y1="10.375cm" svg:x2="15.562cm" svg:y2="4.812cm">
          <text:p/>
        </draw:line>
        <draw:line draw:style-name="gr40" draw:text-style-name="P1" draw:layer="layout" svg:x1="13.938cm" svg:y1="5.212cm" svg:x2="16.125cm" svg:y2="5.212cm">
          <text:p/>
        </draw:line>
        <draw:line draw:style-name="gr40" draw:text-style-name="P1" draw:layer="layout" svg:x1="16.125cm" svg:y1="12.875cm" svg:x2="16.126cm" svg:y2="5.212cm">
          <text:p/>
        </draw:line>
        <draw:line draw:style-name="gr41" draw:text-style-name="P1" draw:layer="layout" svg:x1="13.939cm" svg:y1="5.612cm" svg:x2="14.5cm" svg:y2="5.612cm">
          <text:p/>
        </draw:line>
        <draw:line draw:style-name="gr40" draw:text-style-name="P1" draw:layer="layout" svg:x1="13.937cm" svg:y1="6.062cm" svg:x2="14.625cm" svg:y2="6.062cm">
          <text:p/>
        </draw:line>
        <draw:line draw:style-name="gr40" draw:text-style-name="P1" draw:layer="layout" svg:x1="14.625cm" svg:y1="8.5cm" svg:x2="14.625cm" svg:y2="6.062cm">
          <text:p/>
        </draw:line>
        <draw:line draw:style-name="gr40" draw:text-style-name="P1" draw:layer="layout" svg:x1="12.75cm" svg:y1="8.5cm" svg:x2="14.625cm" svg:y2="8.5cm">
          <text:p/>
        </draw:line>
        <draw:line draw:style-name="gr40" draw:text-style-name="P1" draw:layer="layout" svg:x1="12.75cm" svg:y1="8.687cm" svg:x2="12.75cm" svg:y2="8.499cm">
          <text:p/>
        </draw:line>
        <draw:line draw:style-name="gr41" draw:text-style-name="P1" draw:layer="layout" svg:x1="12.312cm" svg:y1="15cm" svg:x2="12.312cm" svg:y2="14.562cm">
          <text:p/>
        </draw:line>
        <draw:line draw:style-name="gr36" draw:text-style-name="P1" draw:layer="layout" svg:x1="10.625cm" svg:y1="15.587cm" svg:x2="9.318cm" svg:y2="15.587cm">
          <text:p/>
        </draw:line>
        <draw:line draw:style-name="gr36" draw:text-style-name="P1" draw:layer="layout" svg:x1="10.627cm" svg:y1="9.887cm" svg:x2="9.314cm" svg:y2="9.887cm">
          <text:p/>
        </draw:line>
        <draw:line draw:style-name="gr40" draw:text-style-name="P1" draw:layer="layout" svg:x1="13.937cm" svg:y1="6.462cm" svg:x2="24.5cm" svg:y2="6.462cm">
          <text:p/>
        </draw:line>
        <draw:line draw:style-name="gr40" draw:text-style-name="P1" draw:layer="layout" svg:x1="24.5cm" svg:y1="9.25cm" svg:x2="24.501cm" svg:y2="6.462cm">
          <text:p/>
        </draw:line>
        <draw:line draw:style-name="gr38" draw:text-style-name="P1" draw:layer="layout" svg:x1="19.75cm" svg:y1="11.75cm" svg:x2="19.375cm" svg:y2="11.75cm">
          <text:p/>
        </draw:line>
        <draw:line draw:style-name="gr36" draw:text-style-name="P1" draw:layer="layout" svg:x1="13.699cm" svg:y1="10.8cm" svg:x2="15.187cm" svg:y2="10.8cm">
          <text:p/>
        </draw:line>
        <draw:line draw:style-name="gr36" draw:text-style-name="P1" draw:layer="layout" svg:x1="22.562cm" svg:y1="12.75cm" svg:x2="23.187cm" svg:y2="12.75cm">
          <text:p/>
        </draw:line>
        <draw:line draw:style-name="gr36" draw:text-style-name="P1" draw:layer="layout" svg:x1="22.563cm" svg:y1="12.75cm" svg:x2="22.562cm" svg:y2="13.562cm">
          <text:p/>
        </draw:line>
        <draw:line draw:style-name="gr36" draw:text-style-name="P1" draw:layer="layout" svg:x1="19.125cm" svg:y1="13.562cm" svg:x2="22.563cm" svg:y2="13.563cm">
          <text:p/>
        </draw:line>
        <draw:line draw:style-name="gr36" draw:text-style-name="P1" draw:layer="layout" svg:x1="19.125cm" svg:y1="13.563cm" svg:x2="19.125cm" svg:y2="12.562cm">
          <text:p/>
        </draw:line>
        <draw:line draw:style-name="gr36" draw:text-style-name="P1" draw:layer="layout" svg:x1="14.812cm" svg:y1="12.563cm" svg:x2="19.125cm" svg:y2="12.563cm">
          <text:p/>
        </draw:line>
        <draw:line draw:style-name="gr36" draw:text-style-name="P1" draw:layer="layout" svg:x1="14.813cm" svg:y1="12.563cm" svg:x2="14.812cm" svg:y2="10.812cm">
          <text:p/>
        </draw:line>
      </draw:page>
      <draw:page draw:name="LW" draw:style-name="dp1" draw:master-page-name="Standard">
        <draw:custom-shape draw:style-name="gr7" draw:text-style-name="P4" draw:layer="layout" svg:width="0.625cm" svg:height="1.125cm" svg:x="4.3cm" svg:y="9.074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12cm" svg:y1="9.262cm" svg:x2="4.3cm" svg:y2="9.074cm">
          <text:p/>
        </draw:line>
        <draw:line draw:style-name="gr8" draw:text-style-name="P1" draw:layer="layout" svg:x1="4.612cm" svg:y1="9.262cm" svg:x2="4.925cm" svg:y2="9.074cm">
          <text:p/>
        </draw:line>
        <draw:custom-shape draw:style-name="gr6" draw:text-style-name="P4" draw:layer="layout" svg:width="2cm" svg:height="3cm" svg:x="6.237cm" svg:y="8.69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6.299cm" svg:y="10.681cm">
          <draw:text-box>
            <text:p text:style-name="P5"><text:span text:style-name="T1">Instruction</text:span></text:p>
            <text:p text:style-name="P5"><text:span text:style-name="T1">Memory</text:span></text:p>
          </draw:text-box>
        </draw:frame>
        <draw:frame draw:style-name="gr5" draw:text-style-name="P7" draw:layer="layout" svg:width="0.5cm" svg:height="0.569cm" svg:x="6.237cm" svg:y="9.38cm">
          <draw:text-box>
            <text:p text:style-name="P2"><text:span text:style-name="T1">A</text:span></text:p>
          </draw:text-box>
        </draw:frame>
        <draw:frame draw:style-name="gr5" draw:text-style-name="P7" draw:layer="layout" svg:width="0.938cm" svg:height="0.569cm" svg:x="7.424cm" svg:y="9.38cm">
          <draw:text-box>
            <text:p text:style-name="P2"><text:span text:style-name="T1">RD</text:span></text:p>
          </draw:text-box>
        </draw:frame>
        <draw:line draw:style-name="gr8" draw:text-style-name="P1" draw:layer="layout" svg:x1="6.674cm" svg:y1="8.887cm" svg:x2="6.362cm" svg:y2="8.699cm">
          <text:p/>
        </draw:line>
        <draw:line draw:style-name="gr8" draw:text-style-name="P1" draw:layer="layout" svg:x1="6.674cm" svg:y1="8.887cm" svg:x2="6.987cm" svg:y2="8.699cm">
          <text:p/>
        </draw:line>
        <draw:custom-shape draw:style-name="gr17" draw:text-style-name="P4" draw:layer="layout" svg:width="3.062cm" svg:height="4cm" svg:x="10.638cm" svg:y="8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823cm" svg:height="1.305cm" svg:x="12.05cm" svg:y="11.649cm">
          <draw:text-box>
            <text:p text:style-name="P5"><text:span text:style-name="T1">Register</text:span></text:p>
            <text:p text:style-name="P5"><text:span text:style-name="T1">File</text:span></text:p>
          </draw:text-box>
        </draw:frame>
        <draw:frame draw:style-name="gr19" draw:text-style-name="P7" draw:layer="layout" svg:width="0.881cm" svg:height="0.941cm" svg:x="10.632cm" svg:y="9.374cm">
          <draw:text-box>
            <text:p text:style-name="P2"><text:span text:style-name="T1">A1</text:span></text:p>
          </draw:text-box>
        </draw:frame>
        <draw:frame draw:style-name="gr19" draw:text-style-name="P7" draw:layer="layout" svg:width="1.654cm" svg:height="0.941cm" svg:x="12.434cm" svg:y="9.383cm">
          <draw:text-box>
            <text:p text:style-name="P2"><text:span text:style-name="T1">RD1</text:span></text:p>
          </draw:text-box>
        </draw:frame>
        <draw:frame draw:style-name="gr19" draw:text-style-name="P7" draw:layer="layout" svg:width="2.204cm" svg:height="0.941cm" svg:x="11.659cm" svg:y="8.449cm">
          <draw:text-box>
            <text:p text:style-name="P2"><text:span text:style-name="T1">WE3</text:span></text:p>
          </draw:text-box>
        </draw:frame>
        <draw:frame draw:style-name="gr20" draw:text-style-name="P7" draw:layer="layout" svg:width="2.204cm" svg:height="0.94cm" svg:x="9.95cm" svg:y="11.209cm">
          <draw:text-box>
            <text:p text:style-name="P2"><text:span text:style-name="T1">A3</text:span></text:p>
          </draw:text-box>
        </draw:frame>
        <draw:line draw:style-name="gr8" draw:text-style-name="P1" draw:layer="layout" svg:x1="11.151cm" svg:y1="8.887cm" svg:x2="10.839cm" svg:y2="8.699cm">
          <text:p/>
        </draw:line>
        <draw:line draw:style-name="gr8" draw:text-style-name="P1" draw:layer="layout" svg:x1="11.151cm" svg:y1="8.887cm" svg:x2="11.464cm" svg:y2="8.699cm">
          <text:p/>
        </draw:line>
        <draw:frame draw:style-name="gr19" draw:text-style-name="P7" draw:layer="layout" svg:width="0.881cm" svg:height="0.941cm" svg:x="10.633cm" svg:y="10.275cm">
          <draw:text-box>
            <text:p text:style-name="P2"><text:span text:style-name="T1">A2</text:span></text:p>
          </draw:text-box>
        </draw:frame>
        <draw:frame draw:style-name="gr19" draw:text-style-name="P7" draw:layer="layout" svg:width="1.654cm" svg:height="0.941cm" svg:x="12.434cm" svg:y="10.284cm">
          <draw:text-box>
            <text:p text:style-name="P2"><text:span text:style-name="T1">RD2</text:span></text:p>
          </draw:text-box>
        </draw:frame>
        <draw:frame draw:style-name="gr20" draw:text-style-name="P7" draw:layer="layout" svg:width="2.204cm" svg:height="0.94cm" svg:x="10.075cm" svg:y="11.674cm">
          <draw:text-box>
            <text:p text:style-name="P2"><text:span text:style-name="T1">WD3</text:span></text:p>
          </draw:text-box>
        </draw:frame>
        <draw:line draw:style-name="gr1" draw:text-style-name="P1" draw:layer="layout" svg:x1="10.625cm" svg:y1="15.352cm" svg:x2="10.625cm" svg:y2="15.858cm">
          <text:p/>
        </draw:line>
        <draw:line draw:style-name="gr1" draw:text-style-name="P1" draw:layer="layout" svg:x1="13.601cm" svg:y1="14.774cm" svg:x2="13.601cm" svg:y2="15.858cm">
          <text:p/>
        </draw:line>
        <draw:line draw:style-name="gr1" draw:text-style-name="P1" draw:layer="layout" svg:x1="10.625cm" svg:y1="15.858cm" svg:x2="13.601cm" svg:y2="15.858cm">
          <text:p/>
        </draw:line>
        <draw:line draw:style-name="gr1" draw:text-style-name="P1" draw:layer="layout" svg:x1="10.625cm" svg:y1="15.352cm" svg:x2="13.601cm" svg:y2="14.774cm">
          <text:p/>
        </draw:line>
        <draw:frame draw:style-name="gr29" draw:text-style-name="P6" draw:layer="layout" svg:width="2.551cm" svg:height="1.393cm" svg:x="11.136cm" svg:y="14.774cm">
          <draw:text-box>
            <text:p text:style-name="P5"><text:span text:style-name="T1">Sign</text:span></text:p>
            <text:p text:style-name="P5"><text:span text:style-name="T1">Ext</text:span></text:p>
          </draw:text-box>
        </draw:frame>
        <draw:line draw:style-name="gr1" draw:text-style-name="P1" draw:layer="layout" svg:x1="17.137cm" svg:y1="8.862cm" svg:x2="17.137cm" svg:y2="10.237cm">
          <text:p/>
        </draw:line>
        <draw:line draw:style-name="gr1" draw:text-style-name="P1" draw:layer="layout" svg:x1="17.137cm" svg:y1="10.487cm" svg:x2="17.137cm" svg:y2="11.862cm">
          <text:p/>
        </draw:line>
        <draw:line draw:style-name="gr1" draw:text-style-name="P1" draw:layer="layout" svg:x1="17.137cm" svg:y1="10.488cm" svg:x2="17.387cm" svg:y2="10.362cm">
          <text:p/>
        </draw:line>
        <draw:line draw:style-name="gr1" draw:text-style-name="P1" draw:layer="layout" svg:x1="17.137cm" svg:y1="10.237cm" svg:x2="17.387cm" svg:y2="10.362cm">
          <text:p/>
        </draw:line>
        <draw:line draw:style-name="gr1" draw:text-style-name="P1" draw:layer="layout" svg:x1="17.137cm" svg:y1="8.862cm" svg:x2="18.387cm" svg:y2="9.487cm">
          <text:p/>
        </draw:line>
        <draw:line draw:style-name="gr1" draw:text-style-name="P1" draw:layer="layout" svg:x1="17.137cm" svg:y1="11.862cm" svg:x2="18.387cm" svg:y2="11.237cm">
          <text:p/>
        </draw:line>
        <draw:line draw:style-name="gr1" draw:text-style-name="P1" draw:layer="layout" svg:x1="18.387cm" svg:y1="9.487cm" svg:x2="18.387cm" svg:y2="11.237cm">
          <text:p/>
        </draw:line>
        <draw:frame draw:style-name="gr2" draw:text-style-name="P3" draw:layer="layout" svg:width="2.188cm" svg:height="0.962cm" draw:transform="rotate (1.5707963267949) translate (17.387cm 11.425cm)">
          <draw:text-box>
            <text:p text:style-name="P2">ALU</text:p>
          </draw:text-box>
        </draw:frame>
        <draw:custom-shape draw:style-name="gr30" draw:text-style-name="P4" draw:layer="layout" svg:width="2cm" svg:height="4.165cm" svg:x="23.162cm" svg:y="9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6" draw:layer="layout" svg:width="2.062cm" svg:height="1.673cm" svg:x="23.224cm" svg:y="12.014cm">
          <draw:text-box>
            <text:p text:style-name="P5"><text:span text:style-name="T1">Data</text:span></text:p>
            <text:p text:style-name="P5"><text:span text:style-name="T1">Memory</text:span></text:p>
          </draw:text-box>
        </draw:frame>
        <draw:frame draw:style-name="gr32" draw:text-style-name="P7" draw:layer="layout" svg:width="0.5cm" svg:height="0.79cm" svg:x="23.187cm" svg:y="9.875cm">
          <draw:text-box>
            <text:p text:style-name="P2"><text:span text:style-name="T1">A</text:span></text:p>
          </draw:text-box>
        </draw:frame>
        <draw:frame draw:style-name="gr32" draw:text-style-name="P7" draw:layer="layout" svg:width="0.938cm" svg:height="0.79cm" svg:x="24.312cm" svg:y="9.897cm">
          <draw:text-box>
            <text:p text:style-name="P2"><text:span text:style-name="T1">RD</text:span></text:p>
          </draw:text-box>
        </draw:frame>
        <draw:frame draw:style-name="gr32" draw:text-style-name="P7" draw:layer="layout" svg:width="1.25cm" svg:height="0.79cm" svg:x="23.937cm" svg:y="9.062cm">
          <draw:text-box>
            <text:p text:style-name="P2"><text:span text:style-name="T1">WE</text:span></text:p>
          </draw:text-box>
        </draw:frame>
        <draw:line draw:style-name="gr8" draw:text-style-name="P1" draw:layer="layout" svg:x1="23.599cm" svg:y1="9.426cm" svg:x2="23.287cm" svg:y2="9.238cm">
          <text:p/>
        </draw:line>
        <draw:line draw:style-name="gr8" draw:text-style-name="P1" draw:layer="layout" svg:x1="23.599cm" svg:y1="9.426cm" svg:x2="23.912cm" svg:y2="9.238cm">
          <text:p/>
        </draw:line>
        <draw:custom-shape draw:style-name="gr9" draw:text-style-name="P4" draw:layer="layout" svg:width="3.25cm" svg:height="5.093cm" svg:x="10.666cm" svg:y="2.8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.625cm" svg:height="0.869cm" svg:x="12.416cm" svg:y="7.206cm">
          <draw:text-box>
            <text:p text:style-name="P5"><text:span text:style-name="T1">Control</text:span></text:p>
          </draw:text-box>
        </draw:frame>
        <draw:frame draw:style-name="gr5" draw:text-style-name="P7" draw:layer="layout" svg:width="0.938cm" svg:height="0.569cm" svg:x="10.541cm" svg:y="3.55cm">
          <draw:text-box>
            <text:p text:style-name="P2"><text:span text:style-name="T1">OP</text:span></text:p>
          </draw:text-box>
        </draw:frame>
        <draw:frame draw:style-name="gr5" draw:text-style-name="P7" draw:layer="layout" svg:width="0.938cm" svg:height="0.569cm" svg:x="10.541cm" svg:y="3.969cm">
          <draw:text-box>
            <text:p text:style-name="P2"><text:span text:style-name="T1">F3</text:span></text:p>
          </draw:text-box>
        </draw:frame>
        <draw:frame draw:style-name="gr5" draw:text-style-name="P7" draw:layer="layout" svg:width="0.938cm" svg:height="0.569cm" svg:x="10.541cm" svg:y="4.35cm">
          <draw:text-box>
            <text:p text:style-name="P2"><text:span text:style-name="T1">F7</text:span></text:p>
          </draw:text-box>
        </draw:frame>
        <draw:frame draw:style-name="gr14" draw:text-style-name="P7" draw:layer="layout" svg:width="1.75cm" svg:height="0.887cm" svg:x="12.229cm" svg:y="3.95cm">
          <draw:text-box>
            <text:p text:style-name="P2"><text:span text:style-name="T1">ALU_ctrl</text:span></text:p>
          </draw:text-box>
        </draw:frame>
        <draw:frame draw:style-name="gr14" draw:text-style-name="P7" draw:layer="layout" svg:width="2.25cm" svg:height="0.887cm" svg:x="12.012cm" svg:y="5.589cm">
          <draw:text-box>
            <text:p text:style-name="P2"><text:span text:style-name="T1">reg_write</text:span></text:p>
          </draw:text-box>
        </draw:frame>
        <draw:frame draw:style-name="gr5" draw:text-style-name="P7" draw:layer="layout" svg:width="0.938cm" svg:height="0.569cm" svg:x="10.541cm" svg:y="3.97cm">
          <draw:text-box>
            <text:p text:style-name="P2"><text:span text:style-name="T1">F3</text:span></text:p>
          </draw:text-box>
        </draw:frame>
        <draw:line draw:style-name="gr36" draw:text-style-name="P1" draw:layer="layout" svg:x1="13.625cm" svg:y1="15.312cm" svg:x2="14.75cm" svg:y2="15.312cm">
          <text:p/>
        </draw:line>
        <draw:line draw:style-name="gr1" draw:text-style-name="P1" draw:layer="layout" svg:x1="9.325cm" svg:y1="3.687cm" svg:x2="9.325cm" svg:y2="15.937cm">
          <text:p/>
        </draw:line>
        <draw:line draw:style-name="gr1" draw:text-style-name="P1" draw:layer="layout" svg:x1="8.225cm" svg:y1="9.658cm" svg:x2="9.312cm" svg:y2="9.658cm">
          <text:p/>
        </draw:line>
        <draw:line draw:style-name="gr37" draw:text-style-name="P1" draw:layer="layout" svg:x1="4.937cm" svg:y1="9.625cm" svg:x2="6.25cm" svg:y2="9.625cm">
          <text:p/>
        </draw:line>
        <draw:frame draw:style-name="gr5" draw:text-style-name="P9" draw:layer="layout" svg:width="2.25cm" svg:height="0.569cm" svg:x="4.062cm" svg:y="9.003cm">
          <draw:text-box>
            <text:p text:style-name="P2"><text:span text:style-name="T3">pc</text:span></text:p>
          </draw:text-box>
        </draw:frame>
        <draw:line draw:style-name="gr37" draw:text-style-name="P1" draw:layer="layout" svg:x1="5.5cm" svg:y1="9.625cm" svg:x2="5.5cm" svg:y2="14.437cm">
          <text:p/>
        </draw:line>
        <draw:line draw:style-name="gr1" draw:text-style-name="P1" draw:layer="layout" svg:x1="6.125cm" svg:y1="13.712cm" svg:x2="6.125cm" svg:y2="15.087cm">
          <text:p/>
        </draw:line>
        <draw:line draw:style-name="gr1" draw:text-style-name="P1" draw:layer="layout" svg:x1="6.125cm" svg:y1="15.337cm" svg:x2="6.125cm" svg:y2="16.712cm">
          <text:p/>
        </draw:line>
        <draw:line draw:style-name="gr1" draw:text-style-name="P1" draw:layer="layout" svg:x1="6.125cm" svg:y1="15.338cm" svg:x2="6.375cm" svg:y2="15.212cm">
          <text:p/>
        </draw:line>
        <draw:line draw:style-name="gr1" draw:text-style-name="P1" draw:layer="layout" svg:x1="6.125cm" svg:y1="15.087cm" svg:x2="6.375cm" svg:y2="15.212cm">
          <text:p/>
        </draw:line>
        <draw:line draw:style-name="gr1" draw:text-style-name="P1" draw:layer="layout" svg:x1="6.125cm" svg:y1="13.712cm" svg:x2="7.375cm" svg:y2="14.337cm">
          <text:p/>
        </draw:line>
        <draw:line draw:style-name="gr1" draw:text-style-name="P1" draw:layer="layout" svg:x1="6.125cm" svg:y1="16.712cm" svg:x2="7.375cm" svg:y2="16.087cm">
          <text:p/>
        </draw:line>
        <draw:line draw:style-name="gr1" draw:text-style-name="P1" draw:layer="layout" svg:x1="7.375cm" svg:y1="14.337cm" svg:x2="7.375cm" svg:y2="16.087cm">
          <text:p/>
        </draw:line>
        <draw:frame draw:style-name="gr2" draw:text-style-name="P3" draw:layer="layout" svg:width="2.188cm" svg:height="0.962cm" draw:transform="rotate (1.5707963267949) translate (6.375cm 16.275cm)">
          <draw:text-box>
            <text:p text:style-name="P2">+</text:p>
          </draw:text-box>
        </draw:frame>
        <draw:line draw:style-name="gr37" draw:text-style-name="P1" draw:layer="layout" svg:x1="6.125cm" svg:y1="14.437cm" svg:x2="5.5cm" svg:y2="14.437cm">
          <text:p/>
        </draw:line>
        <draw:frame draw:style-name="gr14" draw:text-style-name="P7" draw:layer="layout" svg:width="1.289cm" svg:height="0.887cm" svg:x="4.55cm" svg:y="15.562cm">
          <draw:text-box>
            <text:p text:style-name="P2"><text:span text:style-name="T1">4</text:span></text:p>
          </draw:text-box>
        </draw:frame>
        <draw:line draw:style-name="gr36" draw:text-style-name="P1" draw:layer="layout" svg:x1="5.336cm" svg:y1="16cm" svg:x2="6.125cm" svg:y2="16cm">
          <text:p/>
        </draw:line>
        <draw:line draw:style-name="gr36" draw:text-style-name="P1" draw:layer="layout" svg:x1="7.362cm" svg:y1="15.125cm" svg:x2="8.375cm" svg:y2="15.125cm">
          <text:p/>
        </draw:line>
        <draw:line draw:style-name="gr36" draw:text-style-name="P1" draw:layer="layout" svg:x1="8.375cm" svg:y1="17.437cm" svg:x2="8.376cm" svg:y2="15.125cm">
          <text:p/>
        </draw:line>
        <draw:line draw:style-name="gr36" draw:text-style-name="P1" draw:layer="layout" svg:x1="8.376cm" svg:y1="17.437cm" svg:x2="1.875cm" svg:y2="17.437cm">
          <text:p/>
        </draw:line>
        <draw:line draw:style-name="gr36" draw:text-style-name="P1" draw:layer="layout" svg:x1="1.876cm" svg:y1="17.437cm" svg:x2="1.879cm" svg:y2="9.437cm">
          <text:p/>
        </draw:line>
        <draw:line draw:style-name="gr36" draw:text-style-name="P1" draw:layer="layout" svg:x1="1.875cm" svg:y1="9.425cm" svg:x2="4.312cm" svg:y2="9.425cm">
          <text:p/>
        </draw:line>
        <draw:line draw:style-name="gr36" draw:text-style-name="P1" draw:layer="layout" svg:x1="13.725cm" svg:y1="9.612cm" svg:x2="17.125cm" svg:y2="9.612cm">
          <text:p/>
        </draw:line>
        <draw:line draw:style-name="gr36" draw:text-style-name="P1" draw:layer="layout" svg:x1="14.75cm" svg:y1="15.312cm" svg:x2="14.75cm" svg:y2="11.125cm">
          <text:p/>
        </draw:line>
        <draw:line draw:style-name="gr36" draw:text-style-name="P1" draw:layer="layout" svg:x1="14.75cm" svg:y1="11.125cm" svg:x2="15.937cm" svg:y2="11.125cm">
          <text:p/>
        </draw:line>
        <draw:line draw:style-name="gr36" draw:text-style-name="P1" draw:layer="layout" svg:x1="15.812cm" svg:y1="11.125cm" svg:x2="17.125cm" svg:y2="11.125cm">
          <text:p/>
        </draw:line>
        <draw:line draw:style-name="gr36" draw:text-style-name="P1" draw:layer="layout" svg:x1="18.374cm" svg:y1="10.25cm" svg:x2="23.125cm" svg:y2="10.25cm">
          <text:p/>
        </draw:line>
        <draw:line draw:style-name="gr36" draw:text-style-name="P1" draw:layer="layout" svg:x1="10.625cm" svg:y1="11.687cm" svg:x2="9.312cm" svg:y2="11.687cm">
          <text:p/>
        </draw:line>
        <draw:line draw:style-name="gr36" draw:text-style-name="P1" draw:layer="layout" svg:x1="10.687cm" svg:y1="3.787cm" svg:x2="9.316cm" svg:y2="3.787cm">
          <text:p/>
        </draw:line>
        <draw:line draw:style-name="gr36" draw:text-style-name="P1" draw:layer="layout" svg:x1="10.688cm" svg:y1="4.287cm" svg:x2="9.317cm" svg:y2="4.287cm">
          <text:p/>
        </draw:line>
        <draw:line draw:style-name="gr36" draw:text-style-name="P1" draw:layer="layout" svg:x1="10.688cm" svg:y1="4.587cm" svg:x2="10.125cm" svg:y2="4.587cm">
          <text:p/>
        </draw:line>
        <draw:line draw:style-name="gr40" draw:text-style-name="P1" draw:layer="layout" svg:x1="13.938cm" svg:y1="4.425cm" svg:x2="17.812cm" svg:y2="4.425cm">
          <text:p/>
        </draw:line>
        <draw:line draw:style-name="gr40" draw:text-style-name="P1" draw:layer="layout" svg:x1="17.812cm" svg:y1="9.187cm" svg:x2="17.812cm" svg:y2="4.425cm">
          <text:p/>
        </draw:line>
        <draw:line draw:style-name="gr40" draw:text-style-name="P1" draw:layer="layout" svg:x1="13.937cm" svg:y1="6.062cm" svg:x2="14.625cm" svg:y2="6.062cm">
          <text:p/>
        </draw:line>
        <draw:line draw:style-name="gr40" draw:text-style-name="P1" draw:layer="layout" svg:x1="14.625cm" svg:y1="8.5cm" svg:x2="14.625cm" svg:y2="6.062cm">
          <text:p/>
        </draw:line>
        <draw:line draw:style-name="gr40" draw:text-style-name="P1" draw:layer="layout" svg:x1="12.75cm" svg:y1="8.5cm" svg:x2="14.625cm" svg:y2="8.5cm">
          <text:p/>
        </draw:line>
        <draw:line draw:style-name="gr40" draw:text-style-name="P1" draw:layer="layout" svg:x1="12.75cm" svg:y1="8.687cm" svg:x2="12.75cm" svg:y2="8.499cm">
          <text:p/>
        </draw:line>
        <draw:line draw:style-name="gr36" draw:text-style-name="P1" draw:layer="layout" svg:x1="10.625cm" svg:y1="15.587cm" svg:x2="9.318cm" svg:y2="15.587cm">
          <text:p/>
        </draw:line>
        <draw:line draw:style-name="gr36" draw:text-style-name="P1" draw:layer="layout" svg:x1="10.627cm" svg:y1="9.887cm" svg:x2="9.314cm" svg:y2="9.887cm">
          <text:p/>
        </draw:line>
        <draw:frame draw:style-name="gr14" draw:text-style-name="P7" draw:layer="layout" svg:width="1.25cm" svg:height="0.887cm" svg:x="9.137cm" svg:y="4.163cm">
          <draw:text-box>
            <text:p text:style-name="P2"><text:span text:style-name="T1">7’b0</text:span></text:p>
          </draw:text-box>
        </draw:frame>
      </draw:page>
      <draw:page draw:name="SW" draw:style-name="dp1" draw:master-page-name="Standard">
        <draw:custom-shape draw:style-name="gr7" draw:text-style-name="P4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13cm" svg:y1="9.253cm" svg:x2="4.301cm" svg:y2="9.065cm">
          <text:p/>
        </draw:line>
        <draw:line draw:style-name="gr8" draw:text-style-name="P1" draw:layer="layout" svg:x1="4.613cm" svg:y1="9.253cm" svg:x2="4.926cm" svg:y2="9.065cm">
          <text:p/>
        </draw:line>
        <draw:custom-shape draw:style-name="gr6" draw:text-style-name="P4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6.3cm" svg:y="10.672cm">
          <draw:text-box>
            <text:p text:style-name="P5"><text:span text:style-name="T1">Instruction</text:span></text:p>
            <text:p text:style-name="P5"><text:span text:style-name="T1">Memory</text:span></text:p>
          </draw:text-box>
        </draw:frame>
        <draw:frame draw:style-name="gr5" draw:text-style-name="P7" draw:layer="layout" svg:width="0.5cm" svg:height="0.569cm" svg:x="6.238cm" svg:y="9.371cm">
          <draw:text-box>
            <text:p text:style-name="P2"><text:span text:style-name="T1">A</text:span></text:p>
          </draw:text-box>
        </draw:frame>
        <draw:frame draw:style-name="gr5" draw:text-style-name="P7" draw:layer="layout" svg:width="0.938cm" svg:height="0.569cm" svg:x="7.425cm" svg:y="9.371cm">
          <draw:text-box>
            <text:p text:style-name="P2"><text:span text:style-name="T1">RD</text:span></text:p>
          </draw:text-box>
        </draw:frame>
        <draw:line draw:style-name="gr8" draw:text-style-name="P1" draw:layer="layout" svg:x1="6.675cm" svg:y1="8.878cm" svg:x2="6.363cm" svg:y2="8.69cm">
          <text:p/>
        </draw:line>
        <draw:line draw:style-name="gr8" draw:text-style-name="P1" draw:layer="layout" svg:x1="6.675cm" svg:y1="8.878cm" svg:x2="6.988cm" svg:y2="8.69cm">
          <text:p/>
        </draw:line>
        <draw:custom-shape draw:style-name="gr17" draw:text-style-name="P4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823cm" svg:height="1.305cm" svg:x="12.051cm" svg:y="11.64cm">
          <draw:text-box>
            <text:p text:style-name="P5"><text:span text:style-name="T1">Register</text:span></text:p>
            <text:p text:style-name="P5"><text:span text:style-name="T1">File</text:span></text:p>
          </draw:text-box>
        </draw:frame>
        <draw:frame draw:style-name="gr19" draw:text-style-name="P7" draw:layer="layout" svg:width="0.881cm" svg:height="0.941cm" svg:x="10.633cm" svg:y="9.365cm">
          <draw:text-box>
            <text:p text:style-name="P2"><text:span text:style-name="T1">A1</text:span></text:p>
          </draw:text-box>
        </draw:frame>
        <draw:frame draw:style-name="gr19" draw:text-style-name="P7" draw:layer="layout" svg:width="1.654cm" svg:height="0.941cm" svg:x="12.435cm" svg:y="9.374cm">
          <draw:text-box>
            <text:p text:style-name="P2"><text:span text:style-name="T1">RD1</text:span></text:p>
          </draw:text-box>
        </draw:frame>
        <draw:frame draw:style-name="gr19" draw:text-style-name="P7" draw:layer="layout" svg:width="2.204cm" svg:height="0.941cm" svg:x="11.66cm" svg:y="8.44cm">
          <draw:text-box>
            <text:p text:style-name="P2"><text:span text:style-name="T1">WE3</text:span></text:p>
          </draw:text-box>
        </draw:frame>
        <draw:frame draw:style-name="gr20" draw:text-style-name="P7" draw:layer="layout" svg:width="2.204cm" svg:height="0.94cm" svg:x="9.951cm" svg:y="11.2cm">
          <draw:text-box>
            <text:p text:style-name="P2"><text:span text:style-name="T1">A3</text:span></text:p>
          </draw:text-box>
        </draw:frame>
        <draw:line draw:style-name="gr8" draw:text-style-name="P1" draw:layer="layout" svg:x1="11.152cm" svg:y1="8.878cm" svg:x2="10.84cm" svg:y2="8.69cm">
          <text:p/>
        </draw:line>
        <draw:line draw:style-name="gr8" draw:text-style-name="P1" draw:layer="layout" svg:x1="11.152cm" svg:y1="8.878cm" svg:x2="11.465cm" svg:y2="8.69cm">
          <text:p/>
        </draw:line>
        <draw:frame draw:style-name="gr19" draw:text-style-name="P7" draw:layer="layout" svg:width="0.881cm" svg:height="0.941cm" svg:x="10.634cm" svg:y="10.266cm">
          <draw:text-box>
            <text:p text:style-name="P2"><text:span text:style-name="T1">A2</text:span></text:p>
          </draw:text-box>
        </draw:frame>
        <draw:frame draw:style-name="gr19" draw:text-style-name="P7" draw:layer="layout" svg:width="1.654cm" svg:height="0.941cm" svg:x="12.435cm" svg:y="10.275cm">
          <draw:text-box>
            <text:p text:style-name="P2"><text:span text:style-name="T1">RD2</text:span></text:p>
          </draw:text-box>
        </draw:frame>
        <draw:frame draw:style-name="gr20" draw:text-style-name="P7" draw:layer="layout" svg:width="2.204cm" svg:height="0.94cm" svg:x="10.076cm" svg:y="11.665cm">
          <draw:text-box>
            <text:p text:style-name="P2"><text:span text:style-name="T1">WD3</text:span></text:p>
          </draw:text-box>
        </draw:frame>
        <draw:line draw:style-name="gr1" draw:text-style-name="P1" draw:layer="layout" svg:x1="10.626cm" svg:y1="15.343cm" svg:x2="10.626cm" svg:y2="15.849cm">
          <text:p/>
        </draw:line>
        <draw:line draw:style-name="gr1" draw:text-style-name="P1" draw:layer="layout" svg:x1="13.602cm" svg:y1="14.765cm" svg:x2="13.602cm" svg:y2="15.849cm">
          <text:p/>
        </draw:line>
        <draw:line draw:style-name="gr1" draw:text-style-name="P1" draw:layer="layout" svg:x1="10.626cm" svg:y1="15.849cm" svg:x2="13.602cm" svg:y2="15.849cm">
          <text:p/>
        </draw:line>
        <draw:line draw:style-name="gr1" draw:text-style-name="P1" draw:layer="layout" svg:x1="10.626cm" svg:y1="15.343cm" svg:x2="13.602cm" svg:y2="14.765cm">
          <text:p/>
        </draw:line>
        <draw:frame draw:style-name="gr29" draw:text-style-name="P6" draw:layer="layout" svg:width="2.551cm" svg:height="1.393cm" svg:x="11.137cm" svg:y="14.765cm">
          <draw:text-box>
            <text:p text:style-name="P5"><text:span text:style-name="T1">Sign</text:span></text:p>
            <text:p text:style-name="P5"><text:span text:style-name="T1">Ext</text:span></text:p>
          </draw:text-box>
        </draw:frame>
        <draw:line draw:style-name="gr1" draw:text-style-name="P1" draw:layer="layout" svg:x1="17.138cm" svg:y1="8.853cm" svg:x2="17.138cm" svg:y2="10.228cm">
          <text:p/>
        </draw:line>
        <draw:line draw:style-name="gr1" draw:text-style-name="P1" draw:layer="layout" svg:x1="17.138cm" svg:y1="10.478cm" svg:x2="17.138cm" svg:y2="11.853cm">
          <text:p/>
        </draw:line>
        <draw:line draw:style-name="gr1" draw:text-style-name="P1" draw:layer="layout" svg:x1="17.138cm" svg:y1="10.479cm" svg:x2="17.388cm" svg:y2="10.353cm">
          <text:p/>
        </draw:line>
        <draw:line draw:style-name="gr1" draw:text-style-name="P1" draw:layer="layout" svg:x1="17.138cm" svg:y1="10.228cm" svg:x2="17.388cm" svg:y2="10.353cm">
          <text:p/>
        </draw:line>
        <draw:line draw:style-name="gr1" draw:text-style-name="P1" draw:layer="layout" svg:x1="17.138cm" svg:y1="8.853cm" svg:x2="18.388cm" svg:y2="9.478cm">
          <text:p/>
        </draw:line>
        <draw:line draw:style-name="gr1" draw:text-style-name="P1" draw:layer="layout" svg:x1="17.138cm" svg:y1="11.853cm" svg:x2="18.388cm" svg:y2="11.228cm">
          <text:p/>
        </draw:line>
        <draw:line draw:style-name="gr1" draw:text-style-name="P1" draw:layer="layout" svg:x1="18.388cm" svg:y1="9.478cm" svg:x2="18.388cm" svg:y2="11.228cm">
          <text:p/>
        </draw:line>
        <draw:frame draw:style-name="gr2" draw:text-style-name="P3" draw:layer="layout" svg:width="2.188cm" svg:height="0.962cm" draw:transform="rotate (1.5707963267949) translate (17.388cm 11.416cm)">
          <draw:text-box>
            <text:p text:style-name="P2">ALU</text:p>
          </draw:text-box>
        </draw:frame>
        <draw:custom-shape draw:style-name="gr30" draw:text-style-name="P4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6" draw:layer="layout" svg:width="2.062cm" svg:height="1.673cm" svg:x="23.225cm" svg:y="12.005cm">
          <draw:text-box>
            <text:p text:style-name="P5"><text:span text:style-name="T1">Data</text:span></text:p>
            <text:p text:style-name="P5"><text:span text:style-name="T1">Memory</text:span></text:p>
          </draw:text-box>
        </draw:frame>
        <draw:frame draw:style-name="gr32" draw:text-style-name="P7" draw:layer="layout" svg:width="0.5cm" svg:height="0.79cm" svg:x="23.188cm" svg:y="9.866cm">
          <draw:text-box>
            <text:p text:style-name="P2"><text:span text:style-name="T1">A</text:span></text:p>
          </draw:text-box>
        </draw:frame>
        <draw:frame draw:style-name="gr32" draw:text-style-name="P7" draw:layer="layout" svg:width="0.938cm" svg:height="0.79cm" svg:x="24.313cm" svg:y="9.888cm">
          <draw:text-box>
            <text:p text:style-name="P2"><text:span text:style-name="T1">RD</text:span></text:p>
          </draw:text-box>
        </draw:frame>
        <draw:frame draw:style-name="gr32" draw:text-style-name="P7" draw:layer="layout" svg:width="1.25cm" svg:height="0.79cm" svg:x="23.938cm" svg:y="9.053cm">
          <draw:text-box>
            <text:p text:style-name="P2"><text:span text:style-name="T1">WE</text:span></text:p>
          </draw:text-box>
        </draw:frame>
        <draw:line draw:style-name="gr8" draw:text-style-name="P1" draw:layer="layout" svg:x1="23.6cm" svg:y1="9.417cm" svg:x2="23.288cm" svg:y2="9.229cm">
          <text:p/>
        </draw:line>
        <draw:line draw:style-name="gr8" draw:text-style-name="P1" draw:layer="layout" svg:x1="23.6cm" svg:y1="9.417cm" svg:x2="23.913cm" svg:y2="9.229cm">
          <text:p/>
        </draw:line>
        <draw:custom-shape draw:style-name="gr9" draw:text-style-name="P4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.625cm" svg:height="0.869cm" svg:x="12.417cm" svg:y="7.197cm">
          <draw:text-box>
            <text:p text:style-name="P5"><text:span text:style-name="T1">Control</text:span></text:p>
          </draw:text-box>
        </draw:frame>
        <draw:frame draw:style-name="gr5" draw:text-style-name="P7" draw:layer="layout" svg:width="0.938cm" svg:height="0.569cm" svg:x="10.542cm" svg:y="3.541cm">
          <draw:text-box>
            <text:p text:style-name="P2"><text:span text:style-name="T1">OP</text:span></text:p>
          </draw:text-box>
        </draw:frame>
        <draw:frame draw:style-name="gr5" draw:text-style-name="P7" draw:layer="layout" svg:width="0.938cm" svg:height="0.569cm" svg:x="10.542cm" svg:y="3.96cm">
          <draw:text-box>
            <text:p text:style-name="P2"><text:span text:style-name="T1">F3</text:span></text:p>
          </draw:text-box>
        </draw:frame>
        <draw:frame draw:style-name="gr5" draw:text-style-name="P7" draw:layer="layout" svg:width="0.938cm" svg:height="0.569cm" svg:x="10.542cm" svg:y="4.341cm">
          <draw:text-box>
            <text:p text:style-name="P2"><text:span text:style-name="T1">F7</text:span></text:p>
          </draw:text-box>
        </draw:frame>
        <draw:frame draw:style-name="gr14" draw:text-style-name="P7" draw:layer="layout" svg:width="1.75cm" svg:height="0.887cm" svg:x="12.23cm" svg:y="3.941cm">
          <draw:text-box>
            <text:p text:style-name="P2"><text:span text:style-name="T1">ALU_ctrl</text:span></text:p>
          </draw:text-box>
        </draw:frame>
        <draw:frame draw:style-name="gr14" draw:text-style-name="P7" draw:layer="layout" svg:width="2.25cm" svg:height="0.887cm" svg:x="12.013cm" svg:y="5.58cm">
          <draw:text-box>
            <text:p text:style-name="P2"><text:span text:style-name="T1">reg_write</text:span></text:p>
          </draw:text-box>
        </draw:frame>
        <draw:frame draw:style-name="gr5" draw:text-style-name="P7" draw:layer="layout" svg:width="0.938cm" svg:height="0.569cm" svg:x="10.542cm" svg:y="3.961cm">
          <draw:text-box>
            <text:p text:style-name="P2"><text:span text:style-name="T1">F3</text:span></text:p>
          </draw:text-box>
        </draw:frame>
        <draw:line draw:style-name="gr36" draw:text-style-name="P1" draw:layer="layout" svg:x1="13.626cm" svg:y1="15.303cm" svg:x2="14.751cm" svg:y2="15.303cm">
          <text:p/>
        </draw:line>
        <draw:line draw:style-name="gr1" draw:text-style-name="P1" draw:layer="layout" svg:x1="9.326cm" svg:y1="3.678cm" svg:x2="9.326cm" svg:y2="15.928cm">
          <text:p/>
        </draw:line>
        <draw:line draw:style-name="gr1" draw:text-style-name="P1" draw:layer="layout" svg:x1="8.226cm" svg:y1="9.649cm" svg:x2="9.313cm" svg:y2="9.649cm">
          <text:p/>
        </draw:line>
        <draw:line draw:style-name="gr37" draw:text-style-name="P1" draw:layer="layout" svg:x1="4.938cm" svg:y1="9.616cm" svg:x2="6.251cm" svg:y2="9.616cm">
          <text:p/>
        </draw:line>
        <draw:frame draw:style-name="gr5" draw:text-style-name="P9" draw:layer="layout" svg:width="2.25cm" svg:height="0.569cm" svg:x="4.063cm" svg:y="8.994cm">
          <draw:text-box>
            <text:p text:style-name="P2"><text:span text:style-name="T3">pc</text:span></text:p>
          </draw:text-box>
        </draw:frame>
        <draw:line draw:style-name="gr37" draw:text-style-name="P1" draw:layer="layout" svg:x1="5.501cm" svg:y1="9.616cm" svg:x2="5.501cm" svg:y2="14.428cm">
          <text:p/>
        </draw:line>
        <draw:line draw:style-name="gr1" draw:text-style-name="P1" draw:layer="layout" svg:x1="6.126cm" svg:y1="13.703cm" svg:x2="6.126cm" svg:y2="15.078cm">
          <text:p/>
        </draw:line>
        <draw:line draw:style-name="gr1" draw:text-style-name="P1" draw:layer="layout" svg:x1="6.126cm" svg:y1="15.328cm" svg:x2="6.126cm" svg:y2="16.703cm">
          <text:p/>
        </draw:line>
        <draw:line draw:style-name="gr1" draw:text-style-name="P1" draw:layer="layout" svg:x1="6.126cm" svg:y1="15.329cm" svg:x2="6.376cm" svg:y2="15.203cm">
          <text:p/>
        </draw:line>
        <draw:line draw:style-name="gr1" draw:text-style-name="P1" draw:layer="layout" svg:x1="6.126cm" svg:y1="15.078cm" svg:x2="6.376cm" svg:y2="15.203cm">
          <text:p/>
        </draw:line>
        <draw:line draw:style-name="gr1" draw:text-style-name="P1" draw:layer="layout" svg:x1="6.126cm" svg:y1="13.703cm" svg:x2="7.376cm" svg:y2="14.328cm">
          <text:p/>
        </draw:line>
        <draw:line draw:style-name="gr1" draw:text-style-name="P1" draw:layer="layout" svg:x1="6.126cm" svg:y1="16.703cm" svg:x2="7.376cm" svg:y2="16.078cm">
          <text:p/>
        </draw:line>
        <draw:line draw:style-name="gr1" draw:text-style-name="P1" draw:layer="layout" svg:x1="7.376cm" svg:y1="14.328cm" svg:x2="7.376cm" svg:y2="16.078cm">
          <text:p/>
        </draw:line>
        <draw:frame draw:style-name="gr2" draw:text-style-name="P3" draw:layer="layout" svg:width="2.188cm" svg:height="0.962cm" draw:transform="rotate (1.5707963267949) translate (6.376cm 16.266cm)">
          <draw:text-box>
            <text:p text:style-name="P2">+</text:p>
          </draw:text-box>
        </draw:frame>
        <draw:line draw:style-name="gr37" draw:text-style-name="P1" draw:layer="layout" svg:x1="6.126cm" svg:y1="14.428cm" svg:x2="5.501cm" svg:y2="14.428cm">
          <text:p/>
        </draw:line>
        <draw:frame draw:style-name="gr14" draw:text-style-name="P7" draw:layer="layout" svg:width="1.289cm" svg:height="0.887cm" svg:x="4.551cm" svg:y="15.553cm">
          <draw:text-box>
            <text:p text:style-name="P2"><text:span text:style-name="T1">4</text:span></text:p>
          </draw:text-box>
        </draw:frame>
        <draw:line draw:style-name="gr36" draw:text-style-name="P1" draw:layer="layout" svg:x1="5.337cm" svg:y1="15.991cm" svg:x2="6.126cm" svg:y2="15.991cm">
          <text:p/>
        </draw:line>
        <draw:line draw:style-name="gr36" draw:text-style-name="P1" draw:layer="layout" svg:x1="7.363cm" svg:y1="15.116cm" svg:x2="8.376cm" svg:y2="15.116cm">
          <text:p/>
        </draw:line>
        <draw:line draw:style-name="gr36" draw:text-style-name="P1" draw:layer="layout" svg:x1="8.376cm" svg:y1="17.428cm" svg:x2="8.377cm" svg:y2="15.116cm">
          <text:p/>
        </draw:line>
        <draw:line draw:style-name="gr36" draw:text-style-name="P1" draw:layer="layout" svg:x1="8.377cm" svg:y1="17.428cm" svg:x2="1.876cm" svg:y2="17.428cm">
          <text:p/>
        </draw:line>
        <draw:line draw:style-name="gr36" draw:text-style-name="P1" draw:layer="layout" svg:x1="1.877cm" svg:y1="17.428cm" svg:x2="1.88cm" svg:y2="9.428cm">
          <text:p/>
        </draw:line>
        <draw:line draw:style-name="gr36" draw:text-style-name="P1" draw:layer="layout" svg:x1="1.876cm" svg:y1="9.416cm" svg:x2="4.313cm" svg:y2="9.416cm">
          <text:p/>
        </draw:line>
        <draw:line draw:style-name="gr36" draw:text-style-name="P1" draw:layer="layout" svg:x1="13.726cm" svg:y1="9.603cm" svg:x2="17.126cm" svg:y2="9.603cm">
          <text:p/>
        </draw:line>
        <draw:line draw:style-name="gr36" draw:text-style-name="P1" draw:layer="layout" svg:x1="14.751cm" svg:y1="15.303cm" svg:x2="14.751cm" svg:y2="11.116cm">
          <text:p/>
        </draw:line>
        <draw:line draw:style-name="gr36" draw:text-style-name="P1" draw:layer="layout" svg:x1="14.751cm" svg:y1="11.116cm" svg:x2="15.938cm" svg:y2="11.116cm">
          <text:p/>
        </draw:line>
        <draw:line draw:style-name="gr36" draw:text-style-name="P1" draw:layer="layout" svg:x1="15.813cm" svg:y1="11.116cm" svg:x2="17.126cm" svg:y2="11.116cm">
          <text:p/>
        </draw:line>
        <draw:line draw:style-name="gr36" draw:text-style-name="P1" draw:layer="layout" svg:x1="18.375cm" svg:y1="10.241cm" svg:x2="23.126cm" svg:y2="10.241cm">
          <text:p/>
        </draw:line>
        <draw:line draw:style-name="gr36" draw:text-style-name="P1" draw:layer="layout" svg:x1="25.188cm" svg:y1="10.241cm" svg:x2="27.751cm" svg:y2="10.241cm">
          <text:p/>
        </draw:line>
        <draw:line draw:style-name="gr36" draw:text-style-name="P1" draw:layer="layout" svg:x1="27.751cm" svg:y1="10.241cm" svg:x2="27.751cm" svg:y2="17.866cm">
          <text:p/>
        </draw:line>
        <draw:line draw:style-name="gr36" draw:text-style-name="P1" draw:layer="layout" svg:x1="10.001cm" svg:y1="17.866cm" svg:x2="27.751cm" svg:y2="17.866cm">
          <text:p/>
        </draw:line>
        <draw:line draw:style-name="gr36" draw:text-style-name="P1" draw:layer="layout" svg:x1="10.001cm" svg:y1="17.866cm" svg:x2="10.001cm" svg:y2="12.116cm">
          <text:p/>
        </draw:line>
        <draw:line draw:style-name="gr36" draw:text-style-name="P1" draw:layer="layout" svg:x1="10.626cm" svg:y1="12.116cm" svg:x2="10.001cm" svg:y2="12.116cm">
          <text:p/>
        </draw:line>
        <draw:line draw:style-name="gr36" draw:text-style-name="P1" draw:layer="layout" svg:x1="10.626cm" svg:y1="11.678cm" svg:x2="9.313cm" svg:y2="11.678cm">
          <text:p/>
        </draw:line>
        <draw:line draw:style-name="gr36" draw:text-style-name="P1" draw:layer="layout" svg:x1="10.688cm" svg:y1="3.778cm" svg:x2="9.317cm" svg:y2="3.778cm">
          <text:p/>
        </draw:line>
        <draw:line draw:style-name="gr36" draw:text-style-name="P1" draw:layer="layout" svg:x1="10.689cm" svg:y1="4.278cm" svg:x2="9.318cm" svg:y2="4.278cm">
          <text:p/>
        </draw:line>
        <draw:line draw:style-name="gr36" draw:text-style-name="P1" draw:layer="layout" svg:x1="10.689cm" svg:y1="4.578cm" svg:x2="10.126cm" svg:y2="4.578cm">
          <text:p/>
        </draw:line>
        <draw:line draw:style-name="gr40" draw:text-style-name="P1" draw:layer="layout" svg:x1="13.939cm" svg:y1="4.416cm" svg:x2="17.813cm" svg:y2="4.416cm">
          <text:p/>
        </draw:line>
        <draw:line draw:style-name="gr40" draw:text-style-name="P1" draw:layer="layout" svg:x1="17.813cm" svg:y1="9.178cm" svg:x2="17.813cm" svg:y2="4.416cm">
          <text:p/>
        </draw:line>
        <draw:line draw:style-name="gr40" draw:text-style-name="P1" draw:layer="layout" svg:x1="13.938cm" svg:y1="6.053cm" svg:x2="14.626cm" svg:y2="6.053cm">
          <text:p/>
        </draw:line>
        <draw:line draw:style-name="gr40" draw:text-style-name="P1" draw:layer="layout" svg:x1="14.626cm" svg:y1="8.491cm" svg:x2="14.626cm" svg:y2="6.053cm">
          <text:p/>
        </draw:line>
        <draw:line draw:style-name="gr40" draw:text-style-name="P1" draw:layer="layout" svg:x1="12.751cm" svg:y1="8.491cm" svg:x2="14.626cm" svg:y2="8.491cm">
          <text:p/>
        </draw:line>
        <draw:line draw:style-name="gr40" draw:text-style-name="P1" draw:layer="layout" svg:x1="12.751cm" svg:y1="8.678cm" svg:x2="12.751cm" svg:y2="8.49cm">
          <text:p/>
        </draw:line>
        <draw:line draw:style-name="gr36" draw:text-style-name="P1" draw:layer="layout" svg:x1="10.626cm" svg:y1="15.578cm" svg:x2="9.319cm" svg:y2="15.578cm">
          <text:p/>
        </draw:line>
        <draw:line draw:style-name="gr36" draw:text-style-name="P1" draw:layer="layout" svg:x1="10.628cm" svg:y1="9.878cm" svg:x2="9.315cm" svg:y2="9.878cm">
          <text:p/>
        </draw:line>
        <draw:frame draw:style-name="gr14" draw:text-style-name="P7" draw:layer="layout" svg:width="2.25cm" svg:height="0.887cm" svg:x="12.013cm" svg:y="5.982cm">
          <draw:text-box>
            <text:p text:style-name="P2"><text:span text:style-name="T1">mem_write</text:span></text:p>
          </draw:text-box>
        </draw:frame>
        <draw:line draw:style-name="gr40" draw:text-style-name="P1" draw:layer="layout" svg:x1="13.938cm" svg:y1="6.453cm" svg:x2="24.501cm" svg:y2="6.453cm">
          <text:p/>
        </draw:line>
        <draw:line draw:style-name="gr40" draw:text-style-name="P1" draw:layer="layout" svg:x1="24.501cm" svg:y1="9.241cm" svg:x2="24.502cm" svg:y2="6.453cm">
          <text:p/>
        </draw:line>
        <draw:frame draw:style-name="gr14" draw:text-style-name="P7" draw:layer="layout" svg:width="1.25cm" svg:height="0.887cm" svg:x="9.138cm" svg:y="4.154cm">
          <draw:text-box>
            <text:p text:style-name="P2"><text:span text:style-name="T1">7’b0</text:span></text:p>
          </draw:text-box>
        </draw:frame>
        <draw:line draw:style-name="gr36" draw:text-style-name="P1" draw:layer="layout" svg:x1="15.313cm" svg:y1="12.741cm" svg:x2="23.176cm" svg:y2="12.741cm">
          <text:p/>
        </draw:line>
        <draw:line draw:style-name="gr36" draw:text-style-name="P1" draw:layer="layout" svg:x1="15.314cm" svg:y1="12.741cm" svg:x2="15.313cm" svg:y2="10.741cm">
          <text:p/>
        </draw:line>
        <draw:line draw:style-name="gr36" draw:text-style-name="P1" draw:layer="layout" svg:x1="13.688cm" svg:y1="10.741cm" svg:x2="15.314cm" svg:y2="10.741cm">
          <text:p/>
        </draw:line>
        <draw:frame draw:style-name="gr14" draw:text-style-name="P7" draw:layer="layout" svg:width="2.25cm" svg:height="0.887cm" svg:x="12.013cm" svg:y="5.18cm">
          <draw:text-box>
            <text:p text:style-name="P2"><text:span text:style-name="T1">Imm_src</text:span></text:p>
          </draw:text-box>
        </draw:frame>
        <draw:line draw:style-name="gr41" draw:text-style-name="P1" draw:layer="layout" svg:x1="13.94cm" svg:y1="5.603cm" svg:x2="14.501cm" svg:y2="5.603cm">
          <text:p/>
        </draw:line>
        <draw:line draw:style-name="gr41" draw:text-style-name="P1" draw:layer="layout" svg:x1="12.313cm" svg:y1="14.991cm" svg:x2="12.313cm" svg:y2="14.553cm">
          <text:p/>
        </draw:line>
        <draw:frame draw:style-name="gr32" draw:text-style-name="P7" draw:layer="layout" svg:width="1.25cm" svg:height="0.79cm" svg:x="22.875cm" svg:y="12.375cm">
          <draw:text-box>
            <text:p text:style-name="P2"><text:span text:style-name="T1">WD</text:span></text:p>
          </draw:text-box>
        </draw:frame>
      </draw:page>
      <draw:page draw:name="RTYPES" draw:style-name="dp1" draw:master-page-name="Standard">
        <draw:custom-shape draw:style-name="gr7" draw:text-style-name="P4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13cm" svg:y1="9.253cm" svg:x2="4.301cm" svg:y2="9.065cm">
          <text:p/>
        </draw:line>
        <draw:line draw:style-name="gr8" draw:text-style-name="P1" draw:layer="layout" svg:x1="4.613cm" svg:y1="9.253cm" svg:x2="4.926cm" svg:y2="9.065cm">
          <text:p/>
        </draw:line>
        <draw:custom-shape draw:style-name="gr6" draw:text-style-name="P4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6.3cm" svg:y="10.672cm">
          <draw:text-box>
            <text:p text:style-name="P5"><text:span text:style-name="T1">Instruction</text:span></text:p>
            <text:p text:style-name="P5"><text:span text:style-name="T1">Memory</text:span></text:p>
          </draw:text-box>
        </draw:frame>
        <draw:frame draw:style-name="gr5" draw:text-style-name="P7" draw:layer="layout" svg:width="0.5cm" svg:height="0.569cm" svg:x="6.238cm" svg:y="9.371cm">
          <draw:text-box>
            <text:p text:style-name="P2"><text:span text:style-name="T1">A</text:span></text:p>
          </draw:text-box>
        </draw:frame>
        <draw:frame draw:style-name="gr5" draw:text-style-name="P7" draw:layer="layout" svg:width="0.938cm" svg:height="0.569cm" svg:x="7.425cm" svg:y="9.371cm">
          <draw:text-box>
            <text:p text:style-name="P2"><text:span text:style-name="T1">RD</text:span></text:p>
          </draw:text-box>
        </draw:frame>
        <draw:line draw:style-name="gr8" draw:text-style-name="P1" draw:layer="layout" svg:x1="6.675cm" svg:y1="8.878cm" svg:x2="6.363cm" svg:y2="8.69cm">
          <text:p/>
        </draw:line>
        <draw:line draw:style-name="gr8" draw:text-style-name="P1" draw:layer="layout" svg:x1="6.675cm" svg:y1="8.878cm" svg:x2="6.988cm" svg:y2="8.69cm">
          <text:p/>
        </draw:line>
        <draw:custom-shape draw:style-name="gr17" draw:text-style-name="P4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823cm" svg:height="1.305cm" svg:x="12.051cm" svg:y="11.64cm">
          <draw:text-box>
            <text:p text:style-name="P5"><text:span text:style-name="T1">Register</text:span></text:p>
            <text:p text:style-name="P5"><text:span text:style-name="T1">File</text:span></text:p>
          </draw:text-box>
        </draw:frame>
        <draw:frame draw:style-name="gr19" draw:text-style-name="P7" draw:layer="layout" svg:width="0.881cm" svg:height="0.941cm" svg:x="10.633cm" svg:y="9.365cm">
          <draw:text-box>
            <text:p text:style-name="P2"><text:span text:style-name="T1">A1</text:span></text:p>
          </draw:text-box>
        </draw:frame>
        <draw:frame draw:style-name="gr19" draw:text-style-name="P7" draw:layer="layout" svg:width="1.654cm" svg:height="0.941cm" svg:x="12.435cm" svg:y="9.374cm">
          <draw:text-box>
            <text:p text:style-name="P2"><text:span text:style-name="T1">RD1</text:span></text:p>
          </draw:text-box>
        </draw:frame>
        <draw:frame draw:style-name="gr19" draw:text-style-name="P7" draw:layer="layout" svg:width="2.204cm" svg:height="0.941cm" svg:x="11.66cm" svg:y="8.44cm">
          <draw:text-box>
            <text:p text:style-name="P2"><text:span text:style-name="T1">WE3</text:span></text:p>
          </draw:text-box>
        </draw:frame>
        <draw:frame draw:style-name="gr20" draw:text-style-name="P7" draw:layer="layout" svg:width="2.204cm" svg:height="0.94cm" svg:x="9.951cm" svg:y="11.2cm">
          <draw:text-box>
            <text:p text:style-name="P2"><text:span text:style-name="T1">A3</text:span></text:p>
          </draw:text-box>
        </draw:frame>
        <draw:line draw:style-name="gr8" draw:text-style-name="P1" draw:layer="layout" svg:x1="11.152cm" svg:y1="8.878cm" svg:x2="10.84cm" svg:y2="8.69cm">
          <text:p/>
        </draw:line>
        <draw:line draw:style-name="gr8" draw:text-style-name="P1" draw:layer="layout" svg:x1="11.152cm" svg:y1="8.878cm" svg:x2="11.465cm" svg:y2="8.69cm">
          <text:p/>
        </draw:line>
        <draw:frame draw:style-name="gr19" draw:text-style-name="P7" draw:layer="layout" svg:width="0.881cm" svg:height="0.941cm" svg:x="10.634cm" svg:y="10.266cm">
          <draw:text-box>
            <text:p text:style-name="P2"><text:span text:style-name="T1">A2</text:span></text:p>
          </draw:text-box>
        </draw:frame>
        <draw:frame draw:style-name="gr19" draw:text-style-name="P7" draw:layer="layout" svg:width="1.654cm" svg:height="0.941cm" svg:x="12.435cm" svg:y="10.275cm">
          <draw:text-box>
            <text:p text:style-name="P2"><text:span text:style-name="T1">RD2</text:span></text:p>
          </draw:text-box>
        </draw:frame>
        <draw:frame draw:style-name="gr20" draw:text-style-name="P7" draw:layer="layout" svg:width="2.204cm" svg:height="0.94cm" svg:x="10.076cm" svg:y="11.665cm">
          <draw:text-box>
            <text:p text:style-name="P2"><text:span text:style-name="T1">WD3</text:span></text:p>
          </draw:text-box>
        </draw:frame>
        <draw:line draw:style-name="gr1" draw:text-style-name="P1" draw:layer="layout" svg:x1="10.626cm" svg:y1="15.343cm" svg:x2="10.626cm" svg:y2="15.849cm">
          <text:p/>
        </draw:line>
        <draw:line draw:style-name="gr1" draw:text-style-name="P1" draw:layer="layout" svg:x1="13.602cm" svg:y1="14.765cm" svg:x2="13.602cm" svg:y2="15.849cm">
          <text:p/>
        </draw:line>
        <draw:line draw:style-name="gr1" draw:text-style-name="P1" draw:layer="layout" svg:x1="10.626cm" svg:y1="15.849cm" svg:x2="13.602cm" svg:y2="15.849cm">
          <text:p/>
        </draw:line>
        <draw:line draw:style-name="gr1" draw:text-style-name="P1" draw:layer="layout" svg:x1="10.626cm" svg:y1="15.343cm" svg:x2="13.602cm" svg:y2="14.765cm">
          <text:p/>
        </draw:line>
        <draw:frame draw:style-name="gr29" draw:text-style-name="P6" draw:layer="layout" svg:width="2.551cm" svg:height="1.393cm" svg:x="11.137cm" svg:y="14.765cm">
          <draw:text-box>
            <text:p text:style-name="P5"><text:span text:style-name="T1">Sign</text:span></text:p>
            <text:p text:style-name="P5"><text:span text:style-name="T1">Ext</text:span></text:p>
          </draw:text-box>
        </draw:frame>
        <draw:line draw:style-name="gr1" draw:text-style-name="P1" draw:layer="layout" svg:x1="17.138cm" svg:y1="8.853cm" svg:x2="17.138cm" svg:y2="10.228cm">
          <text:p/>
        </draw:line>
        <draw:line draw:style-name="gr1" draw:text-style-name="P1" draw:layer="layout" svg:x1="17.138cm" svg:y1="10.478cm" svg:x2="17.138cm" svg:y2="11.853cm">
          <text:p/>
        </draw:line>
        <draw:line draw:style-name="gr1" draw:text-style-name="P1" draw:layer="layout" svg:x1="17.138cm" svg:y1="10.479cm" svg:x2="17.388cm" svg:y2="10.353cm">
          <text:p/>
        </draw:line>
        <draw:line draw:style-name="gr1" draw:text-style-name="P1" draw:layer="layout" svg:x1="17.138cm" svg:y1="10.228cm" svg:x2="17.388cm" svg:y2="10.353cm">
          <text:p/>
        </draw:line>
        <draw:line draw:style-name="gr1" draw:text-style-name="P1" draw:layer="layout" svg:x1="17.138cm" svg:y1="8.853cm" svg:x2="18.388cm" svg:y2="9.478cm">
          <text:p/>
        </draw:line>
        <draw:line draw:style-name="gr1" draw:text-style-name="P1" draw:layer="layout" svg:x1="17.138cm" svg:y1="11.853cm" svg:x2="18.388cm" svg:y2="11.228cm">
          <text:p/>
        </draw:line>
        <draw:line draw:style-name="gr1" draw:text-style-name="P1" draw:layer="layout" svg:x1="18.388cm" svg:y1="9.478cm" svg:x2="18.388cm" svg:y2="11.228cm">
          <text:p/>
        </draw:line>
        <draw:frame draw:style-name="gr2" draw:text-style-name="P8" draw:layer="layout" svg:width="2.188cm" svg:height="0.962cm" draw:transform="rotate (1.5707963267949) translate (17.388cm 11.416cm)">
          <draw:text-box>
            <text:p text:style-name="P2"><text:span text:style-name="T2">ALU</text:span></text:p>
          </draw:text-box>
        </draw:frame>
        <draw:custom-shape draw:style-name="gr30" draw:text-style-name="P4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6" draw:layer="layout" svg:width="2.062cm" svg:height="1.673cm" svg:x="23.225cm" svg:y="12.005cm">
          <draw:text-box>
            <text:p text:style-name="P5"><text:span text:style-name="T1">Data</text:span></text:p>
            <text:p text:style-name="P5"><text:span text:style-name="T1">Memory</text:span></text:p>
          </draw:text-box>
        </draw:frame>
        <draw:frame draw:style-name="gr32" draw:text-style-name="P7" draw:layer="layout" svg:width="0.5cm" svg:height="0.79cm" svg:x="23.188cm" svg:y="9.866cm">
          <draw:text-box>
            <text:p text:style-name="P2"><text:span text:style-name="T1">A</text:span></text:p>
          </draw:text-box>
        </draw:frame>
        <draw:frame draw:style-name="gr32" draw:text-style-name="P7" draw:layer="layout" svg:width="0.938cm" svg:height="0.79cm" svg:x="24.313cm" svg:y="9.888cm">
          <draw:text-box>
            <text:p text:style-name="P2"><text:span text:style-name="T1">RD</text:span></text:p>
          </draw:text-box>
        </draw:frame>
        <draw:frame draw:style-name="gr32" draw:text-style-name="P7" draw:layer="layout" svg:width="1.25cm" svg:height="0.79cm" svg:x="23.938cm" svg:y="9.053cm">
          <draw:text-box>
            <text:p text:style-name="P2"><text:span text:style-name="T1">WE</text:span></text:p>
          </draw:text-box>
        </draw:frame>
        <draw:line draw:style-name="gr8" draw:text-style-name="P1" draw:layer="layout" svg:x1="23.6cm" svg:y1="9.417cm" svg:x2="23.288cm" svg:y2="9.229cm">
          <text:p/>
        </draw:line>
        <draw:line draw:style-name="gr8" draw:text-style-name="P1" draw:layer="layout" svg:x1="23.6cm" svg:y1="9.417cm" svg:x2="23.913cm" svg:y2="9.229cm">
          <text:p/>
        </draw:line>
        <draw:custom-shape draw:style-name="gr9" draw:text-style-name="P4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.625cm" svg:height="0.869cm" svg:x="12.417cm" svg:y="7.197cm">
          <draw:text-box>
            <text:p text:style-name="P5"><text:span text:style-name="T1">Control</text:span></text:p>
          </draw:text-box>
        </draw:frame>
        <draw:frame draw:style-name="gr5" draw:text-style-name="P7" draw:layer="layout" svg:width="0.938cm" svg:height="0.569cm" svg:x="10.542cm" svg:y="3.541cm">
          <draw:text-box>
            <text:p text:style-name="P2"><text:span text:style-name="T1">OP</text:span></text:p>
          </draw:text-box>
        </draw:frame>
        <draw:frame draw:style-name="gr5" draw:text-style-name="P7" draw:layer="layout" svg:width="0.938cm" svg:height="0.569cm" svg:x="10.542cm" svg:y="3.96cm">
          <draw:text-box>
            <text:p text:style-name="P2"><text:span text:style-name="T1">F3</text:span></text:p>
          </draw:text-box>
        </draw:frame>
        <draw:frame draw:style-name="gr5" draw:text-style-name="P7" draw:layer="layout" svg:width="0.938cm" svg:height="0.569cm" svg:x="10.542cm" svg:y="4.341cm">
          <draw:text-box>
            <text:p text:style-name="P2"><text:span text:style-name="T1">F7</text:span></text:p>
          </draw:text-box>
        </draw:frame>
        <draw:frame draw:style-name="gr14" draw:text-style-name="P7" draw:layer="layout" svg:width="1.75cm" svg:height="0.887cm" svg:x="12.23cm" svg:y="3.941cm">
          <draw:text-box>
            <text:p text:style-name="P2"><text:span text:style-name="T1">ALU_ctrl</text:span></text:p>
          </draw:text-box>
        </draw:frame>
        <draw:frame draw:style-name="gr14" draw:text-style-name="P7" draw:layer="layout" svg:width="2.25cm" svg:height="0.887cm" svg:x="12.013cm" svg:y="5.58cm">
          <draw:text-box>
            <text:p text:style-name="P2"><text:span text:style-name="T1">reg_write</text:span></text:p>
          </draw:text-box>
        </draw:frame>
        <draw:frame draw:style-name="gr5" draw:text-style-name="P7" draw:layer="layout" svg:width="0.938cm" svg:height="0.569cm" svg:x="10.542cm" svg:y="3.961cm">
          <draw:text-box>
            <text:p text:style-name="P2"><text:span text:style-name="T1">F3</text:span></text:p>
          </draw:text-box>
        </draw:frame>
        <draw:line draw:style-name="gr1" draw:text-style-name="P1" draw:layer="layout" svg:x1="9.326cm" svg:y1="3.678cm" svg:x2="9.326cm" svg:y2="15.928cm">
          <text:p/>
        </draw:line>
        <draw:line draw:style-name="gr1" draw:text-style-name="P1" draw:layer="layout" svg:x1="8.226cm" svg:y1="9.649cm" svg:x2="9.313cm" svg:y2="9.649cm">
          <text:p/>
        </draw:line>
        <draw:line draw:style-name="gr37" draw:text-style-name="P1" draw:layer="layout" svg:x1="4.938cm" svg:y1="9.616cm" svg:x2="6.251cm" svg:y2="9.616cm">
          <text:p/>
        </draw:line>
        <draw:frame draw:style-name="gr5" draw:text-style-name="P9" draw:layer="layout" svg:width="2.25cm" svg:height="0.569cm" svg:x="4.063cm" svg:y="8.994cm">
          <draw:text-box>
            <text:p text:style-name="P2"><text:span text:style-name="T3">pc</text:span></text:p>
          </draw:text-box>
        </draw:frame>
        <draw:line draw:style-name="gr37" draw:text-style-name="P1" draw:layer="layout" svg:x1="5.501cm" svg:y1="9.616cm" svg:x2="5.501cm" svg:y2="14.428cm">
          <text:p/>
        </draw:line>
        <draw:line draw:style-name="gr1" draw:text-style-name="P1" draw:layer="layout" svg:x1="6.126cm" svg:y1="13.703cm" svg:x2="6.126cm" svg:y2="15.078cm">
          <text:p/>
        </draw:line>
        <draw:line draw:style-name="gr1" draw:text-style-name="P1" draw:layer="layout" svg:x1="6.126cm" svg:y1="15.328cm" svg:x2="6.126cm" svg:y2="16.703cm">
          <text:p/>
        </draw:line>
        <draw:line draw:style-name="gr1" draw:text-style-name="P1" draw:layer="layout" svg:x1="6.126cm" svg:y1="15.329cm" svg:x2="6.376cm" svg:y2="15.203cm">
          <text:p/>
        </draw:line>
        <draw:line draw:style-name="gr1" draw:text-style-name="P1" draw:layer="layout" svg:x1="6.126cm" svg:y1="15.078cm" svg:x2="6.376cm" svg:y2="15.203cm">
          <text:p/>
        </draw:line>
        <draw:line draw:style-name="gr1" draw:text-style-name="P1" draw:layer="layout" svg:x1="6.126cm" svg:y1="13.703cm" svg:x2="7.376cm" svg:y2="14.328cm">
          <text:p/>
        </draw:line>
        <draw:line draw:style-name="gr1" draw:text-style-name="P1" draw:layer="layout" svg:x1="6.126cm" svg:y1="16.703cm" svg:x2="7.376cm" svg:y2="16.078cm">
          <text:p/>
        </draw:line>
        <draw:line draw:style-name="gr1" draw:text-style-name="P1" draw:layer="layout" svg:x1="7.376cm" svg:y1="14.328cm" svg:x2="7.376cm" svg:y2="16.078cm">
          <text:p/>
        </draw:line>
        <draw:frame draw:style-name="gr2" draw:text-style-name="P8" draw:layer="layout" svg:width="2.188cm" svg:height="0.962cm" draw:transform="rotate (1.5707963267949) translate (6.376cm 16.266cm)">
          <draw:text-box>
            <text:p text:style-name="P2"><text:span text:style-name="T2">+</text:span></text:p>
          </draw:text-box>
        </draw:frame>
        <draw:line draw:style-name="gr37" draw:text-style-name="P1" draw:layer="layout" svg:x1="6.126cm" svg:y1="14.428cm" svg:x2="5.501cm" svg:y2="14.428cm">
          <text:p/>
        </draw:line>
        <draw:frame draw:style-name="gr14" draw:text-style-name="P7" draw:layer="layout" svg:width="1.289cm" svg:height="0.887cm" svg:x="4.551cm" svg:y="15.553cm">
          <draw:text-box>
            <text:p text:style-name="P2"><text:span text:style-name="T1">4</text:span></text:p>
          </draw:text-box>
        </draw:frame>
        <draw:line draw:style-name="gr36" draw:text-style-name="P1" draw:layer="layout" svg:x1="5.337cm" svg:y1="15.991cm" svg:x2="6.126cm" svg:y2="15.991cm">
          <text:p/>
        </draw:line>
        <draw:line draw:style-name="gr36" draw:text-style-name="P1" draw:layer="layout" svg:x1="7.363cm" svg:y1="15.116cm" svg:x2="8.376cm" svg:y2="15.116cm">
          <text:p/>
        </draw:line>
        <draw:line draw:style-name="gr36" draw:text-style-name="P1" draw:layer="layout" svg:x1="8.376cm" svg:y1="17.428cm" svg:x2="8.377cm" svg:y2="15.116cm">
          <text:p/>
        </draw:line>
        <draw:line draw:style-name="gr36" draw:text-style-name="P1" draw:layer="layout" svg:x1="8.377cm" svg:y1="17.428cm" svg:x2="1.876cm" svg:y2="17.428cm">
          <text:p/>
        </draw:line>
        <draw:line draw:style-name="gr36" draw:text-style-name="P1" draw:layer="layout" svg:x1="1.877cm" svg:y1="17.428cm" svg:x2="1.88cm" svg:y2="9.428cm">
          <text:p/>
        </draw:line>
        <draw:line draw:style-name="gr36" draw:text-style-name="P1" draw:layer="layout" svg:x1="1.876cm" svg:y1="9.416cm" svg:x2="4.313cm" svg:y2="9.416cm">
          <text:p/>
        </draw:line>
        <draw:line draw:style-name="gr36" draw:text-style-name="P1" draw:layer="layout" svg:x1="13.726cm" svg:y1="9.603cm" svg:x2="17.126cm" svg:y2="9.603cm">
          <text:p/>
        </draw:line>
        <draw:line draw:style-name="gr36" draw:text-style-name="P1" draw:layer="layout" svg:x1="18.375cm" svg:y1="10.241cm" svg:x2="23.126cm" svg:y2="10.241cm">
          <text:p/>
        </draw:line>
        <draw:line draw:style-name="gr36" draw:text-style-name="P1" draw:layer="layout" svg:x1="25.188cm" svg:y1="10.241cm" svg:x2="27.751cm" svg:y2="10.241cm">
          <text:p/>
        </draw:line>
        <draw:line draw:style-name="gr36" draw:text-style-name="P1" draw:layer="layout" svg:x1="27.751cm" svg:y1="10.241cm" svg:x2="27.751cm" svg:y2="17.866cm">
          <text:p/>
        </draw:line>
        <draw:line draw:style-name="gr36" draw:text-style-name="P1" draw:layer="layout" svg:x1="10.001cm" svg:y1="17.866cm" svg:x2="27.751cm" svg:y2="17.866cm">
          <text:p/>
        </draw:line>
        <draw:line draw:style-name="gr36" draw:text-style-name="P1" draw:layer="layout" svg:x1="10.001cm" svg:y1="17.866cm" svg:x2="10.001cm" svg:y2="12.116cm">
          <text:p/>
        </draw:line>
        <draw:line draw:style-name="gr36" draw:text-style-name="P1" draw:layer="layout" svg:x1="10.626cm" svg:y1="12.116cm" svg:x2="10.001cm" svg:y2="12.116cm">
          <text:p/>
        </draw:line>
        <draw:line draw:style-name="gr36" draw:text-style-name="P1" draw:layer="layout" svg:x1="10.626cm" svg:y1="11.678cm" svg:x2="9.313cm" svg:y2="11.678cm">
          <text:p/>
        </draw:line>
        <draw:line draw:style-name="gr36" draw:text-style-name="P1" draw:layer="layout" svg:x1="10.688cm" svg:y1="3.778cm" svg:x2="9.317cm" svg:y2="3.778cm">
          <text:p/>
        </draw:line>
        <draw:line draw:style-name="gr36" draw:text-style-name="P1" draw:layer="layout" svg:x1="10.689cm" svg:y1="4.278cm" svg:x2="9.318cm" svg:y2="4.278cm">
          <text:p/>
        </draw:line>
        <draw:line draw:style-name="gr36" draw:text-style-name="P1" draw:layer="layout" svg:x1="10.689cm" svg:y1="4.578cm" svg:x2="10.126cm" svg:y2="4.578cm">
          <text:p/>
        </draw:line>
        <draw:line draw:style-name="gr40" draw:text-style-name="P1" draw:layer="layout" svg:x1="13.939cm" svg:y1="4.416cm" svg:x2="17.813cm" svg:y2="4.416cm">
          <text:p/>
        </draw:line>
        <draw:line draw:style-name="gr40" draw:text-style-name="P1" draw:layer="layout" svg:x1="17.813cm" svg:y1="9.178cm" svg:x2="17.813cm" svg:y2="4.416cm">
          <text:p/>
        </draw:line>
        <draw:line draw:style-name="gr40" draw:text-style-name="P1" draw:layer="layout" svg:x1="13.938cm" svg:y1="6.053cm" svg:x2="14.626cm" svg:y2="6.053cm">
          <text:p/>
        </draw:line>
        <draw:line draw:style-name="gr40" draw:text-style-name="P1" draw:layer="layout" svg:x1="14.626cm" svg:y1="8.491cm" svg:x2="14.626cm" svg:y2="6.053cm">
          <text:p/>
        </draw:line>
        <draw:line draw:style-name="gr40" draw:text-style-name="P1" draw:layer="layout" svg:x1="12.751cm" svg:y1="8.491cm" svg:x2="14.626cm" svg:y2="8.491cm">
          <text:p/>
        </draw:line>
        <draw:line draw:style-name="gr40" draw:text-style-name="P1" draw:layer="layout" svg:x1="12.751cm" svg:y1="8.678cm" svg:x2="12.751cm" svg:y2="8.49cm">
          <text:p/>
        </draw:line>
        <draw:line draw:style-name="gr36" draw:text-style-name="P1" draw:layer="layout" svg:x1="10.626cm" svg:y1="15.578cm" svg:x2="9.319cm" svg:y2="15.578cm">
          <text:p/>
        </draw:line>
        <draw:line draw:style-name="gr36" draw:text-style-name="P1" draw:layer="layout" svg:x1="10.628cm" svg:y1="9.878cm" svg:x2="9.315cm" svg:y2="9.878cm">
          <text:p/>
        </draw:line>
        <draw:frame draw:style-name="gr14" draw:text-style-name="P7" draw:layer="layout" svg:width="2.25cm" svg:height="0.887cm" svg:x="12.013cm" svg:y="5.982cm">
          <draw:text-box>
            <text:p text:style-name="P2"><text:span text:style-name="T1">mem_write</text:span></text:p>
          </draw:text-box>
        </draw:frame>
        <draw:line draw:style-name="gr40" draw:text-style-name="P1" draw:layer="layout" svg:x1="13.938cm" svg:y1="6.453cm" svg:x2="24.501cm" svg:y2="6.453cm">
          <text:p/>
        </draw:line>
        <draw:line draw:style-name="gr40" draw:text-style-name="P1" draw:layer="layout" svg:x1="24.501cm" svg:y1="9.241cm" svg:x2="24.502cm" svg:y2="6.453cm">
          <text:p/>
        </draw:line>
        <draw:frame draw:style-name="gr14" draw:text-style-name="P7" draw:layer="layout" svg:width="1.25cm" svg:height="0.887cm" svg:x="9.138cm" svg:y="4.154cm">
          <draw:text-box>
            <text:p text:style-name="P2"><text:span text:style-name="T1">7’b0</text:span></text:p>
          </draw:text-box>
        </draw:frame>
        <draw:frame draw:style-name="gr14" draw:text-style-name="P7" draw:layer="layout" svg:width="2.25cm" svg:height="0.887cm" svg:x="12.013cm" svg:y="5.18cm">
          <draw:text-box>
            <text:p text:style-name="P2"><text:span text:style-name="T1">Imm_src</text:span></text:p>
          </draw:text-box>
        </draw:frame>
        <draw:line draw:style-name="gr41" draw:text-style-name="P1" draw:layer="layout" svg:x1="13.94cm" svg:y1="5.603cm" svg:x2="14.501cm" svg:y2="5.603cm">
          <text:p/>
        </draw:line>
        <draw:line draw:style-name="gr41" draw:text-style-name="P1" draw:layer="layout" svg:x1="12.313cm" svg:y1="14.991cm" svg:x2="12.313cm" svg:y2="14.553cm">
          <text:p/>
        </draw:line>
        <draw:frame draw:style-name="gr32" draw:text-style-name="P7" draw:layer="layout" svg:width="1.25cm" svg:height="0.79cm" svg:x="22.875cm" svg:y="12.375cm">
          <draw:text-box>
            <text:p text:style-name="P2"><text:span text:style-name="T1">WD</text:span></text:p>
          </draw:text-box>
        </draw:frame>
        <draw:custom-shape draw:style-name="gr28" draw:text-style-name="P4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15.037cm" svg:y="10.5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15.037cm" svg:y="11.093cm">
          <draw:text-box>
            <text:p text:style-name="P2"><text:span text:style-name="T1">1</text:span></text:p>
          </draw:text-box>
        </draw:frame>
        <draw:line draw:style-name="gr36" draw:text-style-name="P1" draw:layer="layout" svg:x1="13.625cm" svg:y1="15.313cm" svg:x2="14cm" svg:y2="15.313cm">
          <text:p/>
        </draw:line>
        <draw:line draw:style-name="gr36" draw:text-style-name="P1" draw:layer="layout" svg:x1="14.012cm" svg:y1="15.313cm" svg:x2="14.012cm" svg:y2="11.376cm">
          <text:p/>
        </draw:line>
        <draw:line draw:style-name="gr36" draw:text-style-name="P1" draw:layer="layout" svg:x1="14cm" svg:y1="11.376cm" svg:x2="15.187cm" svg:y2="11.376cm">
          <text:p/>
        </draw:line>
        <draw:line draw:style-name="gr36" draw:text-style-name="P1" draw:layer="layout" svg:x1="15.812cm" svg:y1="11.126cm" svg:x2="17.125cm" svg:y2="11.126cm">
          <text:p/>
        </draw:line>
        <draw:line draw:style-name="gr36" draw:text-style-name="P1" draw:layer="layout" svg:x1="13.699cm" svg:y1="10.801cm" svg:x2="15.187cm" svg:y2="10.801cm">
          <text:p/>
        </draw:line>
        <draw:line draw:style-name="gr36" draw:text-style-name="P1" draw:layer="layout" svg:x1="22.563cm" svg:y1="12.751cm" svg:x2="23.188cm" svg:y2="12.751cm">
          <text:p/>
        </draw:line>
        <draw:line draw:style-name="gr36" draw:text-style-name="P1" draw:layer="layout" svg:x1="22.564cm" svg:y1="12.751cm" svg:x2="22.563cm" svg:y2="13.563cm">
          <text:p/>
        </draw:line>
        <draw:line draw:style-name="gr36" draw:text-style-name="P1" draw:layer="layout" svg:x1="19.126cm" svg:y1="13.563cm" svg:x2="22.564cm" svg:y2="13.564cm">
          <text:p/>
        </draw:line>
        <draw:line draw:style-name="gr36" draw:text-style-name="P1" draw:layer="layout" svg:x1="14.813cm" svg:y1="12.564cm" svg:x2="19.126cm" svg:y2="12.564cm">
          <text:p/>
        </draw:line>
        <draw:line draw:style-name="gr36" draw:text-style-name="P1" draw:layer="layout" svg:x1="14.814cm" svg:y1="12.564cm" svg:x2="14.813cm" svg:y2="10.813cm">
          <text:p/>
        </draw:line>
        <draw:line draw:style-name="gr36" draw:text-style-name="P1" draw:layer="layout" svg:x1="19.125cm" svg:y1="13.564cm" svg:x2="19.125cm" svg:y2="12.563cm">
          <text:p/>
        </draw:line>
        <draw:frame draw:style-name="gr14" draw:text-style-name="P7" draw:layer="layout" svg:width="1.75cm" svg:height="0.887cm" svg:x="12.229cm" svg:y="4.352cm">
          <draw:text-box>
            <text:p text:style-name="P2"><text:span text:style-name="T1">ALU_src</text:span></text:p>
          </draw:text-box>
        </draw:frame>
        <draw:line draw:style-name="gr40" draw:text-style-name="P1" draw:layer="layout" svg:x1="13.938cm" svg:y1="4.813cm" svg:x2="15.562cm" svg:y2="4.813cm">
          <text:p/>
        </draw:line>
        <draw:line draw:style-name="gr40" draw:text-style-name="P1" draw:layer="layout" svg:x1="15.562cm" svg:y1="10.376cm" svg:x2="15.562cm" svg:y2="4.81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12T11:31:38.568000000</meta:creation-date>
    <dc:date>2024-11-12T19:39:11.851153225</dc:date>
    <meta:editing-duration>PT3H59M3S</meta:editing-duration>
    <meta:editing-cycles>13</meta:editing-cycles>
    <meta:generator>LibreOffice/7.3.7.2$Linux_X86_64 LibreOffice_project/30$Build-2</meta:generator>
    <meta:document-statistic meta:object-count="772"/>
  </office:meta>
</office:document-meta>
</file>